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7.052cm"/>
    </style:style>
    <style:style style:name="co8" style:family="table-column">
      <style:table-column-properties fo:break-before="auto" style:column-width="6.562cm"/>
    </style:style>
    <style:style style:name="co9" style:family="table-column">
      <style:table-column-properties fo:break-before="auto" style:column-width="4.13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5.881cm"/>
    </style:style>
    <style:style style:name="co13" style:family="table-column">
      <style:table-column-properties fo:break-before="auto" style:column-width="7.107cm"/>
    </style:style>
    <style:style style:name="co14" style:family="table-column">
      <style:table-column-properties fo:break-before="auto" style:column-width="6.073cm"/>
    </style:style>
    <style:style style:name="co15" style:family="table-column">
      <style:table-column-properties fo:break-before="auto" style:column-width="9.721cm"/>
    </style:style>
    <style:style style:name="co16" style:family="table-column">
      <style:table-column-properties fo:break-before="auto" style:column-width="10.485cm"/>
    </style:style>
    <style:style style:name="co17" style:family="table-column">
      <style:table-column-properties fo:break-before="auto" style:column-width="9.83cm"/>
    </style:style>
    <style:style style:name="co18" style:family="table-column">
      <style:table-column-properties fo:break-before="auto" style:column-width="9.095cm"/>
    </style:style>
    <style:style style:name="co19" style:family="table-column">
      <style:table-column-properties fo:break-before="auto" style:column-width="9.2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00cccc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009999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 Based Locking" table:style-name="ta1">
        <table:shapes>
          <draw:frame draw:z-index="0" draw:style-name="gr1" draw:text-style-name="P1" svg:width="13.295cm" svg:height="6.561cm" svg:x="10.927cm" svg:y="2.788cm">
            <draw:object draw:notify-on-update-of-ranges="'Turn Based Locking'.A5:'Turn Based Locking'.A23 'Turn Based Locking'.B5:'Turn Based Locking'.B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4.371cm" svg:height="7.125cm" svg:x="10.889cm" svg:y="15.4cm">
            <draw:object draw:notify-on-update-of-ranges="'Turn Based Locking'.A33:'Turn Based Locking'.A51 'Turn Based Locking'.B33:'Turn Based Locking'.B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3.215cm" svg:height="7.151cm" svg:x="10.944cm" svg:y="26.289cm">
            <draw:object draw:notify-on-update-of-ranges="'Turn Based Locking'.B58:'Turn Based Locking'.B7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.948cm" svg:height="7.013cm" svg:x="11.004cm" svg:y="37.16cm">
            <draw:object draw:notify-on-update-of-ranges="'Turn Based Locking'.B82:'Turn Based Locking'.B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URN BASED: AVERAGE WAITING TIME</text:p>
          </table:table-cell>
          <table:covered-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Avg. Waiting Ti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84559.5" calcext:value-type="float">
            <text:p>84559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35072" calcext:value-type="float">
            <text:p>350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212583.25" calcext:value-type="float">
            <text:p>212583.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28895.4" calcext:value-type="float">
            <text:p>428895.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24355.166666667" calcext:value-type="float">
            <text:p>424355.1666666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359192.857142857" calcext:value-type="float">
            <text:p>359192.85714285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571867.5" calcext:value-type="float">
            <text:p>571867.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778461.666666667" calcext:value-type="float">
            <text:p>778461.6666666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924205.3" calcext:value-type="float">
            <text:p>924205.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509627" calcext:value-type="float">
            <text:p>50962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1202832.91666667" calcext:value-type="float">
            <text:p>1202832.916666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1445450.38461538" calcext:value-type="float">
            <text:p>1445450.3846153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2159899.64285714" calcext:value-type="float">
            <text:p>2159899.642857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2154395.13333333" calcext:value-type="float">
            <text:p>2154395.133333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809066.875" calcext:value-type="float">
            <text:p>809066.8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2723729.76470588" calcext:value-type="float">
            <text:p>2723729.7647058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681627.11111111" calcext:value-type="float">
            <text:p>2681627.1111111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1007790" calcext:value-type="float">
            <text:p>1007790</text:p>
          </table:table-cell>
          <table:table-cell table:number-columns-repeated="3"/>
        </table:table-row>
        <table:table-row table:style-name="ro1" table:number-rows-repeated="8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Total Workflow Design Ti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70" calcext:value-type="float">
            <text:p>363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200" calcext:value-type="float">
            <text:p>1662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172" calcext:value-type="float">
            <text:p>791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485" calcext:value-type="float">
            <text:p>1344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016" calcext:value-type="float">
            <text:p>2630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001" calcext:value-type="float">
            <text:p>2410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219" calcext:value-type="float">
            <text:p>19921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237" calcext:value-type="float">
            <text:p>32123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007" calcext:value-type="float">
            <text:p>37300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010" calcext:value-type="float">
            <text:p>4260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210" calcext:value-type="float">
            <text:p>2462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9002" calcext:value-type="float">
            <text:p>5790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1003" calcext:value-type="float">
            <text:p>67100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010" calcext:value-type="float">
            <text:p>9270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6002" calcext:value-type="float">
            <text:p>90600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7539" calcext:value-type="float">
            <text:p>33753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50005" calcext:value-type="float">
            <text:p>11500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0635" calcext:value-type="float">
            <text:p>109063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0620" calcext:value-type="float">
            <text:p>420620</text:p>
          </table:table-cell>
          <table:table-cell table:number-columns-repeated="3"/>
        </table:table-row>
        <table:table-row table:style-name="ro1" table:number-rows-repeated="5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Avg. Updates Per Mi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462469067913" calcext:value-type="float">
            <text:p>21.44624690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8628158844765" calcext:value-type="float">
            <text:p>9.386281588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5559036022836" calcext:value-type="float">
            <text:p>29.55590360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1996133397777" calcext:value-type="float">
            <text:p>23.1996133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8279952550415" calcext:value-type="float">
            <text:p>14.8279952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4190065601388" calcext:value-type="float">
            <text:p>19.41900656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070244304007" calcext:value-type="float">
            <text:p>27.40702443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424910580039" calcext:value-type="float">
            <text:p>19.4249105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200221443565" calcext:value-type="float">
            <text:p>18.820022144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3094293561184" calcext:value-type="float">
            <text:p>18.30942935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.8483002315097" calcext:value-type="float">
            <text:p>34.848300231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1657472685759" calcext:value-type="float">
            <text:p>16.165747268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1117059089155" calcext:value-type="float">
            <text:p>15.111705908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7798082005588" calcext:value-type="float">
            <text:p>11.779808200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9138787773095" calcext:value-type="float">
            <text:p>12.913878777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9735052838339" calcext:value-type="float">
            <text:p>36.973505283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303846505015" calcext:value-type="float">
            <text:p>11.53038465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873234400143" calcext:value-type="float">
            <text:p>12.87323440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.2337026294518" calcext:value-type="float">
            <text:p>35.2337026295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Efficiency of Group Size (25 Task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7849876271652" calcext:value-type="float">
            <text:p>85.78498762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7725631768953" calcext:value-type="float">
            <text:p>18.77256317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4078714697115" calcext:value-type="float">
            <text:p>39.40787146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1996133397777" calcext:value-type="float">
            <text:p>23.1996133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8623962040332" calcext:value-type="float">
            <text:p>11.8623962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9460043734258" calcext:value-type="float">
            <text:p>12.94600437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611568173718" calcext:value-type="float">
            <text:p>15.661156817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1245529001952" calcext:value-type="float">
            <text:p>9.712455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6445428638068" calcext:value-type="float">
            <text:p>8.36445428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2377174244736" calcext:value-type="float">
            <text:p>7.32377174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721091750944" calcext:value-type="float">
            <text:p>12.672109175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8858242285864" calcext:value-type="float">
            <text:p>5.388582422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4975566428168" calcext:value-type="float">
            <text:p>4.649755664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36565948587394" calcext:value-type="float">
            <text:p>3.36565948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44370100728254" calcext:value-type="float">
            <text:p>3.443701007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24337632095847" calcext:value-type="float">
            <text:p>9.24337632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1303168247095" calcext:value-type="float">
            <text:p>2.71303168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6071875558734" calcext:value-type="float">
            <text:p>2.860718755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41762160620037" calcext:value-type="float">
            <text:p>7.4176216062</text:p>
          </table:table-cell>
          <table:table-cell table:number-columns-repeated="3"/>
        </table:table-row>
      </table:table>
      <table:table table:name="Strict Module Locking" table:style-name="ta1">
        <table:table-column table:style-name="co3" table:default-cell-style-name="ce5"/>
        <table:table-column table:style-name="co4" table:default-cell-style-name="ce5"/>
        <table:table-column table:style-name="co3" table:number-columns-repeated="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7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rict Module Locking</text:p>
          </table:table-cell>
          <table:covered-table-cell table:number-columns-repeated="4" table:style-name="Default"/>
          <table:table-cell table:style-name="Default" table:number-columns-repeated="7"/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6" office:value-type="string" calcext:value-type="string" table:number-columns-spanned="3" table:number-rows-spanned="1">
            <text:p>25tasks_1RegularTree_19Collabs</text:p>
          </table:table-cell>
          <table:covered-table-cell table:number-columns-repeated="2" table:style-name="Default"/>
          <table:table-cell table:style-name="Default" table:number-columns-repeated="2"/>
          <table:table-cell table:style-name="ce6" office:value-type="string" calcext:value-type="string" table:number-columns-spanned="3" table:number-rows-spanned="1">
            <text:p>25tasks_2RegularTree_19Collabs</text:p>
          </table:table-cell>
          <table:covered-table-cell table:number-columns-repeated="2" table:style-name="Default"/>
          <table:table-cell table:style-name="Default" table:number-columns-repeated="2"/>
          <table:table-cell table:style-name="ce6" office:value-type="string" calcext:value-type="string" table:number-columns-spanned="3" table:number-rows-spanned="1">
            <text:p>25tasks_3RegularTree_19Collabs</text:p>
          </table:table-cell>
          <table:covered-table-cell table:style-name="Default"/>
          <table:covered-table-cell/>
          <table:table-cell table:number-columns-repeated="2"/>
          <table:table-cell table:style-name="ce6" office:value-type="string" calcext:value-type="string" table:number-columns-spanned="3" table:number-rows-spanned="1">
            <text:p>25tasks_4RegularTree_19Collabs</text:p>
          </table:table-cell>
          <table:covered-table-cell table:number-columns-repeated="2"/>
          <table:table-cell table:number-columns-repeated="2"/>
          <table:table-cell table:style-name="ce11" office:value-type="string" calcext:value-type="string" table:number-columns-spanned="3" table:number-rows-spanned="1">
            <text:p>25tasks_2AllConnectedTree_19Collabs</text:p>
          </table:table-cell>
          <table:covered-table-cell table:number-columns-repeated="2"/>
          <table:table-cell table:number-columns-repeated="2"/>
          <table:table-cell table:style-name="ce11" office:value-type="string" calcext:value-type="string" table:number-columns-spanned="3" table:number-rows-spanned="1">
            <text:p>25tasks_3AllConnectedTree_19Collabs</text:p>
          </table:table-cell>
          <table:covered-table-cell table:number-columns-repeated="2"/>
          <table:table-cell table:number-columns-repeated="2"/>
          <table:table-cell table:style-name="ce11" office:value-type="string" calcext:value-type="string" table:number-columns-spanned="3" table:number-rows-spanned="1">
            <text:p>25tasks_4AllConnectedTree_19Collabs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 table:style-name="Default"/>
          <table:table-cell table:style-name="Default" table:number-columns-repeated="2"/>
          <table:table-cell table:style-name="ce7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 table:style-name="Default"/>
          <table:table-cell table:style-name="Default" table:number-columns-repeated="2"/>
          <table:table-cell table:style-name="ce7" office:value-type="string" calcext:value-type="string" table:number-columns-spanned="3" table:number-rows-spanned="1">
            <text:p>NodeWithLowerDependencyDegree_exceptUserLockedNode</text:p>
          </table:table-cell>
          <table:covered-table-cell table:style-name="Default"/>
          <table:covered-table-cell/>
          <table:table-cell table:number-columns-repeated="2"/>
          <table:table-cell table:style-name="ce7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/>
          <table:table-cell table:number-columns-repeated="2"/>
          <table:table-cell table:style-name="ce12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/>
          <table:table-cell table:number-columns-repeated="2"/>
          <table:table-cell table:style-name="ce12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/>
          <table:table-cell table:number-columns-repeated="2"/>
          <table:table-cell table:style-name="ce12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calcext:value-type="string">
            <text:p>#Collabs</text:p>
          </table:table-cell>
          <table:table-cell table:style-name="ce9" office:value-type="string" calcext:value-type="string">
            <text:p>AVG. WAITING TIME PER COLLAB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WAITING TIME PER COLLAB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WAITING TIME PER COLLAB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653.5" calcext:value-type="float">
            <text:p>90653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566.333333333" calcext:value-type="float">
            <text:p>217566.3333333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4871" calcext:value-type="float">
            <text:p>2348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903.2" calcext:value-type="float">
            <text:p>282903.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6211.8" calcext:value-type="float">
            <text:p>36211.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12103.5" calcext:value-type="float">
            <text:p>6412103.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1013.8333333333" calcext:value-type="float">
            <text:p>61013.83333333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969.428571429" calcext:value-type="float">
            <text:p>546969.4285714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0168.8571428572" calcext:value-type="float">
            <text:p>80168.857142857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8732.625" calcext:value-type="float">
            <text:p>668732.6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2030.125" calcext:value-type="float">
            <text:p>92030.1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3949.222222222" calcext:value-type="float">
            <text:p>763949.2222222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8271.666666667" calcext:value-type="float">
            <text:p>138271.66666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3209.7" calcext:value-type="float">
            <text:p>813209.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6748.5" calcext:value-type="float">
            <text:p>166748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8708" calcext:value-type="float">
            <text:p>10087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735.7272727273" calcext:value-type="float">
            <text:p>16735.72727272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4994.727272727" calcext:value-type="float">
            <text:p>174994.7272727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6153.75" calcext:value-type="float">
            <text:p>1076153.7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0921.1666666667" calcext:value-type="float">
            <text:p>40921.166666666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52831.333333333" calcext:value-type="float">
            <text:p>252831.3333333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0691.53846154" calcext:value-type="float">
            <text:p>1090691.5384615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3779.4615384615" calcext:value-type="float">
            <text:p>43779.4615384615</text:p>
          </table:table-cell>
          <table:table-cell table:number-columns-repeated="4"/>
          <table:table-cell office:value-type="float" office:value="13753.9230769231" calcext:value-type="float">
            <text:p>13753.9230769231</text:p>
          </table:table-cell>
          <table:table-cell table:number-columns-repeated="4"/>
          <table:table-cell office:value-type="float" office:value="316845.461538462" calcext:value-type="float">
            <text:p>316845.4615384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6951.21428571" calcext:value-type="float">
            <text:p>1306951.2142857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4808.4285714286" calcext:value-type="float">
            <text:p>94808.42857142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1515.2142857143" calcext:value-type="float">
            <text:p>81515.2142857143</text:p>
          </table:table-cell>
          <table:table-cell table:number-columns-repeated="4"/>
          <table:table-cell office:value-type="float" office:value="26507.9285714286" calcext:value-type="float">
            <text:p>26507.9285714286</text:p>
          </table:table-cell>
          <table:table-cell table:number-columns-repeated="4"/>
          <table:table-cell office:value-type="float" office:value="292160.214285714" calcext:value-type="float">
            <text:p>292160.2142857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81199" calcext:value-type="float">
            <text:p>868119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3824.533333333" calcext:value-type="float">
            <text:p>133824.5333333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9356.0666666667" calcext:value-type="float">
            <text:p>69356.0666666667</text:p>
          </table:table-cell>
          <table:table-cell table:number-columns-repeated="4"/>
          <table:table-cell office:value-type="float" office:value="33228.9333333333" calcext:value-type="float">
            <text:p>33228.9333333333</text:p>
          </table:table-cell>
          <table:table-cell table:number-columns-repeated="4"/>
          <table:table-cell office:value-type="float" office:value="379690.733333333" calcext:value-type="float">
            <text:p>379690.7333333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68938.625" calcext:value-type="float">
            <text:p>2168938.6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98285.6875" calcext:value-type="float">
            <text:p>198285.687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3590.75" calcext:value-type="float">
            <text:p>123590.75</text:p>
          </table:table-cell>
          <table:table-cell table:number-columns-repeated="4"/>
          <table:table-cell office:value-type="float" office:value="12767.375" calcext:value-type="float">
            <text:p>12767.375</text:p>
          </table:table-cell>
          <table:table-cell table:number-columns-repeated="4"/>
          <table:table-cell office:value-type="float" office:value="455351.9375" calcext:value-type="float">
            <text:p>455351.93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0699.23529412" calcext:value-type="float">
            <text:p>2570699.235294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02866.941176471" calcext:value-type="float">
            <text:p>202866.94117647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2637.352941176" calcext:value-type="float">
            <text:p>112637.352941176</text:p>
          </table:table-cell>
          <table:table-cell table:number-columns-repeated="4"/>
          <table:table-cell office:value-type="float" office:value="87791.3529411765" calcext:value-type="float">
            <text:p>87791.3529411765</text:p>
          </table:table-cell>
          <table:table-cell table:number-columns-repeated="4"/>
          <table:table-cell office:value-type="float" office:value="496951.294117647" calcext:value-type="float">
            <text:p>496951.2941176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64934.72222222" calcext:value-type="float">
            <text:p>8764934.7222222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0594.5" calcext:value-type="float">
            <text:p>190594.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613.38888888889" calcext:value-type="float">
            <text:p>8613.388888888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0200.6111111111" calcext:value-type="float">
            <text:p>80200.6111111111</text:p>
          </table:table-cell>
          <table:table-cell table:number-columns-repeated="4"/>
          <table:table-cell office:value-type="float" office:value="95298.0555555556" calcext:value-type="float">
            <text:p>95298.0555555556</text:p>
          </table:table-cell>
          <table:table-cell table:number-columns-repeated="4"/>
          <table:table-cell office:value-type="float" office:value="483696.944444444" calcext:value-type="float">
            <text:p>483696.9444444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51611.57894737" calcext:value-type="float">
            <text:p>3151611.5789473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66890.368421053" calcext:value-type="float">
            <text:p>166890.36842105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7133.9473684211" calcext:value-type="float">
            <text:p>17133.947368421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9620.6315789474" calcext:value-type="float">
            <text:p>89620.6315789474</text:p>
          </table:table-cell>
          <table:table-cell table:number-columns-repeated="4"/>
          <table:table-cell office:value-type="float" office:value="74256.1052631579" calcext:value-type="float">
            <text:p>74256.1052631579</text:p>
          </table:table-cell>
          <table:table-cell table:number-columns-repeated="4"/>
          <table:table-cell office:value-type="float" office:value="599457.736842105" calcext:value-type="float">
            <text:p>599457.736842105</text:p>
          </table:table-cell>
          <table:table-cell/>
        </table:table-row>
        <table:table-row table:style-name="ro1" table:number-rows-repeated="3">
          <table:table-cell table:number-columns-repeated="15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TOTAL WORKFLOW DESIGN TIME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/>
        </table:table-row>
        <table:table-row table:style-name="ro1">
          <table:table-cell table:number-columns-repeated="5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62315" calcext:value-type="float">
            <text:p>71623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1114" calcext:value-type="float">
            <text:p>61114</text:p>
          </table:table-cell>
          <table:table-cell table:number-columns-repeated="4"/>
          <table:table-cell office:value-type="float" office:value="84355" calcext:value-type="float">
            <text:p>84355</text:p>
          </table:table-cell>
          <table:table-cell table:number-columns-repeated="4"/>
          <table:table-cell office:value-type="float" office:value="77714" calcext:value-type="float">
            <text:p>77714</text:p>
          </table:table-cell>
          <table:table-cell table:number-columns-repeated="4"/>
          <table:table-cell office:value-type="float" office:value="82526" calcext:value-type="float">
            <text:p>82526</text:p>
          </table:table-cell>
          <table:table-cell/>
        </table:table-row>
        <table:table-row table:style-name="ro1">
          <table:table-cell table:style-name="ce8" office:value-type="string" calcext:value-type="string">
            <text:p>#Collabs</text:p>
          </table:table-cell>
          <table:table-cell table:style-name="ce9" office:value-type="string" calcext:value-type="string">
            <text:p>TOTAL WORKFLOW DESIGN TIM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4409" calcext:value-type="float">
            <text:p>844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1444" calcext:value-type="float">
            <text:p>814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0030" calcext:value-type="float">
            <text:p>70030</text:p>
          </table:table-cell>
          <table:table-cell table:number-columns-repeated="4"/>
          <table:table-cell office:value-type="float" office:value="62763" calcext:value-type="float">
            <text:p>62763</text:p>
          </table:table-cell>
          <table:table-cell table:number-columns-repeated="4"/>
          <table:table-cell office:value-type="float" office:value="7146007" calcext:value-type="float">
            <text:p>7146007</text:p>
          </table:table-cell>
          <table:table-cell table:number-columns-repeated="4"/>
          <table:table-cell office:value-type="float" office:value="64209" calcext:value-type="float">
            <text:p>642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79" calcext:value-type="float">
            <text:p>6167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0138" calcext:value-type="float">
            <text:p>6013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8250" calcext:value-type="float">
            <text:p>4825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6041" calcext:value-type="float">
            <text:p>66041</text:p>
          </table:table-cell>
          <table:table-cell table:number-columns-repeated="4"/>
          <table:table-cell office:value-type="float" office:value="66008" calcext:value-type="float">
            <text:p>66008</text:p>
          </table:table-cell>
          <table:table-cell table:number-columns-repeated="4"/>
          <table:table-cell office:value-type="float" office:value="66004" calcext:value-type="float">
            <text:p>66004</text:p>
          </table:table-cell>
          <table:table-cell table:number-columns-repeated="4"/>
          <table:table-cell office:value-type="float" office:value="67005" calcext:value-type="float">
            <text:p>67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019" calcext:value-type="float">
            <text:p>1020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557" calcext:value-type="float">
            <text:p>405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3003" calcext:value-type="float">
            <text:p>1730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5240" calcext:value-type="float">
            <text:p>65240</text:p>
          </table:table-cell>
          <table:table-cell table:number-columns-repeated="4"/>
          <table:table-cell office:value-type="float" office:value="47003" calcext:value-type="float">
            <text:p>47003</text:p>
          </table:table-cell>
          <table:table-cell table:number-columns-repeated="4"/>
          <table:table-cell office:value-type="float" office:value="66000" calcext:value-type="float">
            <text:p>66000</text:p>
          </table:table-cell>
          <table:table-cell table:number-columns-repeated="4"/>
          <table:table-cell office:value-type="float" office:value="66003" calcext:value-type="float">
            <text:p>660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1011" calcext:value-type="float">
            <text:p>2210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1443" calcext:value-type="float">
            <text:p>814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7003" calcext:value-type="float">
            <text:p>670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0397" calcext:value-type="float">
            <text:p>80397</text:p>
          </table:table-cell>
          <table:table-cell table:number-columns-repeated="4"/>
          <table:table-cell office:value-type="float" office:value="173004" calcext:value-type="float">
            <text:p>173004</text:p>
          </table:table-cell>
          <table:table-cell table:number-columns-repeated="4"/>
          <table:table-cell office:value-type="float" office:value="67004" calcext:value-type="float">
            <text:p>67004</text:p>
          </table:table-cell>
          <table:table-cell table:number-columns-repeated="4"/>
          <table:table-cell office:value-type="float" office:value="132004" calcext:value-type="float">
            <text:p>1320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004" calcext:value-type="float">
            <text:p>1870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0557" calcext:value-type="float">
            <text:p>805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2576" calcext:value-type="float">
            <text:p>6257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3641" calcext:value-type="float">
            <text:p>63641</text:p>
          </table:table-cell>
          <table:table-cell table:number-columns-repeated="4"/>
          <table:table-cell office:value-type="float" office:value="67001" calcext:value-type="float">
            <text:p>67001</text:p>
          </table:table-cell>
          <table:table-cell table:number-columns-repeated="4"/>
          <table:table-cell office:value-type="float" office:value="173001" calcext:value-type="float">
            <text:p>173001</text:p>
          </table:table-cell>
          <table:table-cell table:number-columns-repeated="4"/>
          <table:table-cell office:value-type="float" office:value="124003" calcext:value-type="float">
            <text:p>124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016" calcext:value-type="float">
            <text:p>2110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088" calcext:value-type="float">
            <text:p>670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559" calcext:value-type="float">
            <text:p>405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6284" calcext:value-type="float">
            <text:p>76284</text:p>
          </table:table-cell>
          <table:table-cell table:number-columns-repeated="4"/>
          <table:table-cell office:value-type="float" office:value="68002" calcext:value-type="float">
            <text:p>68002</text:p>
          </table:table-cell>
          <table:table-cell table:number-columns-repeated="4"/>
          <table:table-cell office:value-type="float" office:value="67004" calcext:value-type="float">
            <text:p>67004</text:p>
          </table:table-cell>
          <table:table-cell table:number-columns-repeated="4"/>
          <table:table-cell office:value-type="float" office:value="221002" calcext:value-type="float">
            <text:p>2210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73004" calcext:value-type="float">
            <text:p>69730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7004" calcext:value-type="float">
            <text:p>670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6017" calcext:value-type="float">
            <text:p>660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440" calcext:value-type="float">
            <text:p>39440</text:p>
          </table:table-cell>
          <table:table-cell table:number-columns-repeated="4"/>
          <table:table-cell office:value-type="float" office:value="67000" calcext:value-type="float">
            <text:p>67000</text:p>
          </table:table-cell>
          <table:table-cell table:number-columns-repeated="4"/>
          <table:table-cell office:value-type="float" office:value="67004" calcext:value-type="float">
            <text:p>67004</text:p>
          </table:table-cell>
          <table:table-cell table:number-columns-repeated="4"/>
          <table:table-cell office:value-type="float" office:value="127760" calcext:value-type="float">
            <text:p>1277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0023" calcext:value-type="float">
            <text:p>3400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7002" calcext:value-type="float">
            <text:p>670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8004" calcext:value-type="float">
            <text:p>680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1734" calcext:value-type="float">
            <text:p>71734</text:p>
          </table:table-cell>
          <table:table-cell table:number-columns-repeated="4"/>
          <table:table-cell office:value-type="float" office:value="68003" calcext:value-type="float">
            <text:p>68003</text:p>
          </table:table-cell>
          <table:table-cell table:number-columns-repeated="4"/>
          <table:table-cell office:value-type="float" office:value="68000" calcext:value-type="float">
            <text:p>68000</text:p>
          </table:table-cell>
          <table:table-cell table:number-columns-repeated="4"/>
          <table:table-cell office:value-type="float" office:value="191959" calcext:value-type="float">
            <text:p>1919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5000" calcext:value-type="float">
            <text:p>3250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3684" calcext:value-type="float">
            <text:p>736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6005" calcext:value-type="float">
            <text:p>6600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7002" calcext:value-type="float">
            <text:p>67002</text:p>
          </table:table-cell>
          <table:table-cell table:number-columns-repeated="4"/>
          <table:table-cell office:value-type="float" office:value="68001" calcext:value-type="float">
            <text:p>68001</text:p>
          </table:table-cell>
          <table:table-cell table:number-columns-repeated="4"/>
          <table:table-cell office:value-type="float" office:value="68005" calcext:value-type="float">
            <text:p>68005</text:p>
          </table:table-cell>
          <table:table-cell table:number-columns-repeated="4"/>
          <table:table-cell office:value-type="float" office:value="205193" calcext:value-type="float">
            <text:p>2051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0010" calcext:value-type="float">
            <text:p>3900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7690" calcext:value-type="float">
            <text:p>576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2003" calcext:value-type="float">
            <text:p>1720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7001" calcext:value-type="float">
            <text:p>67001</text:p>
          </table:table-cell>
          <table:table-cell table:number-columns-repeated="4"/>
          <table:table-cell office:value-type="float" office:value="130002" calcext:value-type="float">
            <text:p>130002</text:p>
          </table:table-cell>
          <table:table-cell table:number-columns-repeated="4"/>
          <table:table-cell office:value-type="float" office:value="67000" calcext:value-type="float">
            <text:p>67000</text:p>
          </table:table-cell>
          <table:table-cell table:number-columns-repeated="4"/>
          <table:table-cell office:value-type="float" office:value="188002" calcext:value-type="float">
            <text:p>1880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7007" calcext:value-type="float">
            <text:p>39700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2001" calcext:value-type="float">
            <text:p>17200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2003" calcext:value-type="float">
            <text:p>6200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3000" calcext:value-type="float">
            <text:p>173000</text:p>
          </table:table-cell>
          <table:table-cell table:number-columns-repeated="4"/>
          <table:table-cell office:value-type="float" office:value="220004" calcext:value-type="float">
            <text:p>220004</text:p>
          </table:table-cell>
          <table:table-cell table:number-columns-repeated="4"/>
          <table:table-cell office:value-type="float" office:value="61697" calcext:value-type="float">
            <text:p>61697</text:p>
          </table:table-cell>
          <table:table-cell table:number-columns-repeated="4"/>
          <table:table-cell office:value-type="float" office:value="249003" calcext:value-type="float">
            <text:p>2490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0008" calcext:value-type="float">
            <text:p>52000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8005" calcext:value-type="float">
            <text:p>68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3631" calcext:value-type="float">
            <text:p>636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8008" calcext:value-type="float">
            <text:p>68008</text:p>
          </table:table-cell>
          <table:table-cell table:number-columns-repeated="4"/>
          <table:table-cell office:value-type="float" office:value="146002" calcext:value-type="float">
            <text:p>146002</text:p>
          </table:table-cell>
          <table:table-cell table:number-columns-repeated="4"/>
          <table:table-cell office:value-type="float" office:value="130704" calcext:value-type="float">
            <text:p>130704</text:p>
          </table:table-cell>
          <table:table-cell table:number-columns-repeated="4"/>
          <table:table-cell office:value-type="float" office:value="6938007" calcext:value-type="float">
            <text:p>69380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3013" calcext:value-type="float">
            <text:p>4830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9635" calcext:value-type="float">
            <text:p>496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8001" calcext:value-type="float">
            <text:p>68001</text:p>
          </table:table-cell>
          <table:table-cell table:number-columns-repeated="4"/>
          <table:table-cell office:value-type="float" office:value="202005" calcext:value-type="float">
            <text:p>202005</text:p>
          </table:table-cell>
          <table:table-cell table:number-columns-repeated="4"/>
          <table:table-cell office:value-type="float" office:value="122679" calcext:value-type="float">
            <text:p>122679</text:p>
          </table:table-cell>
          <table:table-cell table:number-columns-repeated="4"/>
          <table:table-cell office:value-type="float" office:value="262002" calcext:value-type="float">
            <text:p>2620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0001" calcext:value-type="float">
            <text:p>51000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8001" calcext:value-type="float">
            <text:p>12800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2001" calcext:value-type="float">
            <text:p>17200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8002" calcext:value-type="float">
            <text:p>68002</text:p>
          </table:table-cell>
          <table:table-cell table:number-columns-repeated="4"/>
          <table:table-cell office:value-type="float" office:value="165002" calcext:value-type="float">
            <text:p>165002</text:p>
          </table:table-cell>
          <table:table-cell table:number-columns-repeated="4"/>
          <table:table-cell office:value-type="float" office:value="161354" calcext:value-type="float">
            <text:p>161354</text:p>
          </table:table-cell>
          <table:table-cell table:number-columns-repeated="4"/>
          <table:table-cell office:value-type="float" office:value="308001" calcext:value-type="float">
            <text:p>3080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2008" calcext:value-type="float">
            <text:p>56200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7005" calcext:value-type="float">
            <text:p>12700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2575" calcext:value-type="float">
            <text:p>4257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8000" calcext:value-type="float">
            <text:p>68000</text:p>
          </table:table-cell>
          <table:table-cell table:number-columns-repeated="4"/>
          <table:table-cell office:value-type="float" office:value="190001" calcext:value-type="float">
            <text:p>190001</text:p>
          </table:table-cell>
          <table:table-cell table:number-columns-repeated="4"/>
          <table:table-cell office:value-type="float" office:value="101332" calcext:value-type="float">
            <text:p>101332</text:p>
          </table:table-cell>
          <table:table-cell table:number-columns-repeated="4"/>
          <table:table-cell office:value-type="float" office:value="311359" calcext:value-type="float">
            <text:p>31135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49018" calcext:value-type="float">
            <text:p>634901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93004" calcext:value-type="float">
            <text:p>19300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0557" calcext:value-type="float">
            <text:p>805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8000" calcext:value-type="float">
            <text:p>68000</text:p>
          </table:table-cell>
          <table:table-cell table:number-columns-repeated="4"/>
          <table:table-cell office:value-type="float" office:value="125365" calcext:value-type="float">
            <text:p>125365</text:p>
          </table:table-cell>
          <table:table-cell table:number-columns-repeated="4"/>
          <table:table-cell office:value-type="float" office:value="198001" calcext:value-type="float">
            <text:p>198001</text:p>
          </table:table-cell>
          <table:table-cell table:number-columns-repeated="4"/>
          <table:table-cell office:value-type="float" office:value="369364" calcext:value-type="float">
            <text:p>36936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5008" calcext:value-type="float">
            <text:p>91500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8003" calcext:value-type="float">
            <text:p>18800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0253" calcext:value-type="float">
            <text:p>702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8003" calcext:value-type="float">
            <text:p>68003</text:p>
          </table:table-cell>
          <table:table-cell table:number-columns-repeated="4"/>
          <table:table-cell office:value-type="float" office:value="138191" calcext:value-type="float">
            <text:p>138191</text:p>
          </table:table-cell>
          <table:table-cell table:number-columns-repeated="4"/>
          <table:table-cell office:value-type="float" office:value="195002" calcext:value-type="float">
            <text:p>195002</text:p>
          </table:table-cell>
          <table:table-cell table:number-columns-repeated="4"/>
          <table:table-cell office:value-type="float" office:value="361002" calcext:value-type="float">
            <text:p>3610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4000" calcext:value-type="float">
            <text:p>109400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83002" calcext:value-type="float">
            <text:p>18300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44282" calcext:value-type="float">
            <text:p>14428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0002" calcext:value-type="float">
            <text:p>70002</text:p>
          </table:table-cell>
          <table:table-cell table:number-columns-repeated="4"/>
          <table:table-cell office:value-type="float" office:value="131300" calcext:value-type="float">
            <text:p>131300</text:p>
          </table:table-cell>
          <table:table-cell table:number-columns-repeated="4"/>
          <table:table-cell office:value-type="float" office:value="161002" calcext:value-type="float">
            <text:p>161002</text:p>
          </table:table-cell>
          <table:table-cell table:number-columns-repeated="4"/>
          <table:table-cell office:value-type="float" office:value="394004" calcext:value-type="float">
            <text:p>39400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4005" calcext:value-type="float">
            <text:p>600400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92017" calcext:value-type="float">
            <text:p>192017</text:p>
          </table:table-cell>
          <table:table-cell table:number-columns-repeated="8"/>
          <table:table-cell table:style-name="Default"/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10004" calcext:value-type="float">
            <text:p>1310004</text:p>
          </table:table-cell>
          <table:table-cell table:number-columns-repeated="13"/>
          <table:table-cell table:style-name="Default"/>
          <table:table-cell table:number-columns-repeated="17"/>
        </table:table-row>
        <table:table-row table:style-name="ro1" table:number-rows-repeated="4">
          <table:table-cell table:number-columns-repeated="15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calcext:value-type="string">
            <text:p>#Collabs</text:p>
          </table:table-cell>
          <table:table-cell table:style-name="ce10" office:value-type="string" calcext:value-type="string">
            <text:p>AVG. UPDATES PER MIN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UPDATES PER MIN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UPDATES PER MIN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461194247637" calcext:value-type="float">
            <text:p>12.64611942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.24072077622055" calcext:value-type="float">
            <text:p>9.24072077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08903336421255" calcext:value-type="float">
            <text:p>0.10890333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.7630330202572" calcext:value-type="float">
            <text:p>12.7630330203</text:p>
          </table:table-cell>
          <table:table-cell table:number-columns-repeated="4"/>
          <table:table-cell office:value-type="float" office:value="9.24663623970126" calcext:value-type="float">
            <text:p>9.2466362397</text:p>
          </table:table-cell>
          <table:table-cell table:number-columns-repeated="4"/>
          <table:table-cell office:value-type="float" office:value="10.0368016058883" calcext:value-type="float">
            <text:p>10.0368016059</text:p>
          </table:table-cell>
          <table:table-cell table:number-columns-repeated="4"/>
          <table:table-cell office:value-type="float" office:value="9.45156677895451" calcext:value-type="float">
            <text:p>9.4515667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2912692733707" calcext:value-type="float">
            <text:p>15.29126927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5.9403372243839" calcext:value-type="float">
            <text:p>25.94033722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.154265507588" calcext:value-type="float">
            <text:p>19.15426550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.2761673568471" calcext:value-type="float">
            <text:p>22.2761673568</text:p>
          </table:table-cell>
          <table:table-cell table:number-columns-repeated="4"/>
          <table:table-cell office:value-type="float" office:value="24.8554084412791" calcext:value-type="float">
            <text:p>24.8554084413</text:p>
          </table:table-cell>
          <table:table-cell table:number-columns-repeated="4"/>
          <table:table-cell office:value-type="float" office:value="0.218303732420077" calcext:value-type="float">
            <text:p>0.2183037324</text:p>
          </table:table-cell>
          <table:table-cell table:number-columns-repeated="4"/>
          <table:table-cell office:value-type="float" office:value="24.2956594869878" calcext:value-type="float">
            <text:p>24.2956594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877083041116" calcext:value-type="float">
            <text:p>10.587708304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7.6965751904727" calcext:value-type="float">
            <text:p>57.69657519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8.4974093264249" calcext:value-type="float">
            <text:p>48.49740932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5.4325343347315" calcext:value-type="float">
            <text:p>35.4325343347</text:p>
          </table:table-cell>
          <table:table-cell table:number-columns-repeated="4"/>
          <table:table-cell office:value-type="float" office:value="35.4502484547328" calcext:value-type="float">
            <text:p>35.4502484547</text:p>
          </table:table-cell>
          <table:table-cell table:number-columns-repeated="4"/>
          <table:table-cell office:value-type="float" office:value="35.4523968244349" calcext:value-type="float">
            <text:p>35.4523968244</text:p>
          </table:table-cell>
          <table:table-cell table:number-columns-repeated="4"/>
          <table:table-cell office:value-type="float" office:value="34.9227669576897" calcext:value-type="float">
            <text:p>34.92276695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841350987145" calcext:value-type="float">
            <text:p>16.68413509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8.3090013874734" calcext:value-type="float">
            <text:p>38.30900138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.0343693461963" calcext:value-type="float">
            <text:p>18.03436934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7.8234212139792" calcext:value-type="float">
            <text:p>47.823421214</text:p>
          </table:table-cell>
          <table:table-cell table:number-columns-repeated="4"/>
          <table:table-cell office:value-type="float" office:value="66.3787417824394" calcext:value-type="float">
            <text:p>66.3787417824</text:p>
          </table:table-cell>
          <table:table-cell table:number-columns-repeated="4"/>
          <table:table-cell office:value-type="float" office:value="47.2727272727273" calcext:value-type="float">
            <text:p>47.2727272727</text:p>
          </table:table-cell>
          <table:table-cell table:number-columns-repeated="4"/>
          <table:table-cell office:value-type="float" office:value="47.2705786100632" calcext:value-type="float">
            <text:p>47.27057861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4820108427797" calcext:value-type="float">
            <text:p>18.48201084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8.4129250096205" calcext:value-type="float">
            <text:p>48.412925009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8.2063489694491" calcext:value-type="float">
            <text:p>58.20634896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8.5092727340572" calcext:value-type="float">
            <text:p>48.5092727341</text:p>
          </table:table-cell>
          <table:table-cell table:number-columns-repeated="4"/>
          <table:table-cell office:value-type="float" office:value="22.5428313796213" calcext:value-type="float">
            <text:p>22.5428313796</text:p>
          </table:table-cell>
          <table:table-cell table:number-columns-repeated="4"/>
          <table:table-cell office:value-type="float" office:value="58.2054802698346" calcext:value-type="float">
            <text:p>58.2054802698</text:p>
          </table:table-cell>
          <table:table-cell table:number-columns-repeated="4"/>
          <table:table-cell office:value-type="float" office:value="29.5445592557801" calcext:value-type="float">
            <text:p>29.54455925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1159804296685" calcext:value-type="float">
            <text:p>0.671159804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9.7591223467684" calcext:value-type="float">
            <text:p>69.759122346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4.7890565072871" calcext:value-type="float">
            <text:p>74.78905650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3.5374994107572" calcext:value-type="float">
            <text:p>73.5374994108</text:p>
          </table:table-cell>
          <table:table-cell table:number-columns-repeated="4"/>
          <table:table-cell office:value-type="float" office:value="69.8497037357651" calcext:value-type="float">
            <text:p>69.8497037358</text:p>
          </table:table-cell>
          <table:table-cell table:number-columns-repeated="4"/>
          <table:table-cell office:value-type="float" office:value="27.0518667522153" calcext:value-type="float">
            <text:p>27.0518667522</text:p>
          </table:table-cell>
          <table:table-cell table:number-columns-repeated="4"/>
          <table:table-cell office:value-type="float" office:value="37.7410223946195" calcext:value-type="float">
            <text:p>37.74102239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057737270714" calcext:value-type="float">
            <text:p>16.05773727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1.4876723777685" calcext:value-type="float">
            <text:p>81.487672377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4.618703616953" calcext:value-type="float">
            <text:p>134.6187036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1.5746421267894" calcext:value-type="float">
            <text:p>71.5746421268</text:p>
          </table:table-cell>
          <table:table-cell table:number-columns-repeated="4"/>
          <table:table-cell office:value-type="float" office:value="80.2917561248199" calcext:value-type="float">
            <text:p>80.2917561248</text:p>
          </table:table-cell>
          <table:table-cell table:number-columns-repeated="4"/>
          <table:table-cell office:value-type="float" office:value="81.4876723777685" calcext:value-type="float">
            <text:p>81.4876723778</text:p>
          </table:table-cell>
          <table:table-cell table:number-columns-repeated="4"/>
          <table:table-cell office:value-type="float" office:value="24.7056587723188" calcext:value-type="float">
            <text:p>24.70565877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3.1315483119907" calcext:value-type="float">
            <text:p>93.1315483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4.5211081994032" calcext:value-type="float">
            <text:p>94.521108199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8.215010141988" calcext:value-type="float">
            <text:p>158.215010142</text:p>
          </table:table-cell>
          <table:table-cell table:number-columns-repeated="4"/>
          <table:table-cell office:value-type="float" office:value="93.1343283582089" calcext:value-type="float">
            <text:p>93.1343283582</text:p>
          </table:table-cell>
          <table:table-cell table:number-columns-repeated="4"/>
          <table:table-cell office:value-type="float" office:value="93.1287684317354" calcext:value-type="float">
            <text:p>93.1287684317</text:p>
          </table:table-cell>
          <table:table-cell table:number-columns-repeated="4"/>
          <table:table-cell office:value-type="float" office:value="48.8415779586725" calcext:value-type="float">
            <text:p>48.841577958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9995384733725" calcext:value-type="float">
            <text:p>17.999538473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95.2717007762879" calcext:value-type="float">
            <text:p>95.27170077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3.229221810482" calcext:value-type="float">
            <text:p>103.22922181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97.8615440376948" calcext:value-type="float">
            <text:p>97.8615440377</text:p>
          </table:table-cell>
          <table:table-cell table:number-columns-repeated="4"/>
          <table:table-cell office:value-type="float" office:value="103.230739820302" calcext:value-type="float">
            <text:p>103.2307398203</text:p>
          </table:table-cell>
          <table:table-cell table:number-columns-repeated="4"/>
          <table:table-cell office:value-type="float" office:value="103.235294117647" calcext:value-type="float">
            <text:p>103.2352941176</text:p>
          </table:table-cell>
          <table:table-cell table:number-columns-repeated="4"/>
          <table:table-cell office:value-type="float" office:value="36.5703092847952" calcext:value-type="float">
            <text:p>36.57030928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6470087429189" calcext:value-type="float">
            <text:p>19.64700874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5.205408216329" calcext:value-type="float">
            <text:p>135.20540821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8.172865691993" calcext:value-type="float">
            <text:p>118.1728656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6.414435389988" calcext:value-type="float">
            <text:p>116.41443539</text:p>
          </table:table-cell>
          <table:table-cell table:number-columns-repeated="4"/>
          <table:table-cell office:value-type="float" office:value="114.704195526536" calcext:value-type="float">
            <text:p>114.7041955265</text:p>
          </table:table-cell>
          <table:table-cell table:number-columns-repeated="4"/>
          <table:table-cell office:value-type="float" office:value="114.697448717006" calcext:value-type="float">
            <text:p>114.697448717</text:p>
          </table:table-cell>
          <table:table-cell table:number-columns-repeated="4"/>
          <table:table-cell office:value-type="float" office:value="38.012992645948" calcext:value-type="float">
            <text:p>38.01299264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4997461577514" calcext:value-type="float">
            <text:p>16.49974615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9.8834309102854" calcext:value-type="float">
            <text:p>49.8834309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9.8828508805079" calcext:value-type="float">
            <text:p>49.88285088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8.057790182236" calcext:value-type="float">
            <text:p>128.0577901822</text:p>
          </table:table-cell>
          <table:table-cell table:number-columns-repeated="4"/>
          <table:table-cell office:value-type="float" office:value="65.9989846310057" calcext:value-type="float">
            <text:p>65.998984631</text:p>
          </table:table-cell>
          <table:table-cell table:number-columns-repeated="4"/>
          <table:table-cell office:value-type="float" office:value="128.059701492537" calcext:value-type="float">
            <text:p>128.0597014925</text:p>
          </table:table-cell>
          <table:table-cell table:number-columns-repeated="4"/>
          <table:table-cell office:value-type="float" office:value="45.6378123636983" calcext:value-type="float">
            <text:p>45.63781236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3783604168004" calcext:value-type="float">
            <text:p>19.378360416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7.636938460407" calcext:value-type="float">
            <text:p>137.636938460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0.96043739819" calcext:value-type="float">
            <text:p>150.960437398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4.1040462427746" calcext:value-type="float">
            <text:p>54.1040462428</text:p>
          </table:table-cell>
          <table:table-cell table:number-columns-repeated="4"/>
          <table:table-cell office:value-type="float" office:value="42.5446810057999" calcext:value-type="float">
            <text:p>42.5446810058</text:p>
          </table:table-cell>
          <table:table-cell table:number-columns-repeated="4"/>
          <table:table-cell office:value-type="float" office:value="151.709159278409" calcext:value-type="float">
            <text:p>151.7091592784</text:p>
          </table:table-cell>
          <table:table-cell table:number-columns-repeated="4"/>
          <table:table-cell office:value-type="float" office:value="37.5899085553186" calcext:value-type="float">
            <text:p>37.589908555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8823139562471" calcext:value-type="float">
            <text:p>19.882313956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9.117647058824" calcext:value-type="float">
            <text:p>149.11764705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9.356288601468" calcext:value-type="float">
            <text:p>159.356288601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9.100105869898" calcext:value-type="float">
            <text:p>149.1001058699</text:p>
          </table:table-cell>
          <table:table-cell table:number-columns-repeated="4"/>
          <table:table-cell office:value-type="float" office:value="69.4511034095423" calcext:value-type="float">
            <text:p>69.4511034095</text:p>
          </table:table-cell>
          <table:table-cell table:number-columns-repeated="4"/>
          <table:table-cell office:value-type="float" office:value="77.5798751377158" calcext:value-type="float">
            <text:p>77.5798751377</text:p>
          </table:table-cell>
          <table:table-cell table:number-columns-repeated="4"/>
          <table:table-cell office:value-type="float" office:value="1.46151481253911" calcext:value-type="float">
            <text:p>1.46151481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4303283939019" calcext:value-type="float">
            <text:p>19.430328393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5.3118335013008" calcext:value-type="float">
            <text:p>85.31183350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20.006044122091" calcext:value-type="float">
            <text:p>220.00604412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0.585873737151" calcext:value-type="float">
            <text:p>160.5858737372</text:p>
          </table:table-cell>
          <table:table-cell table:number-columns-repeated="4"/>
          <table:table-cell office:value-type="float" office:value="54.0580678696072" calcext:value-type="float">
            <text:p>54.0580678696</text:p>
          </table:table-cell>
          <table:table-cell table:number-columns-repeated="4"/>
          <table:table-cell office:value-type="float" office:value="89.0127894749713" calcext:value-type="float">
            <text:p>89.012789475</text:p>
          </table:table-cell>
          <table:table-cell table:number-columns-repeated="4"/>
          <table:table-cell office:value-type="float" office:value="41.6790711521286" calcext:value-type="float">
            <text:p>41.67907115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4280466680044" calcext:value-type="float">
            <text:p>1.842804666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2.1223573875044" calcext:value-type="float">
            <text:p>92.12235738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8.0228603322074" calcext:value-type="float">
            <text:p>68.022860332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2.053763124614" calcext:value-type="float">
            <text:p>172.0537631246</text:p>
          </table:table-cell>
          <table:table-cell table:number-columns-repeated="4"/>
          <table:table-cell office:value-type="float" office:value="70.9082314153768" calcext:value-type="float">
            <text:p>70.9082314154</text:p>
          </table:table-cell>
          <table:table-cell table:number-columns-repeated="4"/>
          <table:table-cell office:value-type="float" office:value="72.511372510133" calcext:value-type="float">
            <text:p>72.5113725101</text:p>
          </table:table-cell>
          <table:table-cell table:number-columns-repeated="4"/>
          <table:table-cell office:value-type="float" office:value="37.9868896529557" calcext:value-type="float">
            <text:p>37.9868896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6392250122403" calcext:value-type="float">
            <text:p>13.63922501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4.6618722928022" calcext:value-type="float">
            <text:p>64.661872292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93.129770992366" calcext:value-type="float">
            <text:p>293.12977099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3.529411764706" calcext:value-type="float">
            <text:p>183.5294117647</text:p>
          </table:table-cell>
          <table:table-cell table:number-columns-repeated="4"/>
          <table:table-cell office:value-type="float" office:value="65.6838648217641" calcext:value-type="float">
            <text:p>65.6838648218</text:p>
          </table:table-cell>
          <table:table-cell table:number-columns-repeated="4"/>
          <table:table-cell office:value-type="float" office:value="123.15951525678" calcext:value-type="float">
            <text:p>123.1595152568</text:p>
          </table:table-cell>
          <table:table-cell table:number-columns-repeated="4"/>
          <table:table-cell office:value-type="float" office:value="40.0823486714693" calcext:value-type="float">
            <text:p>40.08234867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1206581352834" calcext:value-type="float">
            <text:p>12.120658135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0.5307894022968" calcext:value-type="float">
            <text:p>70.53078940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4.60394503271" calcext:value-type="float">
            <text:p>164.603945032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105.771148247118" calcext:value-type="float">
            <text:p>105.7711482471</text:p>
          </table:table-cell>
          <table:table-cell table:number-columns-repeated="4"/>
          <table:table-cell office:value-type="float" office:value="66.9693587406124" calcext:value-type="float">
            <text:p>66.9693587406</text:p>
          </table:table-cell>
          <table:table-cell table:number-columns-repeated="4"/>
          <table:table-cell office:value-type="float" office:value="35.8995462470625" calcext:value-type="float">
            <text:p>35.899546247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3843909190615" calcext:value-type="float">
            <text:p>2.338439091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6.7204730002951" calcext:value-type="float">
            <text:p>76.720473000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9.849116763697" calcext:value-type="float">
            <text:p>199.849116763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06.461479640604" calcext:value-type="float">
            <text:p>206.4614796406</text:p>
          </table:table-cell>
          <table:table-cell table:number-columns-repeated="4"/>
          <table:table-cell office:value-type="float" office:value="101.598512204123" calcext:value-type="float">
            <text:p>101.5985122041</text:p>
          </table:table-cell>
          <table:table-cell table:number-columns-repeated="4"/>
          <table:table-cell office:value-type="float" office:value="71.9992615460354" calcext:value-type="float">
            <text:p>71.999261546</text:p>
          </table:table-cell>
          <table:table-cell table:number-columns-repeated="4"/>
          <table:table-cell office:value-type="float" office:value="38.8917512922366" calcext:value-type="float">
            <text:p>38.89175129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3129425559006" calcext:value-type="float">
            <text:p>11.312942555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7.1806662951718" calcext:value-type="float">
            <text:p>77.180666295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2.715515448913" calcext:value-type="float">
            <text:p>102.715515448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1.708236907517" calcext:value-type="float">
            <text:p>211.7082369075</text:p>
          </table:table-cell>
          <table:table-cell table:number-columns-repeated="4"/>
          <table:table-cell office:value-type="float" office:value="112.871287128713" calcext:value-type="float">
            <text:p>112.8712871287</text:p>
          </table:table-cell>
          <table:table-cell table:number-columns-repeated="4"/>
          <table:table-cell office:value-type="float" office:value="92.0485459807953" calcext:value-type="float">
            <text:p>92.0485459808</text:p>
          </table:table-cell>
          <table:table-cell table:number-columns-repeated="4"/>
          <table:table-cell office:value-type="float" office:value="37.6138313316616" calcext:value-type="float">
            <text:p>37.6138313317</text:p>
          </table:table-cell>
          <table:table-cell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calcext:value-type="string">
            <text:p>#Collabs</text:p>
          </table:table-cell>
          <table:table-cell table:style-name="ce10" office:value-type="string" calcext:value-type="string">
            <text:p>EFFICEINCY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EFFICEINCY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EFFICEINCY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.5844776990548" calcext:value-type="float">
            <text:p>50.5844776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6.9628831048822" calcext:value-type="float">
            <text:p>36.96288310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3561334568502" calcext:value-type="float">
            <text:p>0.43561334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.0521320810289" calcext:value-type="float">
            <text:p>51.052132081</text:p>
          </table:table-cell>
          <table:table-cell table:number-columns-repeated="4"/>
          <table:table-cell office:value-type="float" office:value="36.986544958805" calcext:value-type="float">
            <text:p>36.9865449588</text:p>
          </table:table-cell>
          <table:table-cell table:number-columns-repeated="4"/>
          <table:table-cell office:value-type="float" office:value="40.147206423553" calcext:value-type="float">
            <text:p>40.1472064236</text:p>
          </table:table-cell>
          <table:table-cell table:number-columns-repeated="4"/>
          <table:table-cell office:value-type="float" office:value="37.806267115818" calcext:value-type="float">
            <text:p>37.80626711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5825385467413" calcext:value-type="float">
            <text:p>30.582538546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1.8806744487678" calcext:value-type="float">
            <text:p>51.88067444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.3085310151761" calcext:value-type="float">
            <text:p>38.30853101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4.5523347136941" calcext:value-type="float">
            <text:p>44.5523347137</text:p>
          </table:table-cell>
          <table:table-cell table:number-columns-repeated="4"/>
          <table:table-cell office:value-type="float" office:value="49.7108168825582" calcext:value-type="float">
            <text:p>49.7108168826</text:p>
          </table:table-cell>
          <table:table-cell table:number-columns-repeated="4"/>
          <table:table-cell office:value-type="float" office:value="0.436607464840155" calcext:value-type="float">
            <text:p>0.4366074648</text:p>
          </table:table-cell>
          <table:table-cell table:number-columns-repeated="4"/>
          <table:table-cell office:value-type="float" office:value="48.5913189739756" calcext:value-type="float">
            <text:p>48.5913189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1169444054821" calcext:value-type="float">
            <text:p>14.11694440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6.9287669206302" calcext:value-type="float">
            <text:p>76.92876692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4.6632124352332" calcext:value-type="float">
            <text:p>64.66321243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7.2433791129753" calcext:value-type="float">
            <text:p>47.243379113</text:p>
          </table:table-cell>
          <table:table-cell table:number-columns-repeated="4"/>
          <table:table-cell office:value-type="float" office:value="47.2669979396437" calcext:value-type="float">
            <text:p>47.2669979396</text:p>
          </table:table-cell>
          <table:table-cell table:number-columns-repeated="4"/>
          <table:table-cell office:value-type="float" office:value="47.2698624325798" calcext:value-type="float">
            <text:p>47.2698624326</text:p>
          </table:table-cell>
          <table:table-cell table:number-columns-repeated="4"/>
          <table:table-cell office:value-type="float" office:value="46.5636892769196" calcext:value-type="float">
            <text:p>46.56368927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841350987145" calcext:value-type="float">
            <text:p>16.68413509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8.3090013874734" calcext:value-type="float">
            <text:p>38.30900138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.0343693461963" calcext:value-type="float">
            <text:p>18.03436934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7.8234212139792" calcext:value-type="float">
            <text:p>47.823421214</text:p>
          </table:table-cell>
          <table:table-cell table:number-columns-repeated="4"/>
          <table:table-cell office:value-type="float" office:value="66.3787417824394" calcext:value-type="float">
            <text:p>66.3787417824</text:p>
          </table:table-cell>
          <table:table-cell table:number-columns-repeated="4"/>
          <table:table-cell office:value-type="float" office:value="47.2727272727273" calcext:value-type="float">
            <text:p>47.2727272727</text:p>
          </table:table-cell>
          <table:table-cell table:number-columns-repeated="4"/>
          <table:table-cell office:value-type="float" office:value="47.2705786100632" calcext:value-type="float">
            <text:p>47.27057861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856086742238" calcext:value-type="float">
            <text:p>14.785608674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8.7303400076964" calcext:value-type="float">
            <text:p>38.73034000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6.5650791755593" calcext:value-type="float">
            <text:p>46.565079175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8.8074181872458" calcext:value-type="float">
            <text:p>38.8074181872</text:p>
          </table:table-cell>
          <table:table-cell table:number-columns-repeated="4"/>
          <table:table-cell office:value-type="float" office:value="18.034265103697" calcext:value-type="float">
            <text:p>18.0342651037</text:p>
          </table:table-cell>
          <table:table-cell table:number-columns-repeated="4"/>
          <table:table-cell office:value-type="float" office:value="46.5643842158677" calcext:value-type="float">
            <text:p>46.5643842159</text:p>
          </table:table-cell>
          <table:table-cell table:number-columns-repeated="4"/>
          <table:table-cell office:value-type="float" office:value="23.6356474046241" calcext:value-type="float">
            <text:p>23.63564740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7439869531123" calcext:value-type="float">
            <text:p>0.44743986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.5060815645123" calcext:value-type="float">
            <text:p>46.50608156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9.8593710048581" calcext:value-type="float">
            <text:p>49.85937100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9.0249996071715" calcext:value-type="float">
            <text:p>49.0249996072</text:p>
          </table:table-cell>
          <table:table-cell table:number-columns-repeated="4"/>
          <table:table-cell office:value-type="float" office:value="46.5664691571768" calcext:value-type="float">
            <text:p>46.5664691572</text:p>
          </table:table-cell>
          <table:table-cell table:number-columns-repeated="4"/>
          <table:table-cell office:value-type="float" office:value="18.0345778348102" calcext:value-type="float">
            <text:p>18.0345778348</text:p>
          </table:table-cell>
          <table:table-cell table:number-columns-repeated="4"/>
          <table:table-cell office:value-type="float" office:value="25.160681596413" calcext:value-type="float">
            <text:p>25.16068159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7584986897945" calcext:value-type="float">
            <text:p>9.17584986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6.5643842158677" calcext:value-type="float">
            <text:p>46.56438421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6.9249734954018" calcext:value-type="float">
            <text:p>76.924973495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.8997955010225" calcext:value-type="float">
            <text:p>40.899795501</text:p>
          </table:table-cell>
          <table:table-cell table:number-columns-repeated="4"/>
          <table:table-cell office:value-type="float" office:value="45.8810034998971" calcext:value-type="float">
            <text:p>45.8810034999</text:p>
          </table:table-cell>
          <table:table-cell table:number-columns-repeated="4"/>
          <table:table-cell office:value-type="float" office:value="46.5643842158677" calcext:value-type="float">
            <text:p>46.5643842159</text:p>
          </table:table-cell>
          <table:table-cell table:number-columns-repeated="4"/>
          <table:table-cell office:value-type="float" office:value="14.1175192984679" calcext:value-type="float">
            <text:p>14.11751929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.5657741559953" calcext:value-type="float">
            <text:p>46.5657741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7.2605540997016" calcext:value-type="float">
            <text:p>47.26055409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9.1075050709939" calcext:value-type="float">
            <text:p>79.107505071</text:p>
          </table:table-cell>
          <table:table-cell table:number-columns-repeated="4"/>
          <table:table-cell office:value-type="float" office:value="46.5671641791045" calcext:value-type="float">
            <text:p>46.5671641791</text:p>
          </table:table-cell>
          <table:table-cell table:number-columns-repeated="4"/>
          <table:table-cell office:value-type="float" office:value="46.5643842158677" calcext:value-type="float">
            <text:p>46.5643842159</text:p>
          </table:table-cell>
          <table:table-cell table:number-columns-repeated="4"/>
          <table:table-cell office:value-type="float" office:value="24.4207889793363" calcext:value-type="float">
            <text:p>24.42078897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9979487705444" calcext:value-type="float">
            <text:p>7.999794877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2.3429781227946" calcext:value-type="float">
            <text:p>42.34297812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5.8796541379919" calcext:value-type="float">
            <text:p>45.87965413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.4940195723088" calcext:value-type="float">
            <text:p>43.4940195723</text:p>
          </table:table-cell>
          <table:table-cell table:number-columns-repeated="4"/>
          <table:table-cell office:value-type="float" office:value="45.8803288090231" calcext:value-type="float">
            <text:p>45.880328809</text:p>
          </table:table-cell>
          <table:table-cell table:number-columns-repeated="4"/>
          <table:table-cell office:value-type="float" office:value="45.8823529411765" calcext:value-type="float">
            <text:p>45.8823529412</text:p>
          </table:table-cell>
          <table:table-cell table:number-columns-repeated="4"/>
          <table:table-cell office:value-type="float" office:value="16.2534707932423" calcext:value-type="float">
            <text:p>16.25347079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5880349716756" calcext:value-type="float">
            <text:p>7.85880349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.0821632865315" calcext:value-type="float">
            <text:p>54.082163286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7.2691462767972" calcext:value-type="float">
            <text:p>47.26914627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6.5657741559953" calcext:value-type="float">
            <text:p>46.565774156</text:p>
          </table:table-cell>
          <table:table-cell table:number-columns-repeated="4"/>
          <table:table-cell office:value-type="float" office:value="45.8816782106146" calcext:value-type="float">
            <text:p>45.8816782106</text:p>
          </table:table-cell>
          <table:table-cell table:number-columns-repeated="4"/>
          <table:table-cell office:value-type="float" office:value="45.8789794868024" calcext:value-type="float">
            <text:p>45.8789794868</text:p>
          </table:table-cell>
          <table:table-cell table:number-columns-repeated="4"/>
          <table:table-cell office:value-type="float" office:value="15.2051970583792" calcext:value-type="float">
            <text:p>15.20519705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99990769372779" calcext:value-type="float">
            <text:p>5.999907693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.139429421922" calcext:value-type="float">
            <text:p>18.13942942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.1392185020029" calcext:value-type="float">
            <text:p>18.13921850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6.5664691571768" calcext:value-type="float">
            <text:p>46.5664691572</text:p>
          </table:table-cell>
          <table:table-cell table:number-columns-repeated="4"/>
          <table:table-cell office:value-type="float" office:value="23.9996307749111" calcext:value-type="float">
            <text:p>23.9996307749</text:p>
          </table:table-cell>
          <table:table-cell table:number-columns-repeated="4"/>
          <table:table-cell office:value-type="float" office:value="46.5671641791045" calcext:value-type="float">
            <text:p>46.5671641791</text:p>
          </table:table-cell>
          <table:table-cell table:number-columns-repeated="4"/>
          <table:table-cell office:value-type="float" office:value="16.5955681322539" calcext:value-type="float">
            <text:p>16.59556813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5945347226679" calcext:value-type="float">
            <text:p>6.45945347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5.8789794868024" calcext:value-type="float">
            <text:p>45.878979486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0.3201457993968" calcext:value-type="float">
            <text:p>50.32014579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.0346820809249" calcext:value-type="float">
            <text:p>18.0346820809</text:p>
          </table:table-cell>
          <table:table-cell table:number-columns-repeated="4"/>
          <table:table-cell office:value-type="float" office:value="14.1815603352666" calcext:value-type="float">
            <text:p>14.1815603353</text:p>
          </table:table-cell>
          <table:table-cell table:number-columns-repeated="4"/>
          <table:table-cell office:value-type="float" office:value="50.5697197594697" calcext:value-type="float">
            <text:p>50.5697197595</text:p>
          </table:table-cell>
          <table:table-cell table:number-columns-repeated="4"/>
          <table:table-cell office:value-type="float" office:value="12.5299695184395" calcext:value-type="float">
            <text:p>12.52996951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11763506346066" calcext:value-type="float">
            <text:p>6.11763506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5.8823529411765" calcext:value-type="float">
            <text:p>45.88235294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9.032704185067" calcext:value-type="float">
            <text:p>49.032704185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5.8769556522762" calcext:value-type="float">
            <text:p>45.8769556523</text:p>
          </table:table-cell>
          <table:table-cell table:number-columns-repeated="4"/>
          <table:table-cell office:value-type="float" office:value="21.3695702798592" calcext:value-type="float">
            <text:p>21.3695702799</text:p>
          </table:table-cell>
          <table:table-cell table:number-columns-repeated="4"/>
          <table:table-cell office:value-type="float" office:value="23.8707308116048" calcext:value-type="float">
            <text:p>23.8707308116</text:p>
          </table:table-cell>
          <table:table-cell table:number-columns-repeated="4"/>
          <table:table-cell office:value-type="float" office:value="0.449696865396648" calcext:value-type="float">
            <text:p>0.449696865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55152239825768" calcext:value-type="float">
            <text:p>5.551522398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4.3748095718002" calcext:value-type="float">
            <text:p>24.37480957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2.8588697491689" calcext:value-type="float">
            <text:p>62.85886974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5.8816782106146" calcext:value-type="float">
            <text:p>45.8816782106</text:p>
          </table:table-cell>
          <table:table-cell table:number-columns-repeated="4"/>
          <table:table-cell office:value-type="float" office:value="15.4451622484592" calcext:value-type="float">
            <text:p>15.4451622485</text:p>
          </table:table-cell>
          <table:table-cell table:number-columns-repeated="4"/>
          <table:table-cell office:value-type="float" office:value="25.4322255642775" calcext:value-type="float">
            <text:p>25.4322255643</text:p>
          </table:table-cell>
          <table:table-cell table:number-columns-repeated="4"/>
          <table:table-cell office:value-type="float" office:value="11.9083060434653" calcext:value-type="float">
            <text:p>11.90830604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1414577813451" calcext:value-type="float">
            <text:p>0.49141457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4.5659619700012" calcext:value-type="float">
            <text:p>24.5659619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.139429421922" calcext:value-type="float">
            <text:p>18.13942942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5.8810034998971" calcext:value-type="float">
            <text:p>45.8810034999</text:p>
          </table:table-cell>
          <table:table-cell table:number-columns-repeated="4"/>
          <table:table-cell office:value-type="float" office:value="18.9088617107671" calcext:value-type="float">
            <text:p>18.9088617108</text:p>
          </table:table-cell>
          <table:table-cell table:number-columns-repeated="4"/>
          <table:table-cell office:value-type="float" office:value="19.3363660027021" calcext:value-type="float">
            <text:p>19.3363660027</text:p>
          </table:table-cell>
          <table:table-cell table:number-columns-repeated="4"/>
          <table:table-cell office:value-type="float" office:value="10.1298372407882" calcext:value-type="float">
            <text:p>10.12983724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40980625306008" calcext:value-type="float">
            <text:p>3.40980625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6.1654680732006" calcext:value-type="float">
            <text:p>16.165468073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3.2824427480916" calcext:value-type="float">
            <text:p>73.28244274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5.8823529411765" calcext:value-type="float">
            <text:p>45.8823529412</text:p>
          </table:table-cell>
          <table:table-cell table:number-columns-repeated="4"/>
          <table:table-cell office:value-type="float" office:value="16.420966205441" calcext:value-type="float">
            <text:p>16.4209662054</text:p>
          </table:table-cell>
          <table:table-cell table:number-columns-repeated="4"/>
          <table:table-cell office:value-type="float" office:value="30.7898788141949" calcext:value-type="float">
            <text:p>30.7898788142</text:p>
          </table:table-cell>
          <table:table-cell table:number-columns-repeated="4"/>
          <table:table-cell office:value-type="float" office:value="10.0205871678673" calcext:value-type="float">
            <text:p>10.02058716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5191956124314" calcext:value-type="float">
            <text:p>2.85191956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.5954798593639" calcext:value-type="float">
            <text:p>16.59547985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.7303400076964" calcext:value-type="float">
            <text:p>38.73034000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5.8823529411765" calcext:value-type="float">
            <text:p>45.8823529412</text:p>
          </table:table-cell>
          <table:table-cell table:number-columns-repeated="4"/>
          <table:table-cell office:value-type="float" office:value="24.887328999322" calcext:value-type="float">
            <text:p>24.8873289993</text:p>
          </table:table-cell>
          <table:table-cell table:number-columns-repeated="4"/>
          <table:table-cell office:value-type="float" office:value="15.7574961742617" calcext:value-type="float">
            <text:p>15.7574961743</text:p>
          </table:table-cell>
          <table:table-cell table:number-columns-repeated="4"/>
          <table:table-cell office:value-type="float" office:value="8.44695205813236" calcext:value-type="float">
            <text:p>8.446952058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19653131534701" calcext:value-type="float">
            <text:p>0.519653131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.0489940000656" calcext:value-type="float">
            <text:p>17.048994000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4.4109148363771" calcext:value-type="float">
            <text:p>44.410914836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5.8803288090231" calcext:value-type="float">
            <text:p>45.880328809</text:p>
          </table:table-cell>
          <table:table-cell table:number-columns-repeated="4"/>
          <table:table-cell office:value-type="float" office:value="22.5774471564718" calcext:value-type="float">
            <text:p>22.5774471565</text:p>
          </table:table-cell>
          <table:table-cell table:number-columns-repeated="4"/>
          <table:table-cell office:value-type="float" office:value="15.999835899119" calcext:value-type="float">
            <text:p>15.9998358991</text:p>
          </table:table-cell>
          <table:table-cell table:number-columns-repeated="4"/>
          <table:table-cell office:value-type="float" office:value="8.6426113982748" calcext:value-type="float">
            <text:p>8.642611398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816721170317" calcext:value-type="float">
            <text:p>2.3816721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6.2485613252993" calcext:value-type="float">
            <text:p>16.248561325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.6243190418763" calcext:value-type="float">
            <text:p>21.62431904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4.5701551384246" calcext:value-type="float">
            <text:p>44.5701551384</text:p>
          </table:table-cell>
          <table:table-cell table:number-columns-repeated="4"/>
          <table:table-cell office:value-type="float" office:value="23.7623762376238" calcext:value-type="float">
            <text:p>23.7623762376</text:p>
          </table:table-cell>
          <table:table-cell table:number-columns-repeated="4"/>
          <table:table-cell office:value-type="float" office:value="19.3786412591148" calcext:value-type="float">
            <text:p>19.3786412591</text:p>
          </table:table-cell>
          <table:table-cell table:number-columns-repeated="4"/>
          <table:table-cell office:value-type="float" office:value="7.91870133298139" calcext:value-type="float">
            <text:p>7.918701333</text:p>
          </table:table-cell>
          <table:table-cell/>
        </table:table-row>
      </table:table>
      <table:table table:name="Attribute Level Locking" table:style-name="ta1"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ttribute Level Locking</text:p>
          </table:table-cell>
          <table:covered-table-cell table:number-columns-repeated="4"/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style-name="ce13" office:value-type="string" calcext:value-type="string" table:number-columns-spanned="3" table:number-rows-spanned="1">
            <text:p>25tasks_1Regular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2Regular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3Regular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4Regular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2AllConnected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3AllConnected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4AllConnectedTree_19Collabs</text:p>
          </table:table-cell>
          <table:covered-table-cell table:number-columns-repeated="2" table:style-name="ce3"/>
        </table:table-row>
        <table:table-row table:style-name="ro1"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</table:table-row>
        <table:table-row table:style-name="ro1"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02.25" calcext:value-type="float">
            <text:p>1002.25</text:p>
          </table:table-cell>
          <table:table-cell table:number-columns-repeated="4"/>
          <table:table-cell office:value-type="float" office:value="1251.75" calcext:value-type="float">
            <text:p>1251.75</text:p>
          </table:table-cell>
        </table:table-row>
        <table:table-row table:style-name="ro1">
          <table:table-cell table:number-columns-repeated="7"/>
          <table:table-cell office:value-type="float" office:value="1201.4" calcext:value-type="float">
            <text:p>1201.4</text:p>
          </table:table-cell>
          <table:table-cell table:number-columns-repeated="4"/>
          <table:table-cell office:value-type="float" office:value="4017" calcext:value-type="float">
            <text:p>4017</text:p>
          </table:table-cell>
          <table:table-cell table:number-columns-repeated="4"/>
          <table:table-cell office:value-type="float" office:value="1201.6" calcext:value-type="float">
            <text:p>1201.6</text:p>
          </table:table-cell>
          <table:table-cell table:number-columns-repeated="4"/>
          <table:table-cell office:value-type="float" office:value="1001.2" calcext:value-type="float">
            <text:p>1001.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03.2" calcext:value-type="float">
            <text:p>2403.2</text:p>
          </table:table-cell>
        </table:table-row>
        <table:table-row table:style-name="ro1">
          <table:table-cell table:number-columns-repeated="7"/>
          <table:table-cell office:value-type="float" office:value="667.5" calcext:value-type="float">
            <text:p>667.5</text:p>
          </table:table-cell>
          <table:table-cell table:number-columns-repeated="4"/>
          <table:table-cell office:value-type="float" office:value="2172.66666666667" calcext:value-type="float">
            <text:p>2172.6666666667</text:p>
          </table:table-cell>
          <table:table-cell table:number-columns-repeated="4"/>
          <table:table-cell office:value-type="float" office:value="22336.8333333333" calcext:value-type="float">
            <text:p>22336.8333333333</text:p>
          </table:table-cell>
          <table:table-cell table:number-columns-repeated="4"/>
          <table:table-cell office:value-type="float" office:value="1836.66666666667" calcext:value-type="float">
            <text:p>1836.6666666667</text:p>
          </table:table-cell>
          <table:table-cell table:number-columns-repeated="4"/>
          <table:table-cell office:value-type="float" office:value="2510.16666666667" calcext:value-type="float">
            <text:p>2510.1666666667</text:p>
          </table:table-cell>
          <table:table-cell table:number-columns-repeated="4"/>
          <table:table-cell office:value-type="float" office:value="5840.5" calcext:value-type="float">
            <text:p>5840.5</text:p>
          </table:table-cell>
        </table:table-row>
        <table:table-row table:style-name="ro1">
          <table:table-cell table:number-columns-repeated="7"/>
          <table:table-cell office:value-type="float" office:value="34286.4285714286" calcext:value-type="float">
            <text:p>34286.4285714286</text:p>
          </table:table-cell>
          <table:table-cell table:number-columns-repeated="4"/>
          <table:table-cell office:value-type="float" office:value="2440.57142857143" calcext:value-type="float">
            <text:p>2440.5714285714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4"/>
          <table:table-cell office:value-type="float" office:value="572.142857142857" calcext:value-type="float">
            <text:p>572.1428571429</text:p>
          </table:table-cell>
          <table:table-cell table:number-columns-repeated="4"/>
          <table:table-cell office:value-type="float" office:value="1553.71428571429" calcext:value-type="float">
            <text:p>1553.7142857143</text:p>
          </table:table-cell>
          <table:table-cell table:number-columns-repeated="4"/>
          <table:table-cell office:value-type="float" office:value="25582.2857142857" calcext:value-type="float">
            <text:p>25582.2857142857</text:p>
          </table:table-cell>
        </table:table-row>
        <table:table-row table:style-name="ro1">
          <table:table-cell table:number-columns-repeated="7"/>
          <table:table-cell office:value-type="float" office:value="21129.5" calcext:value-type="float">
            <text:p>21129.5</text:p>
          </table:table-cell>
          <table:table-cell table:number-columns-repeated="4"/>
          <table:table-cell office:value-type="float" office:value="3135.5" calcext:value-type="float">
            <text:p>3135.5</text:p>
          </table:table-cell>
          <table:table-cell table:number-columns-repeated="4"/>
          <table:table-cell office:value-type="float" office:value="2753.375" calcext:value-type="float">
            <text:p>2753.375</text:p>
          </table:table-cell>
          <table:table-cell table:number-columns-repeated="4"/>
          <table:table-cell office:value-type="float" office:value="1751.875" calcext:value-type="float">
            <text:p>1751.875</text:p>
          </table:table-cell>
          <table:table-cell table:number-columns-repeated="4"/>
          <table:table-cell office:value-type="float" office:value="19779" calcext:value-type="float">
            <text:p>19779</text:p>
          </table:table-cell>
          <table:table-cell table:number-columns-repeated="4"/>
          <table:table-cell office:value-type="float" office:value="43516.75" calcext:value-type="float">
            <text:p>43516.75</text:p>
          </table:table-cell>
        </table:table-row>
        <table:table-row table:style-name="ro1">
          <table:table-cell table:number-columns-repeated="7"/>
          <table:table-cell office:value-type="float" office:value="5782" calcext:value-type="float">
            <text:p>5782</text:p>
          </table:table-cell>
          <table:table-cell table:number-columns-repeated="4"/>
          <table:table-cell office:value-type="float" office:value="3345.55555555556" calcext:value-type="float">
            <text:p>3345.5555555556</text:p>
          </table:table-cell>
          <table:table-cell table:number-columns-repeated="4"/>
          <table:table-cell office:value-type="float" office:value="17449.7777777778" calcext:value-type="float">
            <text:p>17449.7777777778</text:p>
          </table:table-cell>
          <table:table-cell table:number-columns-repeated="4"/>
          <table:table-cell office:value-type="float" office:value="3448.44444444444" calcext:value-type="float">
            <text:p>3448.4444444445</text:p>
          </table:table-cell>
          <table:table-cell table:number-columns-repeated="4"/>
          <table:table-cell office:value-type="float" office:value="19582.5555555556" calcext:value-type="float">
            <text:p>19582.5555555556</text:p>
          </table:table-cell>
          <table:table-cell table:number-columns-repeated="4"/>
          <table:table-cell office:value-type="float" office:value="67367.2222222222" calcext:value-type="float">
            <text:p>67367.2222222222</text:p>
          </table:table-cell>
        </table:table-row>
        <table:table-row table:style-name="ro1">
          <table:table-cell table:number-columns-repeated="7"/>
          <table:table-cell office:value-type="float" office:value="16214.5" calcext:value-type="float">
            <text:p>16214.5</text:p>
          </table:table-cell>
          <table:table-cell table:number-columns-repeated="4"/>
          <table:table-cell office:value-type="float" office:value="22546.3" calcext:value-type="float">
            <text:p>22546.3</text:p>
          </table:table-cell>
          <table:table-cell table:number-columns-repeated="4"/>
          <table:table-cell office:value-type="float" office:value="15504.8" calcext:value-type="float">
            <text:p>15504.8</text:p>
          </table:table-cell>
          <table:table-cell table:number-columns-repeated="4"/>
          <table:table-cell office:value-type="float" office:value="2302.8" calcext:value-type="float">
            <text:p>2302.8</text:p>
          </table:table-cell>
          <table:table-cell table:number-columns-repeated="4"/>
          <table:table-cell office:value-type="float" office:value="7431.4" calcext:value-type="float">
            <text:p>7431.4</text:p>
          </table:table-cell>
          <table:table-cell table:number-columns-repeated="4"/>
          <table:table-cell office:value-type="float" office:value="84331.7" calcext:value-type="float">
            <text:p>84331.7</text:p>
          </table:table-cell>
        </table:table-row>
        <table:table-row table:style-name="ro1">
          <table:table-cell table:number-columns-repeated="7"/>
          <table:table-cell office:value-type="float" office:value="3641.18181818182" calcext:value-type="float">
            <text:p>3641.1818181818</text:p>
          </table:table-cell>
          <table:table-cell table:number-columns-repeated="4"/>
          <table:table-cell office:value-type="float" office:value="24746.8181818182" calcext:value-type="float">
            <text:p>24746.8181818182</text:p>
          </table:table-cell>
          <table:table-cell table:number-columns-repeated="4"/>
          <table:table-cell office:value-type="float" office:value="5006.09090909091" calcext:value-type="float">
            <text:p>5006.0909090909</text:p>
          </table:table-cell>
          <table:table-cell table:number-columns-repeated="4"/>
          <table:table-cell office:value-type="float" office:value="1365.27272727273" calcext:value-type="float">
            <text:p>1365.2727272727</text:p>
          </table:table-cell>
          <table:table-cell table:number-columns-repeated="4"/>
          <table:table-cell office:value-type="float" office:value="14015.3636363636" calcext:value-type="float">
            <text:p>14015.3636363636</text:p>
          </table:table-cell>
          <table:table-cell table:number-columns-repeated="4"/>
          <table:table-cell office:value-type="float" office:value="81670.3636363636" calcext:value-type="float">
            <text:p>81670.3636363636</text:p>
          </table:table-cell>
        </table:table-row>
        <table:table-row table:style-name="ro1">
          <table:table-cell table:number-columns-repeated="7"/>
          <table:table-cell office:value-type="float" office:value="5673.75" calcext:value-type="float">
            <text:p>5673.75</text:p>
          </table:table-cell>
          <table:table-cell table:number-columns-repeated="4"/>
          <table:table-cell office:value-type="float" office:value="1840.58333333333" calcext:value-type="float">
            <text:p>1840.5833333333</text:p>
          </table:table-cell>
          <table:table-cell table:number-columns-repeated="4"/>
          <table:table-cell office:value-type="float" office:value="2336.16666666667" calcext:value-type="float">
            <text:p>2336.1666666667</text:p>
          </table:table-cell>
          <table:table-cell table:number-columns-repeated="4"/>
          <table:table-cell office:value-type="float" office:value="26007.25" calcext:value-type="float">
            <text:p>26007.25</text:p>
          </table:table-cell>
          <table:table-cell table:number-columns-repeated="4"/>
          <table:table-cell office:value-type="float" office:value="4517.16666666667" calcext:value-type="float">
            <text:p>4517.1666666667</text:p>
          </table:table-cell>
          <table:table-cell table:number-columns-repeated="4"/>
          <table:table-cell office:value-type="float" office:value="104292.666666667" calcext:value-type="float">
            <text:p>104292.666666667</text:p>
          </table:table-cell>
        </table:table-row>
        <table:table-row table:style-name="ro1">
          <table:table-cell table:number-columns-repeated="7"/>
          <table:table-cell office:value-type="float" office:value="3388.76923076923" calcext:value-type="float">
            <text:p>3388.7692307692</text:p>
          </table:table-cell>
          <table:table-cell table:number-columns-repeated="4"/>
          <table:table-cell office:value-type="float" office:value="21075.7692307692" calcext:value-type="float">
            <text:p>21075.7692307692</text:p>
          </table:table-cell>
          <table:table-cell table:number-columns-repeated="4"/>
          <table:table-cell office:value-type="float" office:value="7394.84615384615" calcext:value-type="float">
            <text:p>7394.8461538462</text:p>
          </table:table-cell>
          <table:table-cell table:number-columns-repeated="4"/>
          <table:table-cell office:value-type="float" office:value="23621.6153846154" calcext:value-type="float">
            <text:p>23621.6153846154</text:p>
          </table:table-cell>
          <table:table-cell table:number-columns-repeated="4"/>
          <table:table-cell office:value-type="float" office:value="4634.30769230769" calcext:value-type="float">
            <text:p>4634.3076923077</text:p>
          </table:table-cell>
          <table:table-cell table:number-columns-repeated="4"/>
          <table:table-cell office:value-type="float" office:value="151368.384615385" calcext:value-type="float">
            <text:p>151368.384615385</text:p>
          </table:table-cell>
        </table:table-row>
        <table:table-row table:style-name="ro1">
          <table:table-cell table:number-columns-repeated="7"/>
          <table:table-cell office:value-type="float" office:value="31435.9285714286" calcext:value-type="float">
            <text:p>31435.9285714286</text:p>
          </table:table-cell>
          <table:table-cell table:number-columns-repeated="4"/>
          <table:table-cell office:value-type="float" office:value="28197.9285714286" calcext:value-type="float">
            <text:p>28197.9285714286</text:p>
          </table:table-cell>
          <table:table-cell table:number-columns-repeated="4"/>
          <table:table-cell office:value-type="float" office:value="15584.2142857143" calcext:value-type="float">
            <text:p>15584.2142857143</text:p>
          </table:table-cell>
          <table:table-cell table:number-columns-repeated="4"/>
          <table:table-cell office:value-type="float" office:value="18368.8571428571" calcext:value-type="float">
            <text:p>18368.8571428571</text:p>
          </table:table-cell>
          <table:table-cell table:number-columns-repeated="4"/>
          <table:table-cell office:value-type="float" office:value="2728.57142857143" calcext:value-type="float">
            <text:p>2728.5714285714</text:p>
          </table:table-cell>
          <table:table-cell table:number-columns-repeated="4"/>
          <table:table-cell office:value-type="float" office:value="143060.357142857" calcext:value-type="float">
            <text:p>143060.357142857</text:p>
          </table:table-cell>
        </table:table-row>
        <table:table-row table:style-name="ro1">
          <table:table-cell table:number-columns-repeated="7"/>
          <table:table-cell office:value-type="float" office:value="20805.8666666667" calcext:value-type="float">
            <text:p>20805.8666666667</text:p>
          </table:table-cell>
          <table:table-cell table:number-columns-repeated="4"/>
          <table:table-cell office:value-type="float" office:value="22440.4" calcext:value-type="float">
            <text:p>22440.4</text:p>
          </table:table-cell>
          <table:table-cell table:number-columns-repeated="4"/>
          <table:table-cell office:value-type="float" office:value="28605.4666666667" calcext:value-type="float">
            <text:p>28605.4666666667</text:p>
          </table:table-cell>
          <table:table-cell table:number-columns-repeated="4"/>
          <table:table-cell office:value-type="float" office:value="25278.0666666667" calcext:value-type="float">
            <text:p>25278.0666666667</text:p>
          </table:table-cell>
          <table:table-cell table:number-columns-repeated="4"/>
          <table:table-cell office:value-type="float" office:value="43775.7333333333" calcext:value-type="float">
            <text:p>43775.7333333333</text:p>
          </table:table-cell>
          <table:table-cell table:number-columns-repeated="4"/>
          <table:table-cell office:value-type="float" office:value="127600.8" calcext:value-type="float">
            <text:p>127600.8</text:p>
          </table:table-cell>
        </table:table-row>
        <table:table-row table:style-name="ro1">
          <table:table-cell table:number-columns-repeated="7"/>
          <table:table-cell office:value-type="float" office:value="38448.25" calcext:value-type="float">
            <text:p>38448.25</text:p>
          </table:table-cell>
          <table:table-cell table:number-columns-repeated="4"/>
          <table:table-cell office:value-type="float" office:value="27043.9375" calcext:value-type="float">
            <text:p>27043.9375</text:p>
          </table:table-cell>
          <table:table-cell table:number-columns-repeated="4"/>
          <table:table-cell office:value-type="float" office:value="22176.375" calcext:value-type="float">
            <text:p>22176.375</text:p>
          </table:table-cell>
          <table:table-cell table:number-columns-repeated="4"/>
          <table:table-cell office:value-type="float" office:value="45769.375" calcext:value-type="float">
            <text:p>45769.375</text:p>
          </table:table-cell>
          <table:table-cell table:number-columns-repeated="4"/>
          <table:table-cell office:value-type="float" office:value="34929.9375" calcext:value-type="float">
            <text:p>34929.9375</text:p>
          </table:table-cell>
          <table:table-cell table:number-columns-repeated="4"/>
          <table:table-cell office:value-type="float" office:value="192766.5" calcext:value-type="float">
            <text:p>192766.5</text:p>
          </table:table-cell>
        </table:table-row>
        <table:table-row table:style-name="ro1">
          <table:table-cell table:number-columns-repeated="7"/>
          <table:table-cell office:value-type="float" office:value="27537.2941176471" calcext:value-type="float">
            <text:p>27537.2941176471</text:p>
          </table:table-cell>
          <table:table-cell table:number-columns-repeated="4"/>
          <table:table-cell office:value-type="float" office:value="28408.1764705882" calcext:value-type="float">
            <text:p>28408.1764705882</text:p>
          </table:table-cell>
          <table:table-cell table:number-columns-repeated="4"/>
          <table:table-cell office:value-type="float" office:value="30721.4705882353" calcext:value-type="float">
            <text:p>30721.4705882353</text:p>
          </table:table-cell>
          <table:table-cell table:number-columns-repeated="4"/>
          <table:table-cell office:value-type="float" office:value="184060.352941177" calcext:value-type="float">
            <text:p>184060.352941177</text:p>
          </table:table-cell>
          <table:table-cell table:number-columns-repeated="4"/>
          <table:table-cell office:value-type="float" office:value="51835.8823529412" calcext:value-type="float">
            <text:p>51835.8823529412</text:p>
          </table:table-cell>
          <table:table-cell table:number-columns-repeated="4"/>
          <table:table-cell office:value-type="float" office:value="240555.941176471" calcext:value-type="float">
            <text:p>240555.941176471</text:p>
          </table:table-cell>
        </table:table-row>
        <table:table-row table:style-name="ro1">
          <table:table-cell table:number-columns-repeated="7"/>
          <table:table-cell office:value-type="float" office:value="7731" calcext:value-type="float">
            <text:p>7731</text:p>
          </table:table-cell>
          <table:table-cell table:number-columns-repeated="4"/>
          <table:table-cell office:value-type="float" office:value="44316.5" calcext:value-type="float">
            <text:p>44316.5</text:p>
          </table:table-cell>
          <table:table-cell table:number-columns-repeated="4"/>
          <table:table-cell office:value-type="float" office:value="78739.1666666667" calcext:value-type="float">
            <text:p>78739.1666666667</text:p>
          </table:table-cell>
          <table:table-cell table:number-columns-repeated="4"/>
          <table:table-cell office:value-type="float" office:value="64750.4444444444" calcext:value-type="float">
            <text:p>64750.4444444444</text:p>
          </table:table-cell>
          <table:table-cell table:number-columns-repeated="4"/>
          <table:table-cell office:value-type="float" office:value="64744.6111111111" calcext:value-type="float">
            <text:p>64744.6111111111</text:p>
          </table:table-cell>
          <table:table-cell table:number-columns-repeated="4"/>
          <table:table-cell office:value-type="float" office:value="229979.444444444" calcext:value-type="float">
            <text:p>229979.444444444</text:p>
          </table:table-cell>
        </table:table-row>
        <table:table-row table:style-name="ro1">
          <table:table-cell table:number-columns-repeated="7"/>
          <table:table-cell office:value-type="float" office:value="7865.73684210526" calcext:value-type="float">
            <text:p>7865.7368421053</text:p>
          </table:table-cell>
          <table:table-cell table:number-columns-repeated="4"/>
          <table:table-cell office:value-type="float" office:value="27914.6315789474" calcext:value-type="float">
            <text:p>27914.6315789474</text:p>
          </table:table-cell>
          <table:table-cell table:number-columns-repeated="4"/>
          <table:table-cell office:value-type="float" office:value="64484.5789473684" calcext:value-type="float">
            <text:p>64484.5789473684</text:p>
          </table:table-cell>
          <table:table-cell table:number-columns-repeated="4"/>
          <table:table-cell office:value-type="float" office:value="68397.8947368421" calcext:value-type="float">
            <text:p>68397.8947368421</text:p>
          </table:table-cell>
          <table:table-cell table:number-columns-repeated="4"/>
          <table:table-cell office:value-type="float" office:value="94570.9473684211" calcext:value-type="float">
            <text:p>94570.9473684211</text:p>
          </table:table-cell>
          <table:table-cell table:number-columns-repeated="4"/>
          <table:table-cell office:value-type="float" office:value="224267.210526316" calcext:value-type="float">
            <text:p>224267.210526316</text:p>
          </table:table-cell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</table:table-row>
        <table:table-row table:style-name="ro1">
          <table:table-cell table:number-columns-repeated="7"/>
          <table:table-cell office:value-type="float" office:value="82361" calcext:value-type="float">
            <text:p>82361</text:p>
          </table:table-cell>
          <table:table-cell table:number-columns-repeated="4"/>
          <table:table-cell office:value-type="float" office:value="67271" calcext:value-type="float">
            <text:p>67271</text:p>
          </table:table-cell>
          <table:table-cell table:number-columns-repeated="4"/>
          <table:table-cell office:value-type="float" office:value="82072" calcext:value-type="float">
            <text:p>82072</text:p>
          </table:table-cell>
          <table:table-cell table:number-columns-repeated="4"/>
          <table:table-cell office:value-type="float" office:value="83491" calcext:value-type="float">
            <text:p>83491</text:p>
          </table:table-cell>
          <table:table-cell table:number-columns-repeated="4"/>
          <table:table-cell office:value-type="float" office:value="67500" calcext:value-type="float">
            <text:p>67500</text:p>
          </table:table-cell>
          <table:table-cell table:number-columns-repeated="4"/>
          <table:table-cell office:value-type="float" office:value="83651" calcext:value-type="float">
            <text:p>83651</text:p>
          </table:table-cell>
        </table:table-row>
        <table:table-row table:style-name="ro1">
          <table:table-cell table:number-columns-repeated="7"/>
          <table:table-cell office:value-type="float" office:value="39492" calcext:value-type="float">
            <text:p>39492</text:p>
          </table:table-cell>
          <table:table-cell table:number-columns-repeated="4"/>
          <table:table-cell office:value-type="float" office:value="64015" calcext:value-type="float">
            <text:p>64015</text:p>
          </table:table-cell>
          <table:table-cell table:number-columns-repeated="4"/>
          <table:table-cell office:value-type="float" office:value="7160324" calcext:value-type="float">
            <text:p>7160324</text:p>
          </table:table-cell>
          <table:table-cell table:number-columns-repeated="4"/>
          <table:table-cell office:value-type="float" office:value="81445" calcext:value-type="float">
            <text:p>81445</text:p>
          </table:table-cell>
          <table:table-cell table:number-columns-repeated="4"/>
          <table:table-cell office:value-type="float" office:value="63012" calcext:value-type="float">
            <text:p>63012</text:p>
          </table:table-cell>
          <table:table-cell table:number-columns-repeated="4"/>
          <table:table-cell office:value-type="float" office:value="81448" calcext:value-type="float">
            <text:p>81448</text:p>
          </table:table-cell>
        </table:table-row>
        <table:table-row table:style-name="ro1">
          <table:table-cell table:number-columns-repeated="7"/>
          <table:table-cell office:value-type="float" office:value="66399" calcext:value-type="float">
            <text:p>66399</text:p>
          </table:table-cell>
          <table:table-cell table:number-columns-repeated="4"/>
          <table:table-cell office:value-type="float" office:value="65003" calcext:value-type="float">
            <text:p>65003</text:p>
          </table:table-cell>
          <table:table-cell table:number-columns-repeated="4"/>
          <table:table-cell office:value-type="float" office:value="61438" calcext:value-type="float">
            <text:p>61438</text:p>
          </table:table-cell>
          <table:table-cell table:number-columns-repeated="4"/>
          <table:table-cell office:value-type="float" office:value="40557" calcext:value-type="float">
            <text:p>40557</text:p>
          </table:table-cell>
          <table:table-cell table:number-columns-repeated="4"/>
          <table:table-cell office:value-type="float" office:value="65003" calcext:value-type="float">
            <text:p>65003</text:p>
          </table:table-cell>
          <table:table-cell table:number-columns-repeated="4"/>
          <table:table-cell office:value-type="float" office:value="40556" calcext:value-type="float">
            <text:p>40556</text:p>
          </table:table-cell>
        </table:table-row>
        <table:table-row table:style-name="ro1">
          <table:table-cell table:number-columns-repeated="7"/>
          <table:table-cell office:value-type="float" office:value="81445" calcext:value-type="float">
            <text:p>81445</text:p>
          </table:table-cell>
          <table:table-cell table:number-columns-repeated="4"/>
          <table:table-cell office:value-type="float" office:value="66007" calcext:value-type="float">
            <text:p>66007</text:p>
          </table:table-cell>
          <table:table-cell table:number-columns-repeated="4"/>
          <table:table-cell office:value-type="float" office:value="69265" calcext:value-type="float">
            <text:p>69265</text:p>
          </table:table-cell>
          <table:table-cell table:number-columns-repeated="4"/>
          <table:table-cell office:value-type="float" office:value="81444" calcext:value-type="float">
            <text:p>81444</text:p>
          </table:table-cell>
          <table:table-cell table:number-columns-repeated="4"/>
          <table:table-cell office:value-type="float" office:value="67003" calcext:value-type="float">
            <text:p>67003</text:p>
          </table:table-cell>
          <table:table-cell table:number-columns-repeated="4"/>
          <table:table-cell office:value-type="float" office:value="81445" calcext:value-type="float">
            <text:p>81445</text:p>
          </table:table-cell>
        </table:table-row>
        <table:table-row table:style-name="ro1">
          <table:table-cell table:number-columns-repeated="7"/>
          <table:table-cell office:value-type="float" office:value="40558" calcext:value-type="float">
            <text:p>40558</text:p>
          </table:table-cell>
          <table:table-cell table:number-columns-repeated="4"/>
          <table:table-cell office:value-type="float" office:value="71003" calcext:value-type="float">
            <text:p>71003</text:p>
          </table:table-cell>
          <table:table-cell table:number-columns-repeated="4"/>
          <table:table-cell office:value-type="float" office:value="39439" calcext:value-type="float">
            <text:p>39439</text:p>
          </table:table-cell>
          <table:table-cell table:number-columns-repeated="4"/>
          <table:table-cell office:value-type="float" office:value="80557" calcext:value-type="float">
            <text:p>80557</text:p>
          </table:table-cell>
          <table:table-cell table:number-columns-repeated="4"/>
          <table:table-cell office:value-type="float" office:value="66003" calcext:value-type="float">
            <text:p>66003</text:p>
          </table:table-cell>
          <table:table-cell table:number-columns-repeated="4"/>
          <table:table-cell office:value-type="float" office:value="80111" calcext:value-type="float">
            <text:p>80111</text:p>
          </table:table-cell>
        </table:table-row>
        <table:table-row table:style-name="ro1">
          <table:table-cell table:number-columns-repeated="7"/>
          <table:table-cell office:value-type="float" office:value="70108" calcext:value-type="float">
            <text:p>70108</text:p>
          </table:table-cell>
          <table:table-cell table:number-columns-repeated="4"/>
          <table:table-cell office:value-type="float" office:value="75011" calcext:value-type="float">
            <text:p>75011</text:p>
          </table:table-cell>
          <table:table-cell table:number-columns-repeated="4"/>
          <table:table-cell office:value-type="float" office:value="72771" calcext:value-type="float">
            <text:p>72771</text:p>
          </table:table-cell>
          <table:table-cell table:number-columns-repeated="4"/>
          <table:table-cell office:value-type="float" office:value="70265" calcext:value-type="float">
            <text:p>70265</text:p>
          </table:table-cell>
          <table:table-cell table:number-columns-repeated="4"/>
          <table:table-cell office:value-type="float" office:value="73011" calcext:value-type="float">
            <text:p>73011</text:p>
          </table:table-cell>
          <table:table-cell table:number-columns-repeated="4"/>
          <table:table-cell office:value-type="float" office:value="50547" calcext:value-type="float">
            <text:p>50547</text:p>
          </table:table-cell>
        </table:table-row>
        <table:table-row table:style-name="ro1">
          <table:table-cell table:number-columns-repeated="7"/>
          <table:table-cell office:value-type="float" office:value="64004" calcext:value-type="float">
            <text:p>64004</text:p>
          </table:table-cell>
          <table:table-cell table:number-columns-repeated="4"/>
          <table:table-cell office:value-type="float" office:value="7129009" calcext:value-type="float">
            <text:p>7129009</text:p>
          </table:table-cell>
          <table:table-cell table:number-columns-repeated="4"/>
          <table:table-cell office:value-type="float" office:value="81442" calcext:value-type="float">
            <text:p>81442</text:p>
          </table:table-cell>
          <table:table-cell table:number-columns-repeated="4"/>
          <table:table-cell office:value-type="float" office:value="39445" calcext:value-type="float">
            <text:p>39445</text:p>
          </table:table-cell>
          <table:table-cell table:number-columns-repeated="4"/>
          <table:table-cell office:value-type="float" office:value="71008" calcext:value-type="float">
            <text:p>71008</text:p>
          </table:table-cell>
          <table:table-cell table:number-columns-repeated="4"/>
          <table:table-cell office:value-type="float" office:value="62328" calcext:value-type="float">
            <text:p>62328</text:p>
          </table:table-cell>
        </table:table-row>
        <table:table-row table:style-name="ro1">
          <table:table-cell table:number-columns-repeated="7"/>
          <table:table-cell office:value-type="float" office:value="158591" calcext:value-type="float">
            <text:p>158591</text:p>
          </table:table-cell>
          <table:table-cell table:number-columns-repeated="4"/>
          <table:table-cell office:value-type="float" office:value="76005" calcext:value-type="float">
            <text:p>76005</text:p>
          </table:table-cell>
          <table:table-cell table:number-columns-repeated="4"/>
          <table:table-cell office:value-type="float" office:value="40109" calcext:value-type="float">
            <text:p>40109</text:p>
          </table:table-cell>
          <table:table-cell table:number-columns-repeated="4"/>
          <table:table-cell office:value-type="float" office:value="79397" calcext:value-type="float">
            <text:p>79397</text:p>
          </table:table-cell>
          <table:table-cell table:number-columns-repeated="4"/>
          <table:table-cell office:value-type="float" office:value="163005" calcext:value-type="float">
            <text:p>163005</text:p>
          </table:table-cell>
          <table:table-cell table:number-columns-repeated="4"/>
          <table:table-cell office:value-type="float" office:value="166353" calcext:value-type="float">
            <text:p>166353</text:p>
          </table:table-cell>
        </table:table-row>
        <table:table-row table:style-name="ro1">
          <table:table-cell table:number-columns-repeated="7"/>
          <table:table-cell office:value-type="float" office:value="81594" calcext:value-type="float">
            <text:p>81594</text:p>
          </table:table-cell>
          <table:table-cell table:number-columns-repeated="4"/>
          <table:table-cell office:value-type="float" office:value="77019" calcext:value-type="float">
            <text:p>77019</text:p>
          </table:table-cell>
          <table:table-cell table:number-columns-repeated="4"/>
          <table:table-cell office:value-type="float" office:value="69233" calcext:value-type="float">
            <text:p>69233</text:p>
          </table:table-cell>
          <table:table-cell table:number-columns-repeated="4"/>
          <table:table-cell office:value-type="float" office:value="77650" calcext:value-type="float">
            <text:p>77650</text:p>
          </table:table-cell>
          <table:table-cell table:number-columns-repeated="4"/>
          <table:table-cell office:value-type="float" office:value="85005" calcext:value-type="float">
            <text:p>85005</text:p>
          </table:table-cell>
          <table:table-cell table:number-columns-repeated="4"/>
          <table:table-cell office:value-type="float" office:value="80656" calcext:value-type="float">
            <text:p>80656</text:p>
          </table:table-cell>
        </table:table-row>
        <table:table-row table:style-name="ro1">
          <table:table-cell table:number-columns-repeated="7"/>
          <table:table-cell office:value-type="float" office:value="67542" calcext:value-type="float">
            <text:p>67542</text:p>
          </table:table-cell>
          <table:table-cell table:number-columns-repeated="4"/>
          <table:table-cell office:value-type="float" office:value="153003" calcext:value-type="float">
            <text:p>153003</text:p>
          </table:table-cell>
          <table:table-cell table:number-columns-repeated="4"/>
          <table:table-cell office:value-type="float" office:value="79354" calcext:value-type="float">
            <text:p>79354</text:p>
          </table:table-cell>
          <table:table-cell table:number-columns-repeated="4"/>
          <table:table-cell office:value-type="float" office:value="43889" calcext:value-type="float">
            <text:p>43889</text:p>
          </table:table-cell>
          <table:table-cell table:number-columns-repeated="4"/>
          <table:table-cell office:value-type="float" office:value="81005" calcext:value-type="float">
            <text:p>81005</text:p>
          </table:table-cell>
          <table:table-cell table:number-columns-repeated="4"/>
          <table:table-cell office:value-type="float" office:value="88073" calcext:value-type="float">
            <text:p>88073</text:p>
          </table:table-cell>
        </table:table-row>
        <table:table-row table:style-name="ro1">
          <table:table-cell table:number-columns-repeated="7"/>
          <table:table-cell office:value-type="float" office:value="75775" calcext:value-type="float">
            <text:p>75775</text:p>
          </table:table-cell>
          <table:table-cell table:number-columns-repeated="4"/>
          <table:table-cell office:value-type="float" office:value="79003" calcext:value-type="float">
            <text:p>79003</text:p>
          </table:table-cell>
          <table:table-cell table:number-columns-repeated="4"/>
          <table:table-cell office:value-type="float" office:value="70121" calcext:value-type="float">
            <text:p>70121</text:p>
          </table:table-cell>
          <table:table-cell table:number-columns-repeated="4"/>
          <table:table-cell office:value-type="float" office:value="79604" calcext:value-type="float">
            <text:p>79604</text:p>
          </table:table-cell>
          <table:table-cell table:number-columns-repeated="4"/>
          <table:table-cell office:value-type="float" office:value="167008" calcext:value-type="float">
            <text:p>167008</text:p>
          </table:table-cell>
          <table:table-cell table:number-columns-repeated="4"/>
          <table:table-cell office:value-type="float" office:value="148219" calcext:value-type="float">
            <text:p>148219</text:p>
          </table:table-cell>
        </table:table-row>
        <table:table-row table:style-name="ro1">
          <table:table-cell table:number-columns-repeated="7"/>
          <table:table-cell office:value-type="float" office:value="52026" calcext:value-type="float">
            <text:p>52026</text:p>
          </table:table-cell>
          <table:table-cell table:number-columns-repeated="4"/>
          <table:table-cell office:value-type="float" office:value="78011" calcext:value-type="float">
            <text:p>78011</text:p>
          </table:table-cell>
          <table:table-cell table:number-columns-repeated="4"/>
          <table:table-cell office:value-type="float" office:value="43011" calcext:value-type="float">
            <text:p>43011</text:p>
          </table:table-cell>
          <table:table-cell table:number-columns-repeated="4"/>
          <table:table-cell office:value-type="float" office:value="70117" calcext:value-type="float">
            <text:p>70117</text:p>
          </table:table-cell>
          <table:table-cell table:number-columns-repeated="4"/>
          <table:table-cell office:value-type="float" office:value="75010" calcext:value-type="float">
            <text:p>75010</text:p>
          </table:table-cell>
          <table:table-cell table:number-columns-repeated="4"/>
          <table:table-cell office:value-type="float" office:value="139213" calcext:value-type="float">
            <text:p>139213</text:p>
          </table:table-cell>
        </table:table-row>
        <table:table-row table:style-name="ro1">
          <table:table-cell table:number-columns-repeated="7"/>
          <table:table-cell office:value-type="float" office:value="76115" calcext:value-type="float">
            <text:p>76115</text:p>
          </table:table-cell>
          <table:table-cell table:number-columns-repeated="4"/>
          <table:table-cell office:value-type="float" office:value="144010" calcext:value-type="float">
            <text:p>144010</text:p>
          </table:table-cell>
          <table:table-cell table:number-columns-repeated="4"/>
          <table:table-cell office:value-type="float" office:value="67127" calcext:value-type="float">
            <text:p>67127</text:p>
          </table:table-cell>
          <table:table-cell table:number-columns-repeated="4"/>
          <table:table-cell office:value-type="float" office:value="64128" calcext:value-type="float">
            <text:p>64128</text:p>
          </table:table-cell>
          <table:table-cell table:number-columns-repeated="4"/>
          <table:table-cell office:value-type="float" office:value="79001" calcext:value-type="float">
            <text:p>79001</text:p>
          </table:table-cell>
          <table:table-cell table:number-columns-repeated="4"/>
          <table:table-cell office:value-type="float" office:value="127505" calcext:value-type="float">
            <text:p>127505</text:p>
          </table:table-cell>
        </table:table-row>
        <table:table-row table:style-name="ro1">
          <table:table-cell table:number-columns-repeated="7"/>
          <table:table-cell office:value-type="float" office:value="65126" calcext:value-type="float">
            <text:p>65126</text:p>
          </table:table-cell>
          <table:table-cell table:number-columns-repeated="4"/>
          <table:table-cell office:value-type="float" office:value="95008" calcext:value-type="float">
            <text:p>95008</text:p>
          </table:table-cell>
          <table:table-cell table:number-columns-repeated="4"/>
          <table:table-cell office:value-type="float" office:value="66088" calcext:value-type="float">
            <text:p>66088</text:p>
          </table:table-cell>
          <table:table-cell table:number-columns-repeated="4"/>
          <table:table-cell office:value-type="float" office:value="79344" calcext:value-type="float">
            <text:p>79344</text:p>
          </table:table-cell>
          <table:table-cell table:number-columns-repeated="4"/>
          <table:table-cell office:value-type="float" office:value="163001" calcext:value-type="float">
            <text:p>163001</text:p>
          </table:table-cell>
          <table:table-cell table:number-columns-repeated="4"/>
          <table:table-cell office:value-type="float" office:value="125512" calcext:value-type="float">
            <text:p>125512</text:p>
          </table:table-cell>
        </table:table-row>
        <table:table-row table:style-name="ro1">
          <table:table-cell table:number-columns-repeated="7"/>
          <table:table-cell office:value-type="float" office:value="66128" calcext:value-type="float">
            <text:p>66128</text:p>
          </table:table-cell>
          <table:table-cell table:number-columns-repeated="4"/>
          <table:table-cell office:value-type="float" office:value="158007" calcext:value-type="float">
            <text:p>158007</text:p>
          </table:table-cell>
          <table:table-cell table:number-columns-repeated="4"/>
          <table:table-cell office:value-type="float" office:value="70594" calcext:value-type="float">
            <text:p>70594</text:p>
          </table:table-cell>
          <table:table-cell table:number-columns-repeated="4"/>
          <table:table-cell office:value-type="float" office:value="77359" calcext:value-type="float">
            <text:p>77359</text:p>
          </table:table-cell>
          <table:table-cell table:number-columns-repeated="4"/>
          <table:table-cell office:value-type="float" office:value="98007" calcext:value-type="float">
            <text:p>98007</text:p>
          </table:table-cell>
          <table:table-cell table:number-columns-repeated="4"/>
          <table:table-cell office:value-type="float" office:value="137063" calcext:value-type="float">
            <text:p>137063</text:p>
          </table:table-cell>
        </table:table-row>
        <table:table-row table:style-name="ro1">
          <table:table-cell table:number-columns-repeated="7"/>
          <table:table-cell office:value-type="float" office:value="64044" calcext:value-type="float">
            <text:p>64044</text:p>
          </table:table-cell>
          <table:table-cell table:number-columns-repeated="4"/>
          <table:table-cell office:value-type="float" office:value="104012" calcext:value-type="float">
            <text:p>104012</text:p>
          </table:table-cell>
          <table:table-cell table:number-columns-repeated="4"/>
          <table:table-cell office:value-type="float" office:value="65138" calcext:value-type="float">
            <text:p>65138</text:p>
          </table:table-cell>
          <table:table-cell table:number-columns-repeated="4"/>
          <table:table-cell office:value-type="float" office:value="143197" calcext:value-type="float">
            <text:p>143197</text:p>
          </table:table-cell>
          <table:table-cell table:number-columns-repeated="4"/>
          <table:table-cell office:value-type="float" office:value="141001" calcext:value-type="float">
            <text:p>141001</text:p>
          </table:table-cell>
          <table:table-cell table:number-columns-repeated="4"/>
          <table:table-cell office:value-type="float" office:value="137516" calcext:value-type="float">
            <text:p>137516</text:p>
          </table:table-cell>
        </table:table-row>
        <table:table-row table:style-name="ro1">
          <table:table-cell table:number-columns-repeated="7"/>
          <table:table-cell office:value-type="float" office:value="68338" calcext:value-type="float">
            <text:p>68338</text:p>
          </table:table-cell>
          <table:table-cell table:number-columns-repeated="4"/>
          <table:table-cell office:value-type="float" office:value="138016" calcext:value-type="float">
            <text:p>138016</text:p>
          </table:table-cell>
          <table:table-cell table:number-columns-repeated="4"/>
          <table:table-cell office:value-type="float" office:value="126002" calcext:value-type="float">
            <text:p>126002</text:p>
          </table:table-cell>
          <table:table-cell table:number-columns-repeated="4"/>
          <table:table-cell office:value-type="float" office:value="122133" calcext:value-type="float">
            <text:p>122133</text:p>
          </table:table-cell>
          <table:table-cell table:number-columns-repeated="4"/>
          <table:table-cell office:value-type="float" office:value="155008" calcext:value-type="float">
            <text:p>155008</text:p>
          </table:table-cell>
          <table:table-cell table:number-columns-repeated="4"/>
          <table:table-cell office:value-type="float" office:value="203453" calcext:value-type="float">
            <text:p>203453</text:p>
          </table:table-cell>
        </table:table-row>
        <table:table-row table:style-name="ro1">
          <table:table-cell table:number-columns-repeated="7"/>
          <table:table-cell office:value-type="float" office:value="60132" calcext:value-type="float">
            <text:p>60132</text:p>
          </table:table-cell>
          <table:table-cell table:number-columns-repeated="4"/>
          <table:table-cell office:value-type="float" office:value="147001" calcext:value-type="float">
            <text:p>147001</text:p>
          </table:table-cell>
          <table:table-cell table:number-columns-repeated="4"/>
          <table:table-cell office:value-type="float" office:value="132003" calcext:value-type="float">
            <text:p>132003</text:p>
          </table:table-cell>
          <table:table-cell table:number-columns-repeated="4"/>
          <table:table-cell office:value-type="float" office:value="142716" calcext:value-type="float">
            <text:p>142716</text:p>
          </table:table-cell>
          <table:table-cell table:number-columns-repeated="4"/>
          <table:table-cell office:value-type="float" office:value="7045018" calcext:value-type="float">
            <text:p>7045018</text:p>
          </table:table-cell>
          <table:table-cell table:number-columns-repeated="4"/>
          <table:table-cell office:value-type="float" office:value="201461" calcext:value-type="float">
            <text:p>201461</text:p>
          </table:table-cell>
        </table:table-row>
        <table:table-row table:style-name="ro1">
          <table:table-cell table:number-columns-repeated="7"/>
          <table:table-cell office:value-type="float" office:value="66073" calcext:value-type="float">
            <text:p>66073</text:p>
          </table:table-cell>
          <table:table-cell table:number-columns-repeated="4"/>
          <table:table-cell office:value-type="float" office:value="128000" calcext:value-type="float">
            <text:p>128000</text:p>
          </table:table-cell>
          <table:table-cell table:number-columns-repeated="4"/>
          <table:table-cell office:value-type="float" office:value="127002" calcext:value-type="float">
            <text:p>127002</text:p>
          </table:table-cell>
          <table:table-cell table:number-columns-repeated="4"/>
          <table:table-cell office:value-type="float" office:value="97121" calcext:value-type="float">
            <text:p>97121</text:p>
          </table:table-cell>
          <table:table-cell table:number-columns-repeated="4"/>
          <table:table-cell office:value-type="float" office:value="193005" calcext:value-type="float">
            <text:p>193005</text:p>
          </table:table-cell>
          <table:table-cell table:number-columns-repeated="4"/>
          <table:table-cell office:value-type="float" office:value="166455" calcext:value-type="float">
            <text:p>166455</text:p>
          </table:table-cell>
        </table:table-row>
        <table:table-row table:style-name="ro1" table:number-rows-repeated="7"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9.47050181517951" calcext:value-type="float">
            <text:p>9.4705018152</text:p>
          </table:table-cell>
          <table:table-cell table:number-columns-repeated="4"/>
          <table:table-cell office:value-type="float" office:value="11.5948923012888" calcext:value-type="float">
            <text:p>11.5948923013</text:p>
          </table:table-cell>
          <table:table-cell table:number-columns-repeated="4"/>
          <table:table-cell office:value-type="float" office:value="9.50385027780485" calcext:value-type="float">
            <text:p>9.5038502778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</table:table-row>
        <table:table-row table:style-name="ro1">
          <table:table-cell table:number-columns-repeated="7"/>
          <table:table-cell office:value-type="float" office:value="39.5016712245518" calcext:value-type="float">
            <text:p>39.5016712246</text:p>
          </table:table-cell>
          <table:table-cell table:number-columns-repeated="4"/>
          <table:table-cell office:value-type="float" office:value="24.36928844802" calcext:value-type="float">
            <text:p>24.369288448</text:p>
          </table:table-cell>
          <table:table-cell table:number-columns-repeated="4"/>
          <table:table-cell office:value-type="float" office:value="0.217867236175346" calcext:value-type="float">
            <text:p>0.2178672362</text:p>
          </table:table-cell>
          <table:table-cell table:number-columns-repeated="4"/>
          <table:table-cell office:value-type="float" office:value="9.34232432238205" calcext:value-type="float">
            <text:p>9.3423243224</text:p>
          </table:table-cell>
          <table:table-cell table:number-columns-repeated="4"/>
          <table:table-cell office:value-type="float" office:value="11.5555555555556" calcext:value-type="float">
            <text:p>11.5555555556</text:p>
          </table:table-cell>
          <table:table-cell table:number-columns-repeated="4"/>
          <table:table-cell office:value-type="float" office:value="9.32445517686579" calcext:value-type="float">
            <text:p>9.3244551769</text:p>
          </table:table-cell>
        </table:table-row>
        <table:table-row table:style-name="ro1">
          <table:table-cell table:number-columns-repeated="7"/>
          <table:table-cell office:value-type="float" office:value="35.2414946008223" calcext:value-type="float">
            <text:p>35.2414946008</text:p>
          </table:table-cell>
          <table:table-cell table:number-columns-repeated="4"/>
          <table:table-cell office:value-type="float" office:value="35.9983385382213" calcext:value-type="float">
            <text:p>35.9983385382</text:p>
          </table:table-cell>
          <table:table-cell table:number-columns-repeated="4"/>
          <table:table-cell office:value-type="float" office:value="38.08717731697" calcext:value-type="float">
            <text:p>38.087177317</text:p>
          </table:table-cell>
          <table:table-cell table:number-columns-repeated="4"/>
          <table:table-cell office:value-type="float" office:value="19.1540303272147" calcext:value-type="float">
            <text:p>19.1540303272</text:p>
          </table:table-cell>
          <table:table-cell table:number-columns-repeated="4"/>
          <table:table-cell office:value-type="float" office:value="24.7571891068368" calcext:value-type="float">
            <text:p>24.7571891068</text:p>
          </table:table-cell>
          <table:table-cell table:number-columns-repeated="4"/>
          <table:table-cell office:value-type="float" office:value="19.1533248207445" calcext:value-type="float">
            <text:p>19.1533248207</text:p>
          </table:table-cell>
        </table:table-row>
        <table:table-row table:style-name="ro1">
          <table:table-cell table:number-columns-repeated="7"/>
          <table:table-cell office:value-type="float" office:value="38.3080606544294" calcext:value-type="float">
            <text:p>38.3080606544</text:p>
          </table:table-cell>
          <table:table-cell table:number-columns-repeated="4"/>
          <table:table-cell office:value-type="float" office:value="47.2677140303301" calcext:value-type="float">
            <text:p>47.2677140303</text:p>
          </table:table-cell>
          <table:table-cell table:number-columns-repeated="4"/>
          <table:table-cell office:value-type="float" office:value="45.044394715946" calcext:value-type="float">
            <text:p>45.0443947159</text:p>
          </table:table-cell>
          <table:table-cell table:number-columns-repeated="4"/>
          <table:table-cell office:value-type="float" office:value="57.6965751904727" calcext:value-type="float">
            <text:p>57.6965751905</text:p>
          </table:table-cell>
          <table:table-cell table:number-columns-repeated="4"/>
          <table:table-cell office:value-type="float" office:value="35.9983385382213" calcext:value-type="float">
            <text:p>35.9983385382</text:p>
          </table:table-cell>
          <table:table-cell table:number-columns-repeated="4"/>
          <table:table-cell office:value-type="float" office:value="57.6979978301608" calcext:value-type="float">
            <text:p>57.6979978302</text:p>
          </table:table-cell>
        </table:table-row>
        <table:table-row table:style-name="ro1">
          <table:table-cell table:number-columns-repeated="7"/>
          <table:table-cell office:value-type="float" office:value="96.1585877015632" calcext:value-type="float">
            <text:p>96.1585877016</text:p>
          </table:table-cell>
          <table:table-cell table:number-columns-repeated="4"/>
          <table:table-cell office:value-type="float" office:value="54.9272565947918" calcext:value-type="float">
            <text:p>54.9272565948</text:p>
          </table:table-cell>
          <table:table-cell table:number-columns-repeated="4"/>
          <table:table-cell office:value-type="float" office:value="98.8868886127944" calcext:value-type="float">
            <text:p>98.8868886128</text:p>
          </table:table-cell>
          <table:table-cell table:number-columns-repeated="4"/>
          <table:table-cell office:value-type="float" office:value="38.3085310151761" calcext:value-type="float">
            <text:p>38.3085310152</text:p>
          </table:table-cell>
          <table:table-cell table:number-columns-repeated="4"/>
          <table:table-cell office:value-type="float" office:value="46.5650791755593" calcext:value-type="float">
            <text:p>46.5650791756</text:p>
          </table:table-cell>
          <table:table-cell table:number-columns-repeated="4"/>
          <table:table-cell office:value-type="float" office:value="38.3080606544294" calcext:value-type="float">
            <text:p>38.3080606544</text:p>
          </table:table-cell>
        </table:table-row>
        <table:table-row table:style-name="ro1">
          <table:table-cell table:number-columns-repeated="7"/>
          <table:table-cell office:value-type="float" office:value="66.7541507388601" calcext:value-type="float">
            <text:p>66.7541507389</text:p>
          </table:table-cell>
          <table:table-cell table:number-columns-repeated="4"/>
          <table:table-cell office:value-type="float" office:value="62.3908493420965" calcext:value-type="float">
            <text:p>62.3908493421</text:p>
          </table:table-cell>
          <table:table-cell table:number-columns-repeated="4"/>
          <table:table-cell office:value-type="float" office:value="64.3113328111473" calcext:value-type="float">
            <text:p>64.3113328111</text:p>
          </table:table-cell>
          <table:table-cell table:number-columns-repeated="4"/>
          <table:table-cell office:value-type="float" office:value="48.4129250096205" calcext:value-type="float">
            <text:p>48.4129250096</text:p>
          </table:table-cell>
          <table:table-cell table:number-columns-repeated="4"/>
          <table:table-cell office:value-type="float" office:value="59.088223262579" calcext:value-type="float">
            <text:p>59.0882232626</text:p>
          </table:table-cell>
          <table:table-cell table:number-columns-repeated="4"/>
          <table:table-cell office:value-type="float" office:value="48.6824530963288" calcext:value-type="float">
            <text:p>48.6824530963</text:p>
          </table:table-cell>
        </table:table-row>
        <table:table-row table:style-name="ro1">
          <table:table-cell table:number-columns-repeated="7"/>
          <table:table-cell office:value-type="float" office:value="85.3071683019811" calcext:value-type="float">
            <text:p>85.307168302</text:p>
          </table:table-cell>
          <table:table-cell table:number-columns-repeated="4"/>
          <table:table-cell office:value-type="float" office:value="0.765884851597186" calcext:value-type="float">
            <text:p>0.7658848516</text:p>
          </table:table-cell>
          <table:table-cell table:number-columns-repeated="4"/>
          <table:table-cell office:value-type="float" office:value="67.0415755998134" calcext:value-type="float">
            <text:p>67.0415755998</text:p>
          </table:table-cell>
          <table:table-cell table:number-columns-repeated="4"/>
          <table:table-cell office:value-type="float" office:value="66.6049953746531" calcext:value-type="float">
            <text:p>66.6049953747</text:p>
          </table:table-cell>
          <table:table-cell table:number-columns-repeated="4"/>
          <table:table-cell office:value-type="float" office:value="64.099930147512" calcext:value-type="float">
            <text:p>64.0999301475</text:p>
          </table:table-cell>
          <table:table-cell table:number-columns-repeated="4"/>
          <table:table-cell office:value-type="float" office:value="92.5870971571013" calcext:value-type="float">
            <text:p>92.5870971571</text:p>
          </table:table-cell>
        </table:table-row>
        <table:table-row table:style-name="ro1">
          <table:table-cell table:number-columns-repeated="7"/>
          <table:table-cell office:value-type="float" office:value="39.3464950722298" calcext:value-type="float">
            <text:p>39.3464950722</text:p>
          </table:table-cell>
          <table:table-cell table:number-columns-repeated="4"/>
          <table:table-cell office:value-type="float" office:value="82.099861851194" calcext:value-type="float">
            <text:p>82.0998618512</text:p>
          </table:table-cell>
          <table:table-cell table:number-columns-repeated="4"/>
          <table:table-cell office:value-type="float" office:value="155.576055249445" calcext:value-type="float">
            <text:p>155.5760552494</text:p>
          </table:table-cell>
          <table:table-cell table:number-columns-repeated="4"/>
          <table:table-cell office:value-type="float" office:value="138.420585625555" calcext:value-type="float">
            <text:p>138.4205856256</text:p>
          </table:table-cell>
          <table:table-cell table:number-columns-repeated="4"/>
          <table:table-cell office:value-type="float" office:value="76.8927444794953" calcext:value-type="float">
            <text:p>76.8927444795</text:p>
          </table:table-cell>
          <table:table-cell table:number-columns-repeated="4"/>
          <table:table-cell office:value-type="float" office:value="87.6010781671159" calcext:value-type="float">
            <text:p>87.6010781671</text:p>
          </table:table-cell>
        </table:table-row>
        <table:table-row table:style-name="ro1">
          <table:table-cell table:number-columns-repeated="7"/>
          <table:table-cell office:value-type="float" office:value="86.035737921906" calcext:value-type="float">
            <text:p>86.0357379219</text:p>
          </table:table-cell>
          <table:table-cell table:number-columns-repeated="4"/>
          <table:table-cell office:value-type="float" office:value="91.1463405133798" calcext:value-type="float">
            <text:p>91.1463405134</text:p>
          </table:table-cell>
          <table:table-cell table:number-columns-repeated="4"/>
          <table:table-cell office:value-type="float" office:value="101.396732771944" calcext:value-type="float">
            <text:p>101.3967327719</text:p>
          </table:table-cell>
          <table:table-cell table:number-columns-repeated="4"/>
          <table:table-cell office:value-type="float" office:value="78.5923901406854" calcext:value-type="float">
            <text:p>78.5923901407</text:p>
          </table:table-cell>
          <table:table-cell table:number-columns-repeated="4"/>
          <table:table-cell office:value-type="float" office:value="38.2810343241005" calcext:value-type="float">
            <text:p>38.2810343241</text:p>
          </table:table-cell>
          <table:table-cell table:number-columns-repeated="4"/>
          <table:table-cell office:value-type="float" office:value="37.5105949396765" calcext:value-type="float">
            <text:p>37.5105949397</text:p>
          </table:table-cell>
        </table:table-row>
        <table:table-row table:style-name="ro1">
          <table:table-cell table:number-columns-repeated="7"/>
          <table:table-cell office:value-type="float" office:value="115.483699031714" calcext:value-type="float">
            <text:p>115.4836990317</text:p>
          </table:table-cell>
          <table:table-cell table:number-columns-repeated="4"/>
          <table:table-cell office:value-type="float" office:value="50.9793925609302" calcext:value-type="float">
            <text:p>50.9793925609</text:p>
          </table:table-cell>
          <table:table-cell table:number-columns-repeated="4"/>
          <table:table-cell office:value-type="float" office:value="98.2937218035638" calcext:value-type="float">
            <text:p>98.2937218036</text:p>
          </table:table-cell>
          <table:table-cell table:number-columns-repeated="4"/>
          <table:table-cell office:value-type="float" office:value="90.4056664520283" calcext:value-type="float">
            <text:p>90.405666452</text:p>
          </table:table-cell>
          <table:table-cell table:number-columns-repeated="4"/>
          <table:table-cell office:value-type="float" office:value="82.5833774483854" calcext:value-type="float">
            <text:p>82.5833774484</text:p>
          </table:table-cell>
          <table:table-cell table:number-columns-repeated="4"/>
          <table:table-cell office:value-type="float" office:value="87.0363023209681" calcext:value-type="float">
            <text:p>87.036302321</text:p>
          </table:table-cell>
        </table:table-row>
        <table:table-row table:style-name="ro1">
          <table:table-cell table:number-columns-repeated="7"/>
          <table:table-cell office:value-type="float" office:value="113.229957109865" calcext:value-type="float">
            <text:p>113.2299571099</text:p>
          </table:table-cell>
          <table:table-cell table:number-columns-repeated="4"/>
          <table:table-cell office:value-type="float" office:value="108.603470754275" calcext:value-type="float">
            <text:p>108.6034707543</text:p>
          </table:table-cell>
          <table:table-cell table:number-columns-repeated="4"/>
          <table:table-cell office:value-type="float" office:value="122.35992070849" calcext:value-type="float">
            <text:p>122.3599207085</text:p>
          </table:table-cell>
          <table:table-cell table:number-columns-repeated="4"/>
          <table:table-cell office:value-type="float" office:value="177.721069060585" calcext:value-type="float">
            <text:p>177.7210690606</text:p>
          </table:table-cell>
          <table:table-cell table:number-columns-repeated="4"/>
          <table:table-cell office:value-type="float" office:value="96.2903524473798" calcext:value-type="float">
            <text:p>96.2903524474</text:p>
          </table:table-cell>
          <table:table-cell table:number-columns-repeated="4"/>
          <table:table-cell office:value-type="float" office:value="88.5628966879748" calcext:value-type="float">
            <text:p>88.562896688</text:p>
          </table:table-cell>
        </table:table-row>
        <table:table-row table:style-name="ro1">
          <table:table-cell table:number-columns-repeated="7"/>
          <table:table-cell office:value-type="float" office:value="179.910044977511" calcext:value-type="float">
            <text:p>179.9100449775</text:p>
          </table:table-cell>
          <table:table-cell table:number-columns-repeated="4"/>
          <table:table-cell office:value-type="float" office:value="119.983079309328" calcext:value-type="float">
            <text:p>119.9830793093</text:p>
          </table:table-cell>
          <table:table-cell table:number-columns-repeated="4"/>
          <table:table-cell office:value-type="float" office:value="217.618748692195" calcext:value-type="float">
            <text:p>217.6187486922</text:p>
          </table:table-cell>
          <table:table-cell table:number-columns-repeated="4"/>
          <table:table-cell office:value-type="float" office:value="107.783528465906" calcext:value-type="float">
            <text:p>107.7835284659</text:p>
          </table:table-cell>
          <table:table-cell table:number-columns-repeated="4"/>
          <table:table-cell office:value-type="float" office:value="51.3747844414639" calcext:value-type="float">
            <text:p>51.3747844415</text:p>
          </table:table-cell>
          <table:table-cell table:number-columns-repeated="4"/>
          <table:table-cell office:value-type="float" office:value="57.8873153914141" calcext:value-type="float">
            <text:p>57.8873153914</text:p>
          </table:table-cell>
        </table:table-row>
        <table:table-row table:style-name="ro1">
          <table:table-cell table:number-columns-repeated="7"/>
          <table:table-cell office:value-type="float" office:value="133.219470538002" calcext:value-type="float">
            <text:p>133.219470538</text:p>
          </table:table-cell>
          <table:table-cell table:number-columns-repeated="4"/>
          <table:table-cell office:value-type="float" office:value="70.4117769599334" calcext:value-type="float">
            <text:p>70.4117769599</text:p>
          </table:table-cell>
          <table:table-cell table:number-columns-repeated="4"/>
          <table:table-cell office:value-type="float" office:value="151.056951748179" calcext:value-type="float">
            <text:p>151.0569517482</text:p>
          </table:table-cell>
          <table:table-cell table:number-columns-repeated="4"/>
          <table:table-cell office:value-type="float" office:value="133.49116476746" calcext:value-type="float">
            <text:p>133.4911647675</text:p>
          </table:table-cell>
          <table:table-cell table:number-columns-repeated="4"/>
          <table:table-cell office:value-type="float" office:value="124.783362218371" calcext:value-type="float">
            <text:p>124.7833622184</text:p>
          </table:table-cell>
          <table:table-cell table:number-columns-repeated="4"/>
          <table:table-cell office:value-type="float" office:value="67.2351001702427" calcext:value-type="float">
            <text:p>67.2351001702</text:p>
          </table:table-cell>
        </table:table-row>
        <table:table-row table:style-name="ro1">
          <table:table-cell table:number-columns-repeated="7"/>
          <table:table-cell office:value-type="float" office:value="167.674968522556" calcext:value-type="float">
            <text:p>167.6749685226</text:p>
          </table:table-cell>
          <table:table-cell table:number-columns-repeated="4"/>
          <table:table-cell office:value-type="float" office:value="114.93768945773" calcext:value-type="float">
            <text:p>114.9376894577</text:p>
          </table:table-cell>
          <table:table-cell table:number-columns-repeated="4"/>
          <table:table-cell office:value-type="float" office:value="165.234233143687" calcext:value-type="float">
            <text:p>165.2342331437</text:p>
          </table:table-cell>
          <table:table-cell table:number-columns-repeated="4"/>
          <table:table-cell office:value-type="float" office:value="158.12125748503" calcext:value-type="float">
            <text:p>158.121257485</text:p>
          </table:table-cell>
          <table:table-cell table:number-columns-repeated="4"/>
          <table:table-cell office:value-type="float" office:value="128.352805660688" calcext:value-type="float">
            <text:p>128.3528056607</text:p>
          </table:table-cell>
          <table:table-cell table:number-columns-repeated="4"/>
          <table:table-cell office:value-type="float" office:value="79.5262930865456" calcext:value-type="float">
            <text:p>79.5262930865</text:p>
          </table:table-cell>
        </table:table-row>
        <table:table-row table:style-name="ro1">
          <table:table-cell table:number-columns-repeated="7"/>
          <table:table-cell office:value-type="float" office:value="176.929591096056" calcext:value-type="float">
            <text:p>176.9295910961</text:p>
          </table:table-cell>
          <table:table-cell table:number-columns-repeated="4"/>
          <table:table-cell office:value-type="float" office:value="74.0473523324916" calcext:value-type="float">
            <text:p>74.0473523325</text:p>
          </table:table-cell>
          <table:table-cell table:number-columns-repeated="4"/>
          <table:table-cell office:value-type="float" office:value="165.73646485537" calcext:value-type="float">
            <text:p>165.7364648554</text:p>
          </table:table-cell>
          <table:table-cell table:number-columns-repeated="4"/>
          <table:table-cell office:value-type="float" office:value="137.628554143981" calcext:value-type="float">
            <text:p>137.628554144</text:p>
          </table:table-cell>
          <table:table-cell table:number-columns-repeated="4"/>
          <table:table-cell office:value-type="float" office:value="66.9934540278894" calcext:value-type="float">
            <text:p>66.9934540279</text:p>
          </table:table-cell>
          <table:table-cell table:number-columns-repeated="4"/>
          <table:table-cell office:value-type="float" office:value="87.0036331187456" calcext:value-type="float">
            <text:p>87.0036331187</text:p>
          </table:table-cell>
        </table:table-row>
        <table:table-row table:style-name="ro1">
          <table:table-cell table:number-columns-repeated="7"/>
          <table:table-cell office:value-type="float" office:value="194.866029604647" calcext:value-type="float">
            <text:p>194.8660296046</text:p>
          </table:table-cell>
          <table:table-cell table:number-columns-repeated="4"/>
          <table:table-cell office:value-type="float" office:value="119.986155443603" calcext:value-type="float">
            <text:p>119.9861554436</text:p>
          </table:table-cell>
          <table:table-cell table:number-columns-repeated="4"/>
          <table:table-cell office:value-type="float" office:value="191.593232828764" calcext:value-type="float">
            <text:p>191.5932328288</text:p>
          </table:table-cell>
          <table:table-cell table:number-columns-repeated="4"/>
          <table:table-cell office:value-type="float" office:value="151.242906449153" calcext:value-type="float">
            <text:p>151.2429064492</text:p>
          </table:table-cell>
          <table:table-cell table:number-columns-repeated="4"/>
          <table:table-cell office:value-type="float" office:value="119.379228014326" calcext:value-type="float">
            <text:p>119.3792280143</text:p>
          </table:table-cell>
          <table:table-cell table:number-columns-repeated="4"/>
          <table:table-cell office:value-type="float" office:value="85.362205701028" calcext:value-type="float">
            <text:p>85.362205701</text:p>
          </table:table-cell>
        </table:table-row>
        <table:table-row table:style-name="ro1">
          <table:table-cell table:number-columns-repeated="7"/>
          <table:table-cell office:value-type="float" office:value="194.035529280927" calcext:value-type="float">
            <text:p>194.0355292809</text:p>
          </table:table-cell>
          <table:table-cell table:number-columns-repeated="4"/>
          <table:table-cell office:value-type="float" office:value="96.0758172965453" calcext:value-type="float">
            <text:p>96.0758172965</text:p>
          </table:table-cell>
          <table:table-cell table:number-columns-repeated="4"/>
          <table:table-cell office:value-type="float" office:value="105.236424818654" calcext:value-type="float">
            <text:p>105.2364248187</text:p>
          </table:table-cell>
          <table:table-cell table:number-columns-repeated="4"/>
          <table:table-cell office:value-type="float" office:value="87.1526638127894" calcext:value-type="float">
            <text:p>87.1526638128</text:p>
          </table:table-cell>
          <table:table-cell table:number-columns-repeated="4"/>
          <table:table-cell office:value-type="float" office:value="88.5100105673009" calcext:value-type="float">
            <text:p>88.5100105673</text:p>
          </table:table-cell>
          <table:table-cell table:number-columns-repeated="4"/>
          <table:table-cell office:value-type="float" office:value="90.7530760057012" calcext:value-type="float">
            <text:p>90.7530760057</text:p>
          </table:table-cell>
        </table:table-row>
        <table:table-row table:style-name="ro1">
          <table:table-cell table:number-columns-repeated="7"/>
          <table:table-cell office:value-type="float" office:value="233.486330073838" calcext:value-type="float">
            <text:p>233.4863300738</text:p>
          </table:table-cell>
          <table:table-cell table:number-columns-repeated="4"/>
          <table:table-cell office:value-type="float" office:value="95.5095543567731" calcext:value-type="float">
            <text:p>95.5095543568</text:p>
          </table:table-cell>
          <table:table-cell table:number-columns-repeated="4"/>
          <table:table-cell office:value-type="float" office:value="106.361219063203" calcext:value-type="float">
            <text:p>106.3612190632</text:p>
          </table:table-cell>
          <table:table-cell table:number-columns-repeated="4"/>
          <table:table-cell office:value-type="float" office:value="108.570165311587" calcext:value-type="float">
            <text:p>108.5701653116</text:p>
          </table:table-cell>
          <table:table-cell table:number-columns-repeated="4"/>
          <table:table-cell office:value-type="float" office:value="85.5439719240297" calcext:value-type="float">
            <text:p>85.543971924</text:p>
          </table:table-cell>
          <table:table-cell table:number-columns-repeated="4"/>
          <table:table-cell office:value-type="float" office:value="65.1747578064713" calcext:value-type="float">
            <text:p>65.1747578065</text:p>
          </table:table-cell>
        </table:table-row>
        <table:table-row table:style-name="ro1">
          <table:table-cell table:number-columns-repeated="7"/>
          <table:table-cell office:value-type="float" office:value="224.297368062597" calcext:value-type="float">
            <text:p>224.2973680626</text:p>
          </table:table-cell>
          <table:table-cell table:number-columns-repeated="4"/>
          <table:table-cell office:value-type="float" office:value="115.78125" calcext:value-type="float">
            <text:p>115.78125</text:p>
          </table:table-cell>
          <table:table-cell table:number-columns-repeated="4"/>
          <table:table-cell office:value-type="float" office:value="116.691075731091" calcext:value-type="float">
            <text:p>116.6910757311</text:p>
          </table:table-cell>
          <table:table-cell table:number-columns-repeated="4"/>
          <table:table-cell office:value-type="float" office:value="98.3771966703103" calcext:value-type="float">
            <text:p>98.3771966703</text:p>
          </table:table-cell>
          <table:table-cell table:number-columns-repeated="4"/>
          <table:table-cell office:value-type="float" office:value="1.99289767605988" calcext:value-type="float">
            <text:p>1.9928976761</text:p>
          </table:table-cell>
          <table:table-cell table:number-columns-repeated="4"/>
          <table:table-cell office:value-type="float" office:value="69.6909079176615" calcext:value-type="float">
            <text:p>69.6909079177</text:p>
          </table:table-cell>
        </table:table-row>
        <table:table-row table:style-name="ro1">
          <table:table-cell table:number-columns-repeated="22"/>
          <table:table-cell office:value-type="float" office:value="152.593156989734" calcext:value-type="float">
            <text:p>152.5931569897</text:p>
          </table:table-cell>
          <table:table-cell table:number-columns-repeated="4"/>
          <table:table-cell office:value-type="float" office:value="76.7855755032253" calcext:value-type="float">
            <text:p>76.7855755032</text:p>
          </table:table-cell>
          <table:table-cell table:number-columns-repeated="4"/>
          <table:table-cell office:value-type="float" office:value="89.0330720014418" calcext:value-type="float">
            <text:p>89.0330720014</text:p>
          </table:table-cell>
        </table:table-row>
        <table:table-row table:style-name="ro1" table:number-rows-repeated="6">
          <table:table-cell table:number-columns-repeated="33"/>
        </table:table-row>
        <table:table-row table:style-name="ro1">
          <table:table-cell table:number-columns-repeated="12"/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EFFICEINCY</text:p>
          </table:table-cell>
          <table:table-cell table:number-columns-repeated="4"/>
          <table:table-cell office:value-type="float" office:value="46.3795692051553" calcext:value-type="float">
            <text:p>46.3795692052</text:p>
          </table:table-cell>
          <table:table-cell table:number-columns-repeated="4"/>
          <table:table-cell office:value-type="float" office:value="38.0154011112194" calcext:value-type="float">
            <text:p>38.0154011112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</table:table-row>
        <table:table-row table:style-name="ro1">
          <table:table-cell table:number-columns-repeated="7"/>
          <table:table-cell office:value-type="float" office:value="37.8820072607181" calcext:value-type="float">
            <text:p>37.8820072607</text:p>
          </table:table-cell>
          <table:table-cell table:number-columns-repeated="4"/>
          <table:table-cell office:value-type="float" office:value="48.73857689604" calcext:value-type="float">
            <text:p>48.738576896</text:p>
          </table:table-cell>
          <table:table-cell table:number-columns-repeated="4"/>
          <table:table-cell office:value-type="float" office:value="0.435734472350693" calcext:value-type="float">
            <text:p>0.4357344724</text:p>
          </table:table-cell>
          <table:table-cell table:number-columns-repeated="4"/>
          <table:table-cell office:value-type="float" office:value="37.3692972895282" calcext:value-type="float">
            <text:p>37.3692972895</text:p>
          </table:table-cell>
          <table:table-cell table:number-columns-repeated="4"/>
          <table:table-cell office:value-type="float" office:value="46.2222222222222" calcext:value-type="float">
            <text:p>46.2222222222</text:p>
          </table:table-cell>
          <table:table-cell table:number-columns-repeated="4"/>
          <table:table-cell office:value-type="float" office:value="37.2978207074632" calcext:value-type="float">
            <text:p>37.2978207075</text:p>
          </table:table-cell>
        </table:table-row>
        <table:table-row table:style-name="ro1">
          <table:table-cell table:number-columns-repeated="7"/>
          <table:table-cell office:value-type="float" office:value="79.0033424491036" calcext:value-type="float">
            <text:p>79.0033424491</text:p>
          </table:table-cell>
          <table:table-cell table:number-columns-repeated="4"/>
          <table:table-cell office:value-type="float" office:value="47.9977847176284" calcext:value-type="float">
            <text:p>47.9977847176</text:p>
          </table:table-cell>
          <table:table-cell table:number-columns-repeated="4"/>
          <table:table-cell office:value-type="float" office:value="50.7829030892933" calcext:value-type="float">
            <text:p>50.7829030893</text:p>
          </table:table-cell>
          <table:table-cell table:number-columns-repeated="4"/>
          <table:table-cell office:value-type="float" office:value="38.3080606544294" calcext:value-type="float">
            <text:p>38.3080606544</text:p>
          </table:table-cell>
          <table:table-cell table:number-columns-repeated="4"/>
          <table:table-cell office:value-type="float" office:value="49.5143782136736" calcext:value-type="float">
            <text:p>49.5143782137</text:p>
          </table:table-cell>
          <table:table-cell table:number-columns-repeated="4"/>
          <table:table-cell office:value-type="float" office:value="38.306649641489" calcext:value-type="float">
            <text:p>38.3066496415</text:p>
          </table:table-cell>
        </table:table-row>
        <table:table-row table:style-name="ro1">
          <table:table-cell table:number-columns-repeated="7"/>
          <table:table-cell office:value-type="float" office:value="46.9886594677631" calcext:value-type="float">
            <text:p>46.9886594678</text:p>
          </table:table-cell>
          <table:table-cell table:number-columns-repeated="4"/>
          <table:table-cell office:value-type="float" office:value="47.2677140303301" calcext:value-type="float">
            <text:p>47.2677140303</text:p>
          </table:table-cell>
          <table:table-cell table:number-columns-repeated="4"/>
          <table:table-cell office:value-type="float" office:value="45.044394715946" calcext:value-type="float">
            <text:p>45.0443947159</text:p>
          </table:table-cell>
          <table:table-cell table:number-columns-repeated="4"/>
          <table:table-cell office:value-type="float" office:value="76.9287669206302" calcext:value-type="float">
            <text:p>76.9287669206</text:p>
          </table:table-cell>
          <table:table-cell table:number-columns-repeated="4"/>
          <table:table-cell office:value-type="float" office:value="47.9977847176284" calcext:value-type="float">
            <text:p>47.9977847176</text:p>
          </table:table-cell>
          <table:table-cell table:number-columns-repeated="4"/>
          <table:table-cell office:value-type="float" office:value="76.9306637735477" calcext:value-type="float">
            <text:p>76.9306637735</text:p>
          </table:table-cell>
        </table:table-row>
        <table:table-row table:style-name="ro1">
          <table:table-cell table:number-columns-repeated="7"/>
          <table:table-cell office:value-type="float" office:value="38.3080606544294" calcext:value-type="float">
            <text:p>38.3080606544</text:p>
          </table:table-cell>
          <table:table-cell table:number-columns-repeated="4"/>
          <table:table-cell office:value-type="float" office:value="43.9418052758334" calcext:value-type="float">
            <text:p>43.9418052758</text:p>
          </table:table-cell>
          <table:table-cell table:number-columns-repeated="4"/>
          <table:table-cell office:value-type="float" office:value="79.1095108902355" calcext:value-type="float">
            <text:p>79.1095108902</text:p>
          </table:table-cell>
          <table:table-cell table:number-columns-repeated="4"/>
          <table:table-cell office:value-type="float" office:value="38.3085310151761" calcext:value-type="float">
            <text:p>38.3085310152</text:p>
          </table:table-cell>
          <table:table-cell table:number-columns-repeated="4"/>
          <table:table-cell office:value-type="float" office:value="46.5650791755593" calcext:value-type="float">
            <text:p>46.5650791756</text:p>
          </table:table-cell>
          <table:table-cell table:number-columns-repeated="4"/>
          <table:table-cell office:value-type="float" office:value="38.3080606544294" calcext:value-type="float">
            <text:p>38.3080606544</text:p>
          </table:table-cell>
        </table:table-row>
        <table:table-row table:style-name="ro1">
          <table:table-cell table:number-columns-repeated="7"/>
          <table:table-cell office:value-type="float" office:value="76.9268701612505" calcext:value-type="float">
            <text:p>76.9268701613</text:p>
          </table:table-cell>
          <table:table-cell table:number-columns-repeated="4"/>
          <table:table-cell office:value-type="float" office:value="41.5938995613977" calcext:value-type="float">
            <text:p>41.5938995614</text:p>
          </table:table-cell>
          <table:table-cell table:number-columns-repeated="4"/>
          <table:table-cell office:value-type="float" office:value="42.8742218740982" calcext:value-type="float">
            <text:p>42.8742218741</text:p>
          </table:table-cell>
          <table:table-cell table:number-columns-repeated="4"/>
          <table:table-cell office:value-type="float" office:value="38.7303400076964" calcext:value-type="float">
            <text:p>38.7303400077</text:p>
          </table:table-cell>
          <table:table-cell table:number-columns-repeated="4"/>
          <table:table-cell office:value-type="float" office:value="47.2705786100632" calcext:value-type="float">
            <text:p>47.2705786101</text:p>
          </table:table-cell>
          <table:table-cell table:number-columns-repeated="4"/>
          <table:table-cell office:value-type="float" office:value="38.9459624770631" calcext:value-type="float">
            <text:p>38.9459624771</text:p>
          </table:table-cell>
        </table:table-row>
        <table:table-row table:style-name="ro1">
          <table:table-cell table:number-columns-repeated="7"/>
          <table:table-cell office:value-type="float" office:value="44.50276715924" calcext:value-type="float">
            <text:p>44.5027671592</text:p>
          </table:table-cell>
          <table:table-cell table:number-columns-repeated="4"/>
          <table:table-cell office:value-type="float" office:value="0.437648486626963" calcext:value-type="float">
            <text:p>0.4376484866</text:p>
          </table:table-cell>
          <table:table-cell table:number-columns-repeated="4"/>
          <table:table-cell office:value-type="float" office:value="38.3094717713219" calcext:value-type="float">
            <text:p>38.3094717713</text:p>
          </table:table-cell>
          <table:table-cell table:number-columns-repeated="4"/>
          <table:table-cell office:value-type="float" office:value="44.4033302497687" calcext:value-type="float">
            <text:p>44.4033302498</text:p>
          </table:table-cell>
          <table:table-cell table:number-columns-repeated="4"/>
          <table:table-cell office:value-type="float" office:value="42.733286765008" calcext:value-type="float">
            <text:p>42.733286765</text:p>
          </table:table-cell>
          <table:table-cell table:number-columns-repeated="4"/>
          <table:table-cell office:value-type="float" office:value="61.7247314380675" calcext:value-type="float">
            <text:p>61.7247314381</text:p>
          </table:table-cell>
        </table:table-row>
        <table:table-row table:style-name="ro1">
          <table:table-cell table:number-columns-repeated="7"/>
          <table:table-cell office:value-type="float" office:value="48.7469533154178" calcext:value-type="float">
            <text:p>48.7469533154</text:p>
          </table:table-cell>
          <table:table-cell table:number-columns-repeated="4"/>
          <table:table-cell office:value-type="float" office:value="41.049930925597" calcext:value-type="float">
            <text:p>41.0499309256</text:p>
          </table:table-cell>
          <table:table-cell table:number-columns-repeated="4"/>
          <table:table-cell office:value-type="float" office:value="77.7880276247226" calcext:value-type="float">
            <text:p>77.7880276247</text:p>
          </table:table-cell>
          <table:table-cell table:number-columns-repeated="4"/>
          <table:table-cell office:value-type="float" office:value="79.0974775003169" calcext:value-type="float">
            <text:p>79.0974775003</text:p>
          </table:table-cell>
          <table:table-cell table:number-columns-repeated="4"/>
          <table:table-cell office:value-type="float" office:value="43.9387111311402" calcext:value-type="float">
            <text:p>43.9387111311</text:p>
          </table:table-cell>
          <table:table-cell table:number-columns-repeated="4"/>
          <table:table-cell office:value-type="float" office:value="50.0577589526377" calcext:value-type="float">
            <text:p>50.0577589526</text:p>
          </table:table-cell>
        </table:table-row>
        <table:table-row table:style-name="ro1">
          <table:table-cell table:number-columns-repeated="7"/>
          <table:table-cell office:value-type="float" office:value="19.6732475361149" calcext:value-type="float">
            <text:p>19.6732475361</text:p>
          </table:table-cell>
          <table:table-cell table:number-columns-repeated="4"/>
          <table:table-cell office:value-type="float" office:value="40.5094846726133" calcext:value-type="float">
            <text:p>40.5094846726</text:p>
          </table:table-cell>
          <table:table-cell table:number-columns-repeated="4"/>
          <table:table-cell office:value-type="float" office:value="45.0652145653084" calcext:value-type="float">
            <text:p>45.0652145653</text:p>
          </table:table-cell>
          <table:table-cell table:number-columns-repeated="4"/>
          <table:table-cell office:value-type="float" office:value="39.2961950703427" calcext:value-type="float">
            <text:p>39.2961950703</text:p>
          </table:table-cell>
          <table:table-cell table:number-columns-repeated="4"/>
          <table:table-cell office:value-type="float" office:value="19.1405171620502" calcext:value-type="float">
            <text:p>19.1405171621</text:p>
          </table:table-cell>
          <table:table-cell table:number-columns-repeated="4"/>
          <table:table-cell office:value-type="float" office:value="18.7552974698382" calcext:value-type="float">
            <text:p>18.7552974698</text:p>
          </table:table-cell>
        </table:table-row>
        <table:table-row table:style-name="ro1">
          <table:table-cell table:number-columns-repeated="7"/>
          <table:table-cell office:value-type="float" office:value="38.2381057430693" calcext:value-type="float">
            <text:p>38.2381057431</text:p>
          </table:table-cell>
          <table:table-cell table:number-columns-repeated="4"/>
          <table:table-cell office:value-type="float" office:value="20.3917570243721" calcext:value-type="float">
            <text:p>20.3917570244</text:p>
          </table:table-cell>
          <table:table-cell table:number-columns-repeated="4"/>
          <table:table-cell office:value-type="float" office:value="39.3174887214255" calcext:value-type="float">
            <text:p>39.3174887214</text:p>
          </table:table-cell>
          <table:table-cell table:number-columns-repeated="4"/>
          <table:table-cell office:value-type="float" office:value="40.1802962009015" calcext:value-type="float">
            <text:p>40.1802962009</text:p>
          </table:table-cell>
          <table:table-cell table:number-columns-repeated="4"/>
          <table:table-cell office:value-type="float" office:value="36.7037233103935" calcext:value-type="float">
            <text:p>36.7037233104</text:p>
          </table:table-cell>
          <table:table-cell table:number-columns-repeated="4"/>
          <table:table-cell office:value-type="float" office:value="38.6828010315414" calcext:value-type="float">
            <text:p>38.6828010315</text:p>
          </table:table-cell>
        </table:table-row>
        <table:table-row table:style-name="ro1">
          <table:table-cell table:number-columns-repeated="7"/>
          <table:table-cell office:value-type="float" office:value="46.1934796126855" calcext:value-type="float">
            <text:p>46.1934796127</text:p>
          </table:table-cell>
          <table:table-cell table:number-columns-repeated="4"/>
          <table:table-cell office:value-type="float" office:value="39.4921711833728" calcext:value-type="float">
            <text:p>39.4921711834</text:p>
          </table:table-cell>
          <table:table-cell table:number-columns-repeated="4"/>
          <table:table-cell office:value-type="float" office:value="44.494516621269" calcext:value-type="float">
            <text:p>44.4945166213</text:p>
          </table:table-cell>
          <table:table-cell table:number-columns-repeated="4"/>
          <table:table-cell office:value-type="float" office:value="71.0884276242339" calcext:value-type="float">
            <text:p>71.0884276242</text:p>
          </table:table-cell>
          <table:table-cell table:number-columns-repeated="4"/>
          <table:table-cell office:value-type="float" office:value="38.5161409789519" calcext:value-type="float">
            <text:p>38.516140979</text:p>
          </table:table-cell>
          <table:table-cell table:number-columns-repeated="4"/>
          <table:table-cell office:value-type="float" office:value="35.4251586751899" calcext:value-type="float">
            <text:p>35.4251586752</text:p>
          </table:table-cell>
        </table:table-row>
        <table:table-row table:style-name="ro1">
          <table:table-cell table:number-columns-repeated="7"/>
          <table:table-cell office:value-type="float" office:value="41.1745298581326" calcext:value-type="float">
            <text:p>41.1745298581</text:p>
          </table:table-cell>
          <table:table-cell table:number-columns-repeated="4"/>
          <table:table-cell office:value-type="float" office:value="39.9943597697761" calcext:value-type="float">
            <text:p>39.9943597698</text:p>
          </table:table-cell>
          <table:table-cell table:number-columns-repeated="4"/>
          <table:table-cell office:value-type="float" office:value="72.5395828973983" calcext:value-type="float">
            <text:p>72.5395828974</text:p>
          </table:table-cell>
          <table:table-cell table:number-columns-repeated="4"/>
          <table:table-cell office:value-type="float" office:value="39.1940103512386" calcext:value-type="float">
            <text:p>39.1940103512</text:p>
          </table:table-cell>
          <table:table-cell table:number-columns-repeated="4"/>
          <table:table-cell office:value-type="float" office:value="18.681739796896" calcext:value-type="float">
            <text:p>18.6817397969</text:p>
          </table:table-cell>
          <table:table-cell table:number-columns-repeated="4"/>
          <table:table-cell office:value-type="float" office:value="21.0499328696051" calcext:value-type="float">
            <text:p>21.0499328696</text:p>
          </table:table-cell>
        </table:table-row>
        <table:table-row table:style-name="ro1">
          <table:table-cell table:number-columns-repeated="7"/>
          <table:table-cell office:value-type="float" office:value="59.9700149925038" calcext:value-type="float">
            <text:p>59.9700149925</text:p>
          </table:table-cell>
          <table:table-cell table:number-columns-repeated="4"/>
          <table:table-cell office:value-type="float" office:value="21.6651621415179" calcext:value-type="float">
            <text:p>21.6651621415</text:p>
          </table:table-cell>
          <table:table-cell table:number-columns-repeated="4"/>
          <table:table-cell office:value-type="float" office:value="46.4790620763627" calcext:value-type="float">
            <text:p>46.4790620764</text:p>
          </table:table-cell>
          <table:table-cell table:number-columns-repeated="4"/>
          <table:table-cell office:value-type="float" office:value="44.4970549224867" calcext:value-type="float">
            <text:p>44.4970549225</text:p>
          </table:table-cell>
          <table:table-cell table:number-columns-repeated="4"/>
          <table:table-cell office:value-type="float" office:value="41.5944540727903" calcext:value-type="float">
            <text:p>41.5944540728</text:p>
          </table:table-cell>
          <table:table-cell table:number-columns-repeated="4"/>
          <table:table-cell office:value-type="float" office:value="22.4117000567476" calcext:value-type="float">
            <text:p>22.4117000567</text:p>
          </table:table-cell>
        </table:table-row>
        <table:table-row table:style-name="ro1">
          <table:table-cell table:number-columns-repeated="7"/>
          <table:table-cell office:value-type="float" office:value="40.9906063193851" calcext:value-type="float">
            <text:p>40.9906063194</text:p>
          </table:table-cell>
          <table:table-cell table:number-columns-repeated="4"/>
          <table:table-cell office:value-type="float" office:value="32.8393398450657" calcext:value-type="float">
            <text:p>32.8393398451</text:p>
          </table:table-cell>
          <table:table-cell table:number-columns-repeated="4"/>
          <table:table-cell office:value-type="float" office:value="47.2097808981963" calcext:value-type="float">
            <text:p>47.2097808982</text:p>
          </table:table-cell>
          <table:table-cell table:number-columns-repeated="4"/>
          <table:table-cell office:value-type="float" office:value="48.6526946107784" calcext:value-type="float">
            <text:p>48.6526946108</text:p>
          </table:table-cell>
          <table:table-cell table:number-columns-repeated="4"/>
          <table:table-cell office:value-type="float" office:value="39.4931709725193" calcext:value-type="float">
            <text:p>39.4931709725</text:p>
          </table:table-cell>
          <table:table-cell table:number-columns-repeated="4"/>
          <table:table-cell office:value-type="float" office:value="24.469628642014" calcext:value-type="float">
            <text:p>24.469628642</text:p>
          </table:table-cell>
        </table:table-row>
        <table:table-row table:style-name="ro1">
          <table:table-cell table:number-columns-repeated="7"/>
          <table:table-cell office:value-type="float" office:value="47.9071338635875" calcext:value-type="float">
            <text:p>47.9071338636</text:p>
          </table:table-cell>
          <table:table-cell table:number-columns-repeated="4"/>
          <table:table-cell office:value-type="float" office:value="19.7459606219978" calcext:value-type="float">
            <text:p>19.745960622</text:p>
          </table:table-cell>
          <table:table-cell table:number-columns-repeated="4"/>
          <table:table-cell office:value-type="float" office:value="44.1963906280987" calcext:value-type="float">
            <text:p>44.1963906281</text:p>
          </table:table-cell>
          <table:table-cell table:number-columns-repeated="4"/>
          <table:table-cell office:value-type="float" office:value="39.3224440411373" calcext:value-type="float">
            <text:p>39.3224440411</text:p>
          </table:table-cell>
          <table:table-cell table:number-columns-repeated="4"/>
          <table:table-cell office:value-type="float" office:value="19.1409868651113" calcext:value-type="float">
            <text:p>19.1409868651</text:p>
          </table:table-cell>
          <table:table-cell table:number-columns-repeated="4"/>
          <table:table-cell office:value-type="float" office:value="24.8581808910702" calcext:value-type="float">
            <text:p>24.8581808911</text:p>
          </table:table-cell>
        </table:table-row>
        <table:table-row table:style-name="ro1">
          <table:table-cell table:number-columns-repeated="7"/>
          <table:table-cell office:value-type="float" office:value="47.1812242922816" calcext:value-type="float">
            <text:p>47.1812242923</text:p>
          </table:table-cell>
          <table:table-cell table:number-columns-repeated="4"/>
          <table:table-cell office:value-type="float" office:value="29.9965388609007" calcext:value-type="float">
            <text:p>29.9965388609</text:p>
          </table:table-cell>
          <table:table-cell table:number-columns-repeated="4"/>
          <table:table-cell office:value-type="float" office:value="47.8983082071909" calcext:value-type="float">
            <text:p>47.8983082072</text:p>
          </table:table-cell>
          <table:table-cell table:number-columns-repeated="4"/>
          <table:table-cell office:value-type="float" office:value="40.331441719774" calcext:value-type="float">
            <text:p>40.3314417198</text:p>
          </table:table-cell>
          <table:table-cell table:number-columns-repeated="4"/>
          <table:table-cell office:value-type="float" office:value="31.8344608038201" calcext:value-type="float">
            <text:p>31.8344608038</text:p>
          </table:table-cell>
          <table:table-cell table:number-columns-repeated="4"/>
          <table:table-cell office:value-type="float" office:value="22.7632548536075" calcext:value-type="float">
            <text:p>22.7632548536</text:p>
          </table:table-cell>
        </table:table-row>
        <table:table-row table:style-name="ro1">
          <table:table-cell table:number-columns-repeated="7"/>
          <table:table-cell office:value-type="float" office:value="48.7165074011617" calcext:value-type="float">
            <text:p>48.7165074012</text:p>
          </table:table-cell>
          <table:table-cell table:number-columns-repeated="4"/>
          <table:table-cell office:value-type="float" office:value="22.6060746580107" calcext:value-type="float">
            <text:p>22.606074658</text:p>
          </table:table-cell>
          <table:table-cell table:number-columns-repeated="4"/>
          <table:table-cell office:value-type="float" office:value="24.7615117220362" calcext:value-type="float">
            <text:p>24.761511722</text:p>
          </table:table-cell>
          <table:table-cell table:number-columns-repeated="4"/>
          <table:table-cell office:value-type="float" office:value="21.7881659531973" calcext:value-type="float">
            <text:p>21.7881659532</text:p>
          </table:table-cell>
          <table:table-cell table:number-columns-repeated="4"/>
          <table:table-cell office:value-type="float" office:value="22.1275026418252" calcext:value-type="float">
            <text:p>22.1275026418</text:p>
          </table:table-cell>
          <table:table-cell table:number-columns-repeated="4"/>
          <table:table-cell office:value-type="float" office:value="22.6882690014253" calcext:value-type="float">
            <text:p>22.6882690014</text:p>
          </table:table-cell>
        </table:table-row>
        <table:table-row table:style-name="ro1">
          <table:table-cell table:number-columns-repeated="7"/>
          <table:table-cell office:value-type="float" office:value="45.6554186543358" calcext:value-type="float">
            <text:p>45.6554186543</text:p>
          </table:table-cell>
          <table:table-cell table:number-columns-repeated="4"/>
          <table:table-cell office:value-type="float" office:value="21.2243454126162" calcext:value-type="float">
            <text:p>21.2243454126</text:p>
          </table:table-cell>
          <table:table-cell table:number-columns-repeated="4"/>
          <table:table-cell office:value-type="float" office:value="23.6358264584896" calcext:value-type="float">
            <text:p>23.6358264585</text:p>
          </table:table-cell>
          <table:table-cell table:number-columns-repeated="4"/>
          <table:table-cell office:value-type="float" office:value="25.5459212497851" calcext:value-type="float">
            <text:p>25.5459212498</text:p>
          </table:table-cell>
          <table:table-cell table:number-columns-repeated="4"/>
          <table:table-cell office:value-type="float" office:value="20.1279933938893" calcext:value-type="float">
            <text:p>20.1279933939</text:p>
          </table:table-cell>
          <table:table-cell table:number-columns-repeated="4"/>
          <table:table-cell office:value-type="float" office:value="15.3352371309344" calcext:value-type="float">
            <text:p>15.3352371309</text:p>
          </table:table-cell>
        </table:table-row>
        <table:table-row table:style-name="ro1">
          <table:table-cell table:number-columns-repeated="7"/>
          <table:table-cell office:value-type="float" office:value="51.8858511275195" calcext:value-type="float">
            <text:p>51.8858511275</text:p>
          </table:table-cell>
          <table:table-cell table:number-columns-repeated="4"/>
          <table:table-cell office:value-type="float" office:value="24.375" calcext:value-type="float">
            <text:p>24.375</text:p>
          </table:table-cell>
          <table:table-cell table:number-columns-repeated="4"/>
          <table:table-cell office:value-type="float" office:value="24.566542259177" calcext:value-type="float">
            <text:p>24.5665422592</text:p>
          </table:table-cell>
          <table:table-cell table:number-columns-repeated="4"/>
          <table:table-cell office:value-type="float" office:value="21.8615992600689" calcext:value-type="float">
            <text:p>21.8615992601</text:p>
          </table:table-cell>
          <table:table-cell table:number-columns-repeated="4"/>
          <table:table-cell office:value-type="float" office:value="0.442866150235528" calcext:value-type="float">
            <text:p>0.4428661502</text:p>
          </table:table-cell>
          <table:table-cell table:number-columns-repeated="4"/>
          <table:table-cell office:value-type="float" office:value="15.486868426147" calcext:value-type="float">
            <text:p>15.4868684261</text:p>
          </table:table-cell>
        </table:table-row>
        <table:table-row table:style-name="ro1">
          <table:table-cell table:number-columns-repeated="7"/>
          <table:table-cell office:value-type="float" office:value="47.2204985394942" calcext:value-type="float">
            <text:p>47.2204985395</text:p>
          </table:table-cell>
          <table:table-cell table:number-columns-repeated="14"/>
          <table:table-cell office:value-type="float" office:value="32.1248751557336" calcext:value-type="float">
            <text:p>32.1248751557</text:p>
          </table:table-cell>
          <table:table-cell table:number-columns-repeated="4"/>
          <table:table-cell office:value-type="float" office:value="16.1653843164685" calcext:value-type="float">
            <text:p>16.1653843165</text:p>
          </table:table-cell>
          <table:table-cell table:number-columns-repeated="4"/>
          <table:table-cell office:value-type="float" office:value="18.7438046318825" calcext:value-type="float">
            <text:p>18.7438046319</text:p>
          </table:table-cell>
        </table:table-row>
      </table:table>
      <table:table table:name="Test" table:style-name="ta1">
        <table:shapes>
          <draw:frame draw:z-index="0" draw:style-name="gr1" draw:text-style-name="P1" svg:width="12.483cm" svg:height="5.797cm" svg:x="4.505cm" svg:y="0.578cm">
            <draw:object draw:notify-on-update-of-ranges="Test.A1:Test.A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912cm" svg:height="6.535cm" svg:x="24.918cm" svg:y="1.912cm">
            <draw:object draw:notify-on-update-of-ranges="Test.J1:Test.J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0.024cm" svg:y="0.1cm">
            <draw:object draw:notify-on-update-of-ranges="Test.Q1:Test.Q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2.391cm" svg:height="6.64cm" svg:x="15.501cm" svg:y="13.653cm">
            <draw:object draw:notify-on-update-of-ranges="Test.O31:Test.O4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0.546cm" svg:height="6.215cm" svg:x="28.745cm" svg:y="14.503cm">
            <draw:object draw:notify-on-update-of-ranges="Test.S32:Test.S4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1" draw:text-style-name="P1" svg:width="15.999cm" svg:height="8.999cm" svg:x="29.452cm" svg:y="25.838cm">
            <draw:object draw:notify-on-update-of-ranges="Test.M58:Test.M7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10.518cm" svg:height="6.056cm" svg:x="16.217cm" svg:y="22.816cm">
            <draw:object draw:notify-on-update-of-ranges="Test.G61:Test.G7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number-columns-repeated="1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11.5" calcext:value-type="float">
            <text:p>25511.5</text:p>
          </table:table-cell>
          <table:table-cell table:number-columns-repeated="8"/>
          <table:table-cell office:value-type="float" office:value="4510" calcext:value-type="float">
            <text:p>4510</text:p>
          </table:table-cell>
          <table:table-cell table:number-columns-repeated="6"/>
          <table:table-cell office:value-type="float" office:value="4510" calcext:value-type="float">
            <text:p>4510</text:p>
          </table:table-cell>
          <table:table-cell table:number-columns-repeated="2"/>
        </table:table-row>
        <table:table-row table:style-name="ro1">
          <table:table-cell office:value-type="float" office:value="35072" calcext:value-type="float">
            <text:p>35072</text:p>
          </table:table-cell>
          <table:table-cell table:number-columns-repeated="8"/>
          <table:table-cell office:value-type="float" office:value="5019" calcext:value-type="float">
            <text:p>5019</text:p>
          </table:table-cell>
          <table:table-cell table:number-columns-repeated="6"/>
          <table:table-cell office:value-type="float" office:value="5019" calcext:value-type="float">
            <text:p>5019</text:p>
          </table:table-cell>
          <table:table-cell table:number-columns-repeated="2"/>
        </table:table-row>
        <table:table-row table:style-name="ro1">
          <table:table-cell office:value-type="float" office:value="64747.75" calcext:value-type="float">
            <text:p>64747.75</text:p>
          </table:table-cell>
          <table:table-cell table:number-columns-repeated="8"/>
          <table:table-cell office:value-type="float" office:value="6788.75" calcext:value-type="float">
            <text:p>6788.75</text:p>
          </table:table-cell>
          <table:table-cell table:number-columns-repeated="6"/>
          <table:table-cell office:value-type="float" office:value="6788.75" calcext:value-type="float">
            <text:p>6788.75</text:p>
          </table:table-cell>
          <table:table-cell table:number-columns-repeated="2"/>
        </table:table-row>
        <table:table-row table:style-name="ro1">
          <table:table-cell office:value-type="float" office:value="125969.4" calcext:value-type="float">
            <text:p>125969.4</text:p>
          </table:table-cell>
          <table:table-cell table:number-columns-repeated="8"/>
          <table:table-cell office:value-type="float" office:value="7649.2" calcext:value-type="float">
            <text:p>7649.2</text:p>
          </table:table-cell>
          <table:table-cell table:number-columns-repeated="6"/>
          <table:table-cell office:value-type="float" office:value="7649.2" calcext:value-type="float">
            <text:p>7649.2</text:p>
          </table:table-cell>
          <table:table-cell table:number-columns-repeated="2"/>
        </table:table-row>
        <table:table-row table:style-name="ro1">
          <table:table-cell office:value-type="float" office:value="152628.5" calcext:value-type="float">
            <text:p>152628.5</text:p>
          </table:table-cell>
          <table:table-cell table:number-columns-repeated="8"/>
          <table:table-cell office:value-type="float" office:value="6721.16666666667" calcext:value-type="float">
            <text:p>6721.1666666667</text:p>
          </table:table-cell>
          <table:table-cell table:number-columns-repeated="6"/>
          <table:table-cell office:value-type="float" office:value="6721.16666666667" calcext:value-type="float">
            <text:p>6721.1666666667</text:p>
          </table:table-cell>
          <table:table-cell table:number-columns-repeated="2"/>
        </table:table-row>
        <table:table-row table:style-name="ro1">
          <table:table-cell office:value-type="float" office:value="140872.857142857" calcext:value-type="float">
            <text:p>140872.857142857</text:p>
          </table:table-cell>
          <table:table-cell table:number-columns-repeated="8"/>
          <table:table-cell office:value-type="float" office:value="9505.42857142857" calcext:value-type="float">
            <text:p>9505.4285714286</text:p>
          </table:table-cell>
          <table:table-cell table:number-columns-repeated="6"/>
          <table:table-cell office:value-type="float" office:value="9505.42857142857" calcext:value-type="float">
            <text:p>9505.4285714286</text:p>
          </table:table-cell>
          <table:table-cell table:number-columns-repeated="2"/>
        </table:table-row>
        <table:table-row table:style-name="ro1">
          <table:table-cell office:value-type="float" office:value="191705.25" calcext:value-type="float">
            <text:p>191705.25</text:p>
          </table:table-cell>
          <table:table-cell table:number-columns-repeated="8"/>
          <table:table-cell office:value-type="float" office:value="8582.125" calcext:value-type="float">
            <text:p>8582.125</text:p>
          </table:table-cell>
          <table:table-cell table:number-columns-repeated="6"/>
          <table:table-cell office:value-type="float" office:value="8582.125" calcext:value-type="float">
            <text:p>8582.125</text:p>
          </table:table-cell>
          <table:table-cell table:number-columns-repeated="2"/>
        </table:table-row>
        <table:table-row table:style-name="ro1">
          <table:table-cell office:value-type="float" office:value="274317.444444444" calcext:value-type="float">
            <text:p>274317.444444444</text:p>
          </table:table-cell>
          <table:table-cell table:number-columns-repeated="8"/>
          <table:table-cell office:value-type="float" office:value="9880.66666666667" calcext:value-type="float">
            <text:p>9880.6666666667</text:p>
          </table:table-cell>
          <table:table-cell table:number-columns-repeated="6"/>
          <table:table-cell office:value-type="float" office:value="9880.66666666667" calcext:value-type="float">
            <text:p>9880.6666666667</text:p>
          </table:table-cell>
          <table:table-cell table:number-columns-repeated="2"/>
        </table:table-row>
        <table:table-row table:style-name="ro1">
          <table:table-cell office:value-type="float" office:value="317256.3" calcext:value-type="float">
            <text:p>317256.3</text:p>
          </table:table-cell>
          <table:table-cell table:number-columns-repeated="8"/>
          <table:table-cell office:value-type="float" office:value="11407.9" calcext:value-type="float">
            <text:p>11407.9</text:p>
          </table:table-cell>
          <table:table-cell table:number-columns-repeated="6"/>
          <table:table-cell office:value-type="float" office:value="11407.9" calcext:value-type="float">
            <text:p>11407.9</text:p>
          </table:table-cell>
          <table:table-cell table:number-columns-repeated="2"/>
        </table:table-row>
        <table:table-row table:style-name="ro1">
          <table:table-cell office:value-type="float" office:value="184763" calcext:value-type="float">
            <text:p>184763</text:p>
          </table:table-cell>
          <table:table-cell table:number-columns-repeated="8"/>
          <table:table-cell office:value-type="float" office:value="12231.5454545455" calcext:value-type="float">
            <text:p>12231.5454545455</text:p>
          </table:table-cell>
          <table:table-cell table:number-columns-repeated="6"/>
          <table:table-cell office:value-type="float" office:value="12231.5454545455" calcext:value-type="float">
            <text:p>12231.5454545455</text:p>
          </table:table-cell>
          <table:table-cell table:number-columns-repeated="2"/>
        </table:table-row>
        <table:table-row table:style-name="ro1">
          <table:table-cell office:value-type="float" office:value="395808.25" calcext:value-type="float">
            <text:p>395808.25</text:p>
          </table:table-cell>
          <table:table-cell table:number-columns-repeated="8"/>
          <table:table-cell office:value-type="float" office:value="2386.58333333333" calcext:value-type="float">
            <text:p>2386.5833333333</text:p>
          </table:table-cell>
          <table:table-cell table:number-columns-repeated="6"/>
          <table:table-cell office:value-type="float" office:value="2980.25" calcext:value-type="float">
            <text:p>2980.25</text:p>
          </table:table-cell>
          <table:table-cell table:number-columns-repeated="2"/>
        </table:table-row>
        <table:table-row table:style-name="ro1">
          <table:table-cell office:value-type="float" office:value="512833" calcext:value-type="float">
            <text:p>512833</text:p>
          </table:table-cell>
          <table:table-cell table:number-columns-repeated="8"/>
          <table:table-cell office:value-type="float" office:value="8266.30769230769" calcext:value-type="float">
            <text:p>8266.3076923077</text:p>
          </table:table-cell>
          <table:table-cell table:number-columns-repeated="6"/>
          <table:table-cell office:value-type="float" office:value="8266.30769230769" calcext:value-type="float">
            <text:p>8266.3076923077</text:p>
          </table:table-cell>
          <table:table-cell table:number-columns-repeated="2"/>
        </table:table-row>
        <table:table-row table:style-name="ro1">
          <table:table-cell office:value-type="float" office:value="756979.357142857" calcext:value-type="float">
            <text:p>756979.357142857</text:p>
          </table:table-cell>
          <table:table-cell table:number-columns-repeated="8"/>
          <table:table-cell office:value-type="float" office:value="6451.42857142857" calcext:value-type="float">
            <text:p>6451.4285714286</text:p>
          </table:table-cell>
          <table:table-cell table:number-columns-repeated="6"/>
          <table:table-cell office:value-type="float" office:value="6451.42857142857" calcext:value-type="float">
            <text:p>6451.4285714286</text:p>
          </table:table-cell>
          <table:table-cell table:number-columns-repeated="2"/>
        </table:table-row>
        <table:table-row table:style-name="ro1">
          <table:table-cell office:value-type="float" office:value="732879.933333333" calcext:value-type="float">
            <text:p>732879.933333333</text:p>
          </table:table-cell>
          <table:table-cell table:number-columns-repeated="8"/>
          <table:table-cell office:value-type="float" office:value="3957.46666666667" calcext:value-type="float">
            <text:p>3957.4666666667</text:p>
          </table:table-cell>
          <table:table-cell table:number-columns-repeated="6"/>
          <table:table-cell office:value-type="float" office:value="3957.46666666667" calcext:value-type="float">
            <text:p>3957.4666666667</text:p>
          </table:table-cell>
          <table:table-cell table:number-columns-repeated="2"/>
        </table:table-row>
        <table:table-row table:style-name="ro1">
          <table:table-cell office:value-type="float" office:value="507616.75" calcext:value-type="float">
            <text:p>507616.75</text:p>
          </table:table-cell>
          <table:table-cell table:number-columns-repeated="8"/>
          <table:table-cell office:value-type="float" office:value="8047.625" calcext:value-type="float">
            <text:p>8047.625</text:p>
          </table:table-cell>
          <table:table-cell table:number-columns-repeated="6"/>
          <table:table-cell office:value-type="float" office:value="8047.625" calcext:value-type="float">
            <text:p>8047.625</text:p>
          </table:table-cell>
          <table:table-cell table:number-columns-repeated="2"/>
        </table:table-row>
        <table:table-row table:style-name="ro1">
          <table:table-cell office:value-type="float" office:value="947372.941176471" calcext:value-type="float">
            <text:p>947372.941176471</text:p>
          </table:table-cell>
          <table:table-cell table:number-columns-repeated="8"/>
          <table:table-cell office:value-type="float" office:value="8704.82352941176" calcext:value-type="float">
            <text:p>8704.8235294118</text:p>
          </table:table-cell>
          <table:table-cell table:number-columns-repeated="6"/>
          <table:table-cell office:value-type="float" office:value="8704.82352941176" calcext:value-type="float">
            <text:p>8704.8235294118</text:p>
          </table:table-cell>
          <table:table-cell table:number-columns-repeated="2"/>
        </table:table-row>
        <table:table-row table:style-name="ro1">
          <table:table-cell office:value-type="float" office:value="941603.666666667" calcext:value-type="float">
            <text:p>941603.666666667</text:p>
          </table:table-cell>
          <table:table-cell table:number-columns-repeated="8"/>
          <table:table-cell office:value-type="float" office:value="5052.11111111111" calcext:value-type="float">
            <text:p>5052.1111111111</text:p>
          </table:table-cell>
          <table:table-cell table:number-columns-repeated="6"/>
          <table:table-cell office:value-type="float" office:value="5052.11111111111" calcext:value-type="float">
            <text:p>5052.1111111111</text:p>
          </table:table-cell>
          <table:table-cell table:number-columns-repeated="2"/>
        </table:table-row>
        <table:table-row table:style-name="ro1">
          <table:table-cell office:value-type="float" office:value="348848.105263158" calcext:value-type="float">
            <text:p>348848.105263158</text:p>
          </table:table-cell>
          <table:table-cell table:number-columns-repeated="8"/>
          <table:table-cell office:value-type="float" office:value="4543.73684210526" calcext:value-type="float">
            <text:p>4543.7368421053</text:p>
          </table:table-cell>
          <table:table-cell table:number-columns-repeated="6"/>
          <table:table-cell office:value-type="float" office:value="4543.73684210526" calcext:value-type="float">
            <text:p>4543.7368421053</text:p>
          </table:table-cell>
          <table:table-cell table:number-columns-repeated="2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510" calcext:value-type="float">
            <text:p>4510</text:p>
          </table:table-cell>
          <table:table-cell table:number-columns-repeated="9"/>
          <table:table-cell office:value-type="float" office:value="58.5" calcext:value-type="float">
            <text:p>58.5</text:p>
          </table:table-cell>
          <table:table-cell table:number-columns-repeated="3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4"/>
          <table:table-cell office:value-type="float" office:value="5019" calcext:value-type="float">
            <text:p>5019</text:p>
          </table:table-cell>
          <table:table-cell table:number-columns-repeated="9"/>
          <table:table-cell office:value-type="float" office:value="114.333333333333" calcext:value-type="float">
            <text:p>114.3333333333</text:p>
          </table:table-cell>
          <table:table-cell table:number-columns-repeated="3"/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4"/>
          <table:table-cell office:value-type="float" office:value="6788.75" calcext:value-type="float">
            <text:p>6788.75</text:p>
          </table:table-cell>
          <table:table-cell table:number-columns-repeated="9"/>
          <table:table-cell office:value-type="float" office:value="168.75" calcext:value-type="float">
            <text:p>168.75</text:p>
          </table:table-cell>
          <table:table-cell table:number-columns-repeated="3"/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4"/>
          <table:table-cell office:value-type="float" office:value="7649.2" calcext:value-type="float">
            <text:p>7649.2</text:p>
          </table:table-cell>
          <table:table-cell table:number-columns-repeated="9"/>
          <table:table-cell office:value-type="float" office:value="226.6" calcext:value-type="float">
            <text:p>226.6</text:p>
          </table:table-cell>
          <table:table-cell table:number-columns-repeated="3"/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4"/>
          <table:table-cell office:value-type="float" office:value="6721.16666666667" calcext:value-type="float">
            <text:p>6721.1666666667</text:p>
          </table:table-cell>
          <table:table-cell table:number-columns-repeated="9"/>
          <table:table-cell office:value-type="float" office:value="284.666666666667" calcext:value-type="float">
            <text:p>284.6666666667</text:p>
          </table:table-cell>
          <table:table-cell table:number-columns-repeated="3"/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4"/>
          <table:table-cell office:value-type="float" office:value="9505.42857142857" calcext:value-type="float">
            <text:p>9505.4285714286</text:p>
          </table:table-cell>
          <table:table-cell table:number-columns-repeated="9"/>
          <table:table-cell office:value-type="float" office:value="350.428571428571" calcext:value-type="float">
            <text:p>350.4285714286</text:p>
          </table:table-cell>
          <table:table-cell table:number-columns-repeated="3"/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4"/>
          <table:table-cell office:value-type="float" office:value="8582.125" calcext:value-type="float">
            <text:p>8582.125</text:p>
          </table:table-cell>
          <table:table-cell table:number-columns-repeated="9"/>
          <table:table-cell office:value-type="float" office:value="452.625" calcext:value-type="float">
            <text:p>452.625</text:p>
          </table:table-cell>
          <table:table-cell table:number-columns-repeated="3"/>
          <table:table-cell office:value-type="float" office:value="559" calcext:value-type="float">
            <text:p>559</text:p>
          </table:table-cell>
        </table:table-row>
        <table:table-row table:style-name="ro1">
          <table:table-cell table:number-columns-repeated="4"/>
          <table:table-cell office:value-type="float" office:value="9880.66666666667" calcext:value-type="float">
            <text:p>9880.6666666667</text:p>
          </table:table-cell>
          <table:table-cell table:number-columns-repeated="9"/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683" calcext:value-type="float">
            <text:p>683</text:p>
          </table:table-cell>
        </table:table-row>
        <table:table-row table:style-name="ro1">
          <table:table-cell table:number-columns-repeated="4"/>
          <table:table-cell office:value-type="float" office:value="11407.9" calcext:value-type="float">
            <text:p>11407.9</text:p>
          </table:table-cell>
          <table:table-cell table:number-columns-repeated="9"/>
          <table:table-cell office:value-type="float" office:value="673.5" calcext:value-type="float">
            <text:p>673.5</text:p>
          </table:table-cell>
          <table:table-cell table:number-columns-repeated="3"/>
          <table:table-cell office:value-type="float" office:value="805" calcext:value-type="float">
            <text:p>805</text:p>
          </table:table-cell>
        </table:table-row>
        <table:table-row table:style-name="ro1">
          <table:table-cell table:number-columns-repeated="4"/>
          <table:table-cell office:value-type="float" office:value="12231.5454545455" calcext:value-type="float">
            <text:p>12231.5454545455</text:p>
          </table:table-cell>
          <table:table-cell table:number-columns-repeated="9"/>
          <table:table-cell office:value-type="float" office:value="860.545454545455" calcext:value-type="float">
            <text:p>860.5454545455</text:p>
          </table:table-cell>
          <table:table-cell table:number-columns-repeated="3"/>
          <table:table-cell office:value-type="float" office:value="943" calcext:value-type="float">
            <text:p>943</text:p>
          </table:table-cell>
        </table:table-row>
        <table:table-row table:style-name="ro1">
          <table:table-cell table:number-columns-repeated="4"/>
          <table:table-cell office:value-type="float" office:value="671.75" calcext:value-type="float">
            <text:p>671.75</text:p>
          </table:table-cell>
          <table:table-cell table:number-columns-repeated="9"/>
          <table:table-cell office:value-type="float" office:value="761.416666666667" calcext:value-type="float">
            <text:p>761.4166666667</text:p>
          </table:table-cell>
          <table:table-cell table:number-columns-repeated="3"/>
          <table:table-cell office:value-type="float" office:value="1173" calcext:value-type="float">
            <text:p>1173</text:p>
          </table:table-cell>
        </table:table-row>
        <table:table-row table:style-name="ro1">
          <table:table-cell table:number-columns-repeated="4"/>
          <table:table-cell office:value-type="float" office:value="8266.30769230769" calcext:value-type="float">
            <text:p>8266.3076923077</text:p>
          </table:table-cell>
          <table:table-cell table:number-columns-repeated="9"/>
          <table:table-cell office:value-type="float" office:value="1108.38461538462" calcext:value-type="float">
            <text:p>1108.3846153846</text:p>
          </table:table-cell>
          <table:table-cell table:number-columns-repeated="3"/>
          <table:table-cell office:value-type="float" office:value="1022" calcext:value-type="float">
            <text:p>1022</text:p>
          </table:table-cell>
        </table:table-row>
        <table:table-row table:style-name="ro1">
          <table:table-cell table:number-columns-repeated="4"/>
          <table:table-cell office:value-type="float" office:value="6451.42857142857" calcext:value-type="float">
            <text:p>6451.4285714286</text:p>
          </table:table-cell>
          <table:table-cell table:number-columns-repeated="9"/>
          <table:table-cell office:value-type="float" office:value="1024.85714285714" calcext:value-type="float">
            <text:p>1024.8571428572</text:p>
          </table:table-cell>
          <table:table-cell table:number-columns-repeated="3"/>
          <table:table-cell office:value-type="float" office:value="1438" calcext:value-type="float">
            <text:p>1438</text:p>
          </table:table-cell>
        </table:table-row>
        <table:table-row table:style-name="ro1">
          <table:table-cell table:number-columns-repeated="4"/>
          <table:table-cell office:value-type="float" office:value="3957.46666666667" calcext:value-type="float">
            <text:p>3957.4666666667</text:p>
          </table:table-cell>
          <table:table-cell table:number-columns-repeated="9"/>
          <table:table-cell office:value-type="float" office:value="1557.06666666667" calcext:value-type="float">
            <text:p>1557.0666666667</text:p>
          </table:table-cell>
          <table:table-cell table:number-columns-repeated="3"/>
          <table:table-cell office:value-type="float" office:value="1355" calcext:value-type="float">
            <text:p>1355</text:p>
          </table:table-cell>
        </table:table-row>
        <table:table-row table:style-name="ro1">
          <table:table-cell table:number-columns-repeated="4"/>
          <table:table-cell office:value-type="float" office:value="8047.625" calcext:value-type="float">
            <text:p>8047.625</text:p>
          </table:table-cell>
          <table:table-cell table:number-columns-repeated="9"/>
          <table:table-cell office:value-type="float" office:value="1805.8125" calcext:value-type="float">
            <text:p>1805.8125</text:p>
          </table:table-cell>
          <table:table-cell table:number-columns-repeated="3"/>
          <table:table-cell office:value-type="float" office:value="1951" calcext:value-type="float">
            <text:p>1951</text:p>
          </table:table-cell>
        </table:table-row>
        <table:table-row table:style-name="ro1">
          <table:table-cell table:number-columns-repeated="4"/>
          <table:table-cell office:value-type="float" office:value="8704.82352941176" calcext:value-type="float">
            <text:p>8704.8235294118</text:p>
          </table:table-cell>
          <table:table-cell table:number-columns-repeated="9"/>
          <table:table-cell office:value-type="float" office:value="2103.41176470588" calcext:value-type="float">
            <text:p>2103.4117647059</text:p>
          </table:table-cell>
          <table:table-cell table:number-columns-repeated="3"/>
          <table:table-cell office:value-type="float" office:value="2288" calcext:value-type="float">
            <text:p>2288</text:p>
          </table:table-cell>
        </table:table-row>
        <table:table-row table:style-name="ro1">
          <table:table-cell table:number-columns-repeated="4"/>
          <table:table-cell office:value-type="float" office:value="5052.11111111111" calcext:value-type="float">
            <text:p>5052.1111111111</text:p>
          </table:table-cell>
          <table:table-cell table:number-columns-repeated="9"/>
          <table:table-cell office:value-type="float" office:value="2495.55555555556" calcext:value-type="float">
            <text:p>2495.5555555556</text:p>
          </table:table-cell>
          <table:table-cell table:number-columns-repeated="3"/>
          <table:table-cell office:value-type="float" office:value="2582" calcext:value-type="float">
            <text:p>2582</text:p>
          </table:table-cell>
        </table:table-row>
        <table:table-row table:style-name="ro1">
          <table:table-cell table:number-columns-repeated="4"/>
          <table:table-cell office:value-type="float" office:value="4543.73684210526" calcext:value-type="float">
            <text:p>4543.7368421053</text:p>
          </table:table-cell>
          <table:table-cell table:number-columns-repeated="13"/>
          <table:table-cell office:value-type="float" office:value="3033" calcext:value-type="float">
            <text:p>3033</text:p>
          </table:table-cell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12"/>
          <table:table-cell office:value-type="float" office:value="7761.19402985075" calcext:value-type="float">
            <text:p>7761.1940298508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9176.4705882353" calcext:value-type="float">
            <text:p>9176.4705882353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float" office:value="10162.8664495114" calcext:value-type="float">
            <text:p>10162.866449511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1044.776119403" calcext:value-type="float">
            <text:p>31044.776119403</text:p>
          </table:table-cell>
          <table:table-cell table:number-columns-repeated="5"/>
          <table:table-cell office:value-type="float" office:value="10655.737704918" calcext:value-type="float">
            <text:p>10655.73770491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8352.9411764706" calcext:value-type="float">
            <text:p>18352.9411764706</text:p>
          </table:table-cell>
          <table:table-cell table:number-columns-repeated="5"/>
          <table:table-cell office:value-type="float" office:value="11011.7647058824" calcext:value-type="float">
            <text:p>11011.764705882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550.4885993485" calcext:value-type="float">
            <text:p>13550.4885993485</text:p>
          </table:table-cell>
          <table:table-cell table:number-columns-repeated="5"/>
          <table:table-cell office:value-type="float" office:value="11257.7319587629" calcext:value-type="float">
            <text:p>11257.731958762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655.737704918" calcext:value-type="float">
            <text:p>10655.737704918</text:p>
          </table:table-cell>
          <table:table-cell table:number-columns-repeated="5"/>
          <table:table-cell office:value-type="float" office:value="11162.7906976744" calcext:value-type="float">
            <text:p>11162.790697674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809.41176470589" calcext:value-type="float">
            <text:p>8809.4117647059</text:p>
          </table:table-cell>
          <table:table-cell table:number-columns-repeated="5"/>
          <table:table-cell office:value-type="float" office:value="10278.1844802343" calcext:value-type="float">
            <text:p>10278.184480234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505.15463917526" calcext:value-type="float">
            <text:p>7505.1546391753</text:p>
          </table:table-cell>
          <table:table-cell table:number-columns-repeated="5"/>
          <table:table-cell office:value-type="float" office:value="9689.44099378882" calcext:value-type="float">
            <text:p>9689.440993788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378.73754152824" calcext:value-type="float">
            <text:p>6378.7375415282</text:p>
          </table:table-cell>
          <table:table-cell table:number-columns-repeated="5"/>
          <table:table-cell office:value-type="float" office:value="9098.62142099682" calcext:value-type="float">
            <text:p>9098.621420996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139.09224011713" calcext:value-type="float">
            <text:p>5139.0922401171</text:p>
          </table:table-cell>
          <table:table-cell table:number-columns-repeated="5"/>
          <table:table-cell office:value-type="float" office:value="7979.53964194373" calcext:value-type="float">
            <text:p>7979.539641943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306.4182194617" calcext:value-type="float">
            <text:p>4306.4182194617</text:p>
          </table:table-cell>
          <table:table-cell table:number-columns-repeated="5"/>
          <table:table-cell office:value-type="float" office:value="9921.72211350293" calcext:value-type="float">
            <text:p>9921.722113502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639.44856839873" calcext:value-type="float">
            <text:p>3639.4485683987</text:p>
          </table:table-cell>
          <table:table-cell table:number-columns-repeated="5"/>
          <table:table-cell office:value-type="float" office:value="7593.88038942976" calcext:value-type="float">
            <text:p>7593.880389429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901.65077888863" calcext:value-type="float">
            <text:p>2901.6507788886</text:p>
          </table:table-cell>
          <table:table-cell table:number-columns-repeated="5"/>
          <table:table-cell office:value-type="float" office:value="8634.68634686347" calcext:value-type="float">
            <text:p>8634.686346863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307.24070450098" calcext:value-type="float">
            <text:p>3307.240704501</text:p>
          </table:table-cell>
          <table:table-cell table:number-columns-repeated="5"/>
          <table:table-cell office:value-type="float" office:value="6396.71963095848" calcext:value-type="float">
            <text:p>6396.719630958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336.578581363" calcext:value-type="float">
            <text:p>2336.578581363</text:p>
          </table:table-cell>
          <table:table-cell table:number-columns-repeated="5"/>
          <table:table-cell office:value-type="float" office:value="5795.45454545455" calcext:value-type="float">
            <text:p>5795.454545454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467.05324196099" calcext:value-type="float">
            <text:p>2467.053241961</text:p>
          </table:table-cell>
          <table:table-cell table:number-columns-repeated="5"/>
          <table:table-cell office:value-type="float" office:value="5437.64523625097" calcext:value-type="float">
            <text:p>5437.64523625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705.79190158893" calcext:value-type="float">
            <text:p>1705.7919015889</text:p>
          </table:table-cell>
          <table:table-cell table:number-columns-repeated="5"/>
          <table:table-cell office:value-type="float" office:value="4886.2512363996" calcext:value-type="float">
            <text:p>4886.251236399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48.86363636364" calcext:value-type="float">
            <text:p>1448.863636363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79.4459379414" calcext:value-type="float">
            <text:p>1279.445937941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85.8336080888" calcext:value-type="float">
            <text:p>1085.833608088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15:59.512426494</meta:creation-date>
    <meta:generator>LibreOffice/4.2.8.2$Linux_X86_64 LibreOffice_project/420m0$Build-2</meta:generator>
    <dc:date>2018-01-30T15:55:57.684017304</dc:date>
    <meta:editing-duration>P1DT4H34M8S</meta:editing-duration>
    <meta:editing-cycles>30</meta:editing-cycles>
    <meta:document-statistic meta:table-count="4" meta:cell-count="170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72cm" svg:height="7.126cm" xlink:href=".." xlink:type="simple" chart:class="chart:line" chart:style-name="ch1">
        <chart:legend chart:legend-position="end" svg:x="11.52cm" svg:y="3.015cm" style:legend-expansion="high" chart:style-name="ch2"/>
        <chart:plot-area chart:style-name="ch3" table:cell-range-address="'Turn Based Locking'.A33:'Turn Based Locking'.B51" svg:x="0.287cm" svg:y="0.142cm" svg:width="10.946cm" svg:height="6.842cm">
          <chartooo:coordinate-region svg:x="1.834cm" svg:y="0.341cm" svg:width="9.212cm" svg:height="5.9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urn Based Locking'.A33:'Turn Based Locking'.A51" chart:class="chart:line">
            <chart:data-point chart:repeated="19"/>
          </chart:series>
          <chart:series chart:style-name="ch7" chart:values-cell-range-address="'Turn Based Locking'.B33:'Turn Based Locking'.B51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urn Based Locking'.A33:'Turn Based Locking'.A51</svg:desc>
                </draw:g>
              </table:table-cell>
              <table:table-cell office:value-type="float" office:value="36370">
                <text:p>36370</text:p>
                <draw:g>
                  <svg:desc>'Turn Based Locking'.B33:'Turn Based Locking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6200">
                <text:p>166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9172">
                <text:p>79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4485">
                <text:p>134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3016">
                <text:p>263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1001">
                <text:p>241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219">
                <text:p>199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1237">
                <text:p>321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3007">
                <text:p>373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6010">
                <text:p>4260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6210">
                <text:p>246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79002">
                <text:p>579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1003">
                <text:p>671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27010">
                <text:p>9270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06002">
                <text:p>906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7539">
                <text:p>337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05">
                <text:p>1150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90635">
                <text:p>1090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20620">
                <text:p>4206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Test.M58:Test.M75" svg:x="0.32cm" svg:y="0.18cm" svg:width="12.455cm" svg:height="8.64cm">
          <chartooo:coordinate-region svg:x="1.497cm" svg:y="0.38cm" svg:width="11.09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M58:Test.M75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61.19402985075">
                <text:p>7761.19402985075</text:p>
                <draw:g>
                  <svg:desc>Test.M58:Test.M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6.4705882353">
                <text:p>9176.4705882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62.8664495114">
                <text:p>10162.8664495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11.7647058824">
                <text:p>11011.7647058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57.7319587629">
                <text:p>11257.7319587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62.7906976744">
                <text:p>11162.7906976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78.1844802343">
                <text:p>10278.1844802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89.44099378882">
                <text:p>9689.44099378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98.62142099682">
                <text:p>9098.62142099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79.53964194373">
                <text:p>7979.53964194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1.72211350293">
                <text:p>9921.72211350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93.88038942976">
                <text:p>7593.88038942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34.68634686347">
                <text:p>8634.68634686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6.71963095848">
                <text:p>6396.71963095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95.45454545455">
                <text:p>5795.45454545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37.64523625097">
                <text:p>5437.64523625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6.2512363996">
                <text:p>4886.25123639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9cm" svg:height="6.057cm" xlink:href=".." xlink:type="simple" chart:class="chart:line" chart:style-name="ch1">
        <chart:legend chart:legend-position="end" svg:x="7.64cm" svg:y="2.729cm" style:legend-expansion="high" chart:style-name="ch2"/>
        <chart:plot-area chart:style-name="ch3" table:cell-range-address="Test.G61:Test.G78" svg:x="0.21cm" svg:y="0.121cm" svg:width="7.22cm" svg:height="5.815cm">
          <chartooo:coordinate-region svg:x="1.387cm" svg:y="0.32cm" svg:width="5.856cm" svg:height="4.5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G61:Test.G7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44.776119403">
                <text:p>31044.776119403</text:p>
                <draw:g>
                  <svg:desc>Test.G61:Test.G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52.9411764706">
                <text:p>18352.941176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50.4885993485">
                <text:p>13550.4885993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55.737704918">
                <text:p>10655.73770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9.41176470589">
                <text:p>8809.41176470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5.15463917526">
                <text:p>7505.15463917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78.73754152824">
                <text:p>6378.73754152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39.09224011713">
                <text:p>5139.0922401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6.4182194617">
                <text:p>4306.4182194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9.44856839873">
                <text:p>3639.44856839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1.65077888863">
                <text:p>2901.65077888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7.24070450098">
                <text:p>3307.2407045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6.578581363">
                <text:p>2336.578581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7.05324196099">
                <text:p>2467.05324196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.79190158893">
                <text:p>1705.79190158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8.86363636364">
                <text:p>1448.86363636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4459379414">
                <text:p>1279.445937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5.8336080888">
                <text:p>1085.83360808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96cm" svg:height="6.562cm" xlink:href=".." xlink:type="simple" chart:class="chart:line" chart:style-name="ch1">
        <chart:legend chart:legend-position="end" svg:x="10.444cm" svg:y="2.733cm" style:legend-expansion="high" chart:style-name="ch2"/>
        <chart:plot-area chart:style-name="ch3" table:cell-range-address="'Turn Based Locking'.A5:'Turn Based Locking'.B23" svg:x="0.265cm" svg:y="0.131cm" svg:width="9.914cm" svg:height="6.3cm">
          <chartooo:coordinate-region svg:x="1.812cm" svg:y="0.331cm" svg:width="8.18cm" svg:height="5.4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urn Based Locking'.A5:'Turn Based Locking'.A23" chart:class="chart:line">
            <chart:data-point chart:repeated="19"/>
          </chart:series>
          <chart:series chart:style-name="ch7" chart:values-cell-range-address="'Turn Based Locking'.B5:'Turn Based Locking'.B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urn Based Locking'.A5:'Turn Based Locking'.A23</svg:desc>
                </draw:g>
              </table:table-cell>
              <table:table-cell office:value-type="float" office:value="0">
                <text:p>0</text:p>
                <draw:g>
                  <svg:desc>'Turn Based Locking'.B5:'Turn Based Locking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4559.5">
                <text:p>8455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072">
                <text:p>35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2583.25">
                <text:p>21258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8895.4">
                <text:p>42889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24355.166666667">
                <text:p>424355.1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9192.857142857">
                <text:p>359192.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1867.5">
                <text:p>57186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8461.666666667">
                <text:p>778461.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24205.3">
                <text:p>92420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9627">
                <text:p>509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02832.91666667">
                <text:p>1202832.91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45450.38461538">
                <text:p>1445450.384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59899.64285714">
                <text:p>2159899.6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54395.13333333">
                <text:p>2154395.1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09066.875">
                <text:p>809066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723729.76470588">
                <text:p>2723729.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81627.11111111">
                <text:p>2681627.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07790">
                <text:p>10077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16cm" svg:height="7.152cm" xlink:href=".." xlink:type="simple" chart:class="chart:line" chart:style-name="ch1">
        <chart:legend chart:legend-position="end" svg:x="10.364cm" svg:y="3.277cm" style:legend-expansion="high" chart:style-name="ch2"/>
        <chart:plot-area chart:style-name="ch3" table:cell-range-address="'Turn Based Locking'.B58:'Turn Based Locking'.B76" svg:x="0.264cm" svg:y="0.143cm" svg:width="9.836cm" svg:height="6.866cm">
          <chartooo:coordinate-region svg:x="0.885cm" svg:y="0.342cm" svg:width="9.028cm" svg:height="6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urn Based Locking'.B58:'Turn Based Locking'.B76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4462469067913">
                <text:p>21.4462469067913</text:p>
                <draw:g>
                  <svg:desc>'Turn Based Locking'.B58:'Turn Based Locking'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8628158844765">
                <text:p>9.38628158844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5559036022836">
                <text:p>29.5559036022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996133397777">
                <text:p>23.1996133397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279952550415">
                <text:p>14.8279952550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4190065601388">
                <text:p>19.4190065601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4070244304007">
                <text:p>27.4070244304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424910580039">
                <text:p>19.424910580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8200221443565">
                <text:p>18.8200221443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3094293561184">
                <text:p>18.3094293561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8483002315097">
                <text:p>34.8483002315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1657472685759">
                <text:p>16.1657472685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1117059089155">
                <text:p>15.1117059089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798082005588">
                <text:p>11.7798082005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9138787773095">
                <text:p>12.9138787773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9735052838339">
                <text:p>36.9735052838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303846505015">
                <text:p>11.530384650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873234400143">
                <text:p>12.873234400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2337026294518">
                <text:p>35.23370262945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949cm" svg:height="7.014cm" xlink:href=".." xlink:type="simple" chart:class="chart:line" chart:style-name="ch1">
        <chart:legend chart:legend-position="end" svg:x="11.097cm" svg:y="3.208cm" style:legend-expansion="high" chart:style-name="ch2"/>
        <chart:plot-area chart:style-name="ch3" table:cell-range-address="'Turn Based Locking'.B82:'Turn Based Locking'.B100" svg:x="0.278cm" svg:y="0.14cm" svg:width="10.541cm" svg:height="6.734cm">
          <chartooo:coordinate-region svg:x="1.085cm" svg:y="0.34cm" svg:width="9.547cm" svg:height="5.8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urn Based Locking'.B82:'Turn Based Locking'.B10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7849876271652">
                <text:p>85.7849876271652</text:p>
                <draw:g>
                  <svg:desc>'Turn Based Locking'.B82:'Turn Based Locking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725631768953">
                <text:p>18.7725631768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4078714697115">
                <text:p>39.4078714697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996133397777">
                <text:p>23.1996133397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8623962040332">
                <text:p>11.8623962040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9460043734258">
                <text:p>12.9460043734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611568173718">
                <text:p>15.6611568173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1245529001952">
                <text:p>9.71245529001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445428638068">
                <text:p>8.36445428638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2377174244736">
                <text:p>7.32377174244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721091750944">
                <text:p>12.6721091750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8858242285864">
                <text:p>5.38858242285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4975566428168">
                <text:p>4.64975566428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6565948587394">
                <text:p>3.36565948587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4370100728254">
                <text:p>3.44370100728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24337632095847">
                <text:p>9.243376320958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1303168247095">
                <text:p>2.71303168247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6071875558734">
                <text:p>2.86071875558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1762160620037">
                <text:p>7.417621606200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84cm" svg:height="5.798cm" xlink:href=".." xlink:type="simple" chart:class="chart:line" chart:style-name="ch1">
        <chart:legend chart:legend-position="end" svg:x="9.658cm" svg:y="2.6cm" style:legend-expansion="high" chart:style-name="ch2"/>
        <chart:plot-area chart:style-name="ch3" table:cell-range-address="Test.A1:Test.A18" svg:x="0.249cm" svg:y="0.115cm" svg:width="9.16cm" svg:height="5.568cm">
          <chartooo:coordinate-region svg:x="1.796cm" svg:y="0.315cm" svg:width="7.426cm" svg:height="4.7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A1:Test.A1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A1:Test.A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11.5">
                <text:p>2551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72">
                <text:p>35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747.75">
                <text:p>64747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969.4">
                <text:p>12596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628.5">
                <text:p>15262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872.857142857">
                <text:p>140872.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705.25">
                <text:p>191705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317.444444444">
                <text:p>274317.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7256.3">
                <text:p>317256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763">
                <text:p>184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5808.25">
                <text:p>395808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833">
                <text:p>512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6979.357142857">
                <text:p>756979.3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2879.933333333">
                <text:p>732879.9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7616.75">
                <text:p>507616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7372.941176471">
                <text:p>947372.9411764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1603.666666667">
                <text:p>941603.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13cm" svg:height="6.536cm" xlink:href=".." xlink:type="simple" chart:class="chart:line" chart:style-name="ch1">
        <chart:legend chart:legend-position="end" svg:x="7.114cm" svg:y="2.969cm" style:legend-expansion="high" chart:style-name="ch2"/>
        <chart:plot-area chart:style-name="ch3" table:cell-range-address="Test.J1:Test.J19" svg:x="0.198cm" svg:y="0.13cm" svg:width="6.718cm" svg:height="6.276cm">
          <chartooo:coordinate-region svg:x="1.375cm" svg:y="0.329cm" svg:width="5.354cm" svg:height="5.0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J1:Test.J19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J1:Test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88.75">
                <text:p>678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49.2">
                <text:p>764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1.16666666667">
                <text:p>6721.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5.42857142857">
                <text:p>9505.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82.125">
                <text:p>8582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80.66666666667">
                <text:p>9880.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07.9">
                <text:p>1140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31.5454545455">
                <text:p>12231.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6.58333333333">
                <text:p>2386.5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66.30769230769">
                <text:p>8266.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51.42857142857">
                <text:p>6451.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57.46666666667">
                <text:p>3957.4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47.625">
                <text:p>8047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4.82352941176">
                <text:p>8704.82352941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52.11111111111">
                <text:p>5052.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43.73684210526">
                <text:p>4543.736842105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Test.Q1:Test.Q19" svg:x="0.32cm" svg:y="0.18cm" svg:width="12.481cm" svg:height="8.64cm">
          <chartooo:coordinate-region svg:x="1.497cm" svg:y="0.38cm" svg:width="11.11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Q1:Test.Q19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Q1:Test.Q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88.75">
                <text:p>678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49.2">
                <text:p>764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1.16666666667">
                <text:p>6721.1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05.42857142857">
                <text:p>9505.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82.125">
                <text:p>8582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80.66666666667">
                <text:p>9880.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07.9">
                <text:p>1140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31.5454545455">
                <text:p>12231.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0.25">
                <text:p>298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66.30769230769">
                <text:p>8266.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51.42857142857">
                <text:p>6451.4285714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57.46666666667">
                <text:p>3957.4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47.625">
                <text:p>8047.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04.82352941176">
                <text:p>8704.82352941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52.11111111111">
                <text:p>5052.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43.73684210526">
                <text:p>4543.736842105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2cm" svg:height="6.641cm" xlink:href=".." xlink:type="simple" chart:class="chart:line" chart:style-name="ch1">
        <chart:legend chart:legend-position="end" svg:x="9.513cm" svg:y="3.021cm" style:legend-expansion="high" chart:style-name="ch2"/>
        <chart:plot-area chart:style-name="ch3" table:cell-range-address="Test.O31:Test.O48" svg:x="0.247cm" svg:y="0.132cm" svg:width="9.019cm" svg:height="6.377cm">
          <chartooo:coordinate-region svg:x="1.239cm" svg:y="0.331cm" svg:width="7.84cm" svg:height="5.5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O31:Test.O4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O31:Test.O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.333333333333">
                <text:p>114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4.666666666667">
                <text:p>284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.428571428571">
                <text:p>350.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.625">
                <text:p>452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.5">
                <text:p>6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.545454545455">
                <text:p>860.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1.416666666667">
                <text:p>761.41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8.38461538462">
                <text:p>1108.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.85714285714">
                <text:p>1024.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7.06666666667">
                <text:p>1557.0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5.8125">
                <text:p>1805.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3.41176470588">
                <text:p>2103.411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.55555555556">
                <text:p>2495.555555555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47cm" svg:height="6.216cm" xlink:href=".." xlink:type="simple" chart:class="chart:line" chart:style-name="ch1">
        <chart:legend chart:legend-position="end" svg:x="7.695cm" svg:y="2.809cm" style:legend-expansion="high" chart:style-name="ch2"/>
        <chart:plot-area chart:style-name="ch3" table:cell-range-address="Test.S32:Test.S49" svg:x="0.21cm" svg:y="0.124cm" svg:width="7.275cm" svg:height="5.968cm">
          <chartooo:coordinate-region svg:x="1.202cm" svg:y="0.323cm" svg:width="6.096cm" svg:height="4.7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S32:Test.S4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">
                <text:p>201</text:p>
                <draw:g>
                  <svg:desc>Test.S32:Test.S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3">
                <text:p>30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